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table" style:name="ta3">
      <style:table-properties style:width="66.01cm" fo:margin-left="0cm" table:align="left"/>
    </style:style>
    <style:style style:family="table-column" style:name="co4">
      <style:table-column-properties style:column-width="2cm"/>
    </style:style>
    <style:style style:family="table-column" style:name="co5">
      <style:table-column-properties style:column-width="2cm"/>
    </style:style>
    <style:style style:family="table-column" style:name="co6">
      <style:table-column-properties style:column-width="2cm"/>
    </style:style>
    <style:style style:family="table-column" style:name="co7">
      <style:table-column-properties style:column-width="2cm"/>
    </style:style>
    <style:style style:family="table-column" style:name="co8">
      <style:table-column-properties style:column-width="2cm"/>
    </style:style>
    <style:style style:family="table-column" style:name="co9">
      <style:table-column-properties style:column-width="2cm"/>
    </style:style>
    <style:style style:family="table-column" style:name="co10">
      <style:table-column-properties style:column-width="2cm"/>
    </style:style>
    <style:style style:family="table-column" style:name="co11">
      <style:table-column-properties style:column-width="2cm"/>
    </style:style>
    <style:style style:family="table-column" style:name="co12">
      <style:table-column-properties style:column-width="2cm"/>
    </style:style>
    <style:style style:family="table-column" style:name="co13">
      <style:table-column-properties style:column-width="2cm"/>
    </style:style>
    <style:style style:family="table-column" style:name="co14">
      <style:table-column-properties style:column-width="2cm"/>
    </style:style>
    <style:style style:family="table-column" style:name="co15">
      <style:table-column-properties style:column-width="2cm"/>
    </style:style>
    <style:style style:family="table-column" style:name="co16">
      <style:table-column-properties style:column-width="2cm"/>
    </style:style>
    <style:style style:family="table-column" style:name="co17">
      <style:table-column-properties style:column-width="2cm"/>
    </style:style>
    <style:style style:family="table-column" style:name="co18">
      <style:table-column-properties style:column-width="2cm"/>
    </style:style>
    <style:style style:family="table-column" style:name="co19">
      <style:table-column-properties style:column-width="2cm"/>
    </style:style>
    <style:style style:family="table-column" style:name="co20">
      <style:table-column-properties style:column-width="2cm"/>
    </style:style>
    <style:style style:family="table-column" style:name="co21">
      <style:table-column-properties style:column-width="2cm"/>
    </style:style>
    <style:style style:family="table-column" style:name="co22">
      <style:table-column-properties style:column-width="2cm"/>
    </style:style>
    <style:style style:family="table-column" style:name="co23">
      <style:table-column-properties style:column-width="2cm"/>
    </style:style>
    <style:style style:family="table-column" style:name="co24">
      <style:table-column-properties style:column-width="2cm"/>
    </style:style>
    <style:style style:family="table-column" style:name="co25">
      <style:table-column-properties style:column-width="2cm"/>
    </style:style>
    <style:style style:family="table-column" style:name="co26">
      <style:table-column-properties style:column-width="2cm"/>
    </style:style>
    <style:style style:family="table-column" style:name="co27">
      <style:table-column-properties style:column-width="2cm"/>
    </style:style>
    <style:style style:family="table-column" style:name="co28">
      <style:table-column-properties style:column-width="2cm"/>
    </style:style>
    <style:style style:family="table-column" style:name="co29">
      <style:table-column-properties style:column-width="2cm"/>
    </style:style>
    <style:style style:family="table-column" style:name="co30">
      <style:table-column-properties style:column-width="2cm"/>
    </style:style>
    <style:style style:family="table-column" style:name="co31">
      <style:table-column-properties style:column-width="2cm"/>
    </style:style>
    <style:style style:family="table-column" style:name="co32">
      <style:table-column-properties style:column-width="2cm"/>
    </style:style>
    <style:style style:family="table-column" style:name="co33">
      <style:table-column-properties style:column-width="2cm"/>
    </style:style>
    <style:style style:family="table-column" style:name="co34">
      <style:table-column-properties style:column-width="2cm"/>
    </style:style>
    <style:style style:family="table-column" style:name="co35">
      <style:table-column-properties style:column-width="2cm"/>
    </style:style>
    <style:style style:family="table-column" style:name="co36">
      <style:table-column-properties style:column-width="2cm"/>
    </style:style>
    <style:style style:family="table-row" style:name="ro4">
      <style:table-row-properties style:row-height="0.8538cm"/>
    </style:style>
    <style:style style:family="table-cell" style:name="ce6">
      <style:table-cell-properties style:direction="ltr" fo:border-top="0.01764cm solid #000000" fo:border-bottom="none" fo:border-left="0.01764cm solid #000000" fo:border-right="none" fo:padding-top="0cm" fo:padding-bottom="0cm" fo:padding-left="0.1235cm" fo:padding-right="0.1235cm" fo:wrap-option="wrap"/>
    </style:style>
    <style:style style:parent-style-name="753" style:list-style-name="WWNum2" style:family="paragraph" style:name="P70">
      <style:text-properties/>
      <style:paragraph-properties fo:text-align="left"/>
    </style:style>
    <style:style style:family="text" style:name="T200">
      <style:text-properties/>
    </style:style>
    <style:style style:family="table-cell" style:name="ce12">
      <style:table-cell-properties style:direction="ltr" fo:border-top="0.01764cm solid #000000" fo:border-bottom="none" fo:border-left="none" fo:border-right="none" fo:padding-top="0cm" fo:padding-bottom="0cm" fo:padding-left="0.1235cm" fo:padding-right="0.1235cm" fo:wrap-option="wrap"/>
    </style:style>
    <style:style style:parent-style-name="721" style:family="paragraph" style:name="P80">
      <style:text-properties/>
      <style:paragraph-properties fo:text-align="center" fo:margin-top="4pt" fo:margin-bottom="4pt"/>
    </style:style>
    <style:style style:family="text" style:name="T201">
      <style:text-properties fo:font-family="Calibri" style:font-family-complex="Calibri" fo:font-size="11pt" style:text-underline-type="single" style:text-underline-style="solid" style:text-underline-width="auto" style:text-underline-color="font-color" fo:font-weight="bold"/>
    </style:style>
    <style:style style:parent-style-name="753" style:list-style-name="WWNum2" style:family="paragraph" style:name="P81">
      <style:text-properties/>
      <style:paragraph-properties fo:text-align="center"/>
    </style:style>
    <style:style style:family="text" style:name="T202">
      <style:text-properties fo:font-family="Calibri" style:font-family-complex="Calibri" style:text-underline-type="single" style:text-underline-style="solid" style:text-underline-width="auto" style:text-underline-color="font-color" fo:font-weight="normal"/>
    </style:style>
    <style:style style:family="table-cell" style:name="ce13">
      <style:table-cell-properties style:direction="ltr" fo:border-top="0.01764cm solid #000000" fo:border-bottom="none" fo:border-left="none" fo:border-right="0.01764cm solid #000000" fo:padding-top="0cm" fo:padding-bottom="0cm" fo:padding-left="0.1235cm" fo:padding-right="0.1235cm" fo:wrap-option="wrap"/>
    </style:style>
    <style:style style:parent-style-name="753" style:list-style-name="WWNum2" style:family="paragraph" style:name="P82">
      <style:text-properties/>
      <style:paragraph-properties fo:text-align="left"/>
    </style:style>
    <style:style style:family="text" style:name="T203">
      <style:text-properties fo:font-family="Calibri" style:font-family-complex="Calibri" style:text-underline-type="single" style:text-underline-style="solid" style:text-underline-width="auto" style:text-underline-color="font-color" fo:font-weight="normal"/>
    </style:style>
    <style:style style:family="table-cell" style:name="ce14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83">
      <style:text-properties/>
      <style:paragraph-properties fo:text-align="left" fo:margin-top="0pt" fo:margin-bottom="0pt"/>
    </style:style>
    <style:style style:family="text" style:name="T204">
      <style:text-properties fo:font-size="10pt"/>
    </style:style>
    <style:style style:family="table-cell" style:name="ce15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84">
      <style:text-properties/>
      <style:paragraph-properties fo:text-align="left" fo:margin-top="0pt" fo:margin-bottom="0pt"/>
    </style:style>
    <style:style style:family="text" style:name="T205">
      <style:text-properties fo:font-size="10pt"/>
    </style:style>
    <style:style style:family="table-row" style:name="ro8">
      <style:table-row-properties/>
    </style:style>
    <style:style style:family="table-cell" style:name="ce16">
      <style:table-cell-properties style:direction="ltr" fo:border-top="none" fo:border-bottom="none" fo:border-left="0.01764cm solid #000000" fo:border-right="none" fo:padding-top="0cm" fo:padding-bottom="0cm" fo:padding-left="0.1235cm" fo:padding-right="0.1235cm" fo:wrap-option="wrap"/>
    </style:style>
    <style:style style:parent-style-name="753" style:list-style-name="WWNum2" style:family="paragraph" style:name="P85">
      <style:text-properties/>
      <style:paragraph-properties fo:text-align="left" fo:margin-top="4.8pt" fo:margin-bottom="4.8pt"/>
    </style:style>
    <style:style style:family="text" style:name="T206">
      <style:text-properties fo:font-family="Calibri" style:font-family-complex="Calibri" fo:font-size="9pt"/>
    </style:style>
    <style:style style:family="table-cell" style:name="ce17">
      <style:table-cell-properties style:direction="ltr" fo:border="none" fo:padding-top="0cm" fo:padding-bottom="0cm" fo:padding-left="0.1235cm" fo:padding-right="0.1235cm" fo:wrap-option="wrap"/>
    </style:style>
    <style:style style:parent-style-name="753" style:list-style-name="WWNum2" style:family="paragraph" style:name="P86">
      <style:paragraph-properties fo:text-align="left" fo:margin-top="4.8pt" fo:margin-bottom="4.8pt"/>
    </style:style>
    <style:style style:family="text" style:name="T207">
      <style:text-properties fo:font-variant="small-caps" fo:font-family="Calibri" style:font-family-complex="Calibri" fo:font-size="7pt"/>
    </style:style>
    <style:style style:family="table-cell" style:name="ce18">
      <style:table-cell-properties style:direction="ltr" fo:background-color="#d9d9d9" fo:border-top="none" fo:border-bottom="0.01764cm solid #000000" fo:border-left="none" fo:border-right="none" fo:padding-top="0cm" fo:padding-bottom="0cm" fo:padding-left="0.1235cm" fo:padding-right="0.1235cm" fo:wrap-option="wrap"/>
    </style:style>
    <style:style style:parent-style-name="753" style:list-style-name="WWNum2" style:family="paragraph" style:name="P87">
      <style:paragraph-properties fo:text-align="left" fo:margin-top="4.8pt" fo:margin-bottom="4.8pt"/>
    </style:style>
    <style:style style:family="text" style:name="T208">
      <style:text-properties fo:font-family="Calibri" style:font-family-complex="Calibri" fo:font-size="7pt" fo:font-weight="normal"/>
    </style:style>
    <style:style style:family="text" style:name="T209">
      <style:text-properties fo:font-family="Calibri" style:font-family-complex="Calibri" fo:font-size="7pt" fo:language="pt" fo:country="PT" fo:font-weight="normal"/>
    </style:style>
    <style:style style:family="text" style:name="T210">
      <style:text-properties fo:font-family="Calibri" style:font-family-complex="Calibri" fo:font-size="7pt" fo:font-weight="normal"/>
    </style:style>
    <style:style style:family="text" style:name="T211">
      <style:text-properties fo:font-family="Calibri" style:font-family-complex="Calibri" fo:font-size="7pt" fo:language="pt" fo:country="PT" fo:font-weight="normal"/>
    </style:style>
    <style:style style:family="text" style:name="T212">
      <style:text-properties fo:font-family="Calibri" style:font-family-complex="Calibri" fo:font-size="7pt" fo:font-weight="normal"/>
    </style:style>
    <style:style style:family="table-cell" style:name="ce19">
      <style:table-cell-properties style:direction="ltr" fo:border-top="none" fo:border-bottom="none" fo:border-left="none" fo:border-right="0.01764cm solid #000000" fo:padding-top="0cm" fo:padding-bottom="0cm" fo:padding-left="0.1235cm" fo:padding-right="0.1235cm" fo:wrap-option="wrap"/>
    </style:style>
    <style:style style:parent-style-name="753" style:list-style-name="WWNum2" style:family="paragraph" style:name="P88">
      <style:text-properties/>
      <style:paragraph-properties fo:text-align="left" fo:margin-top="4.8pt" fo:margin-bottom="4.8pt"/>
    </style:style>
    <style:style style:family="text" style:name="T213">
      <style:text-properties fo:font-family="Calibri" style:font-family-complex="Calibri" fo:font-size="9pt" fo:font-weight="normal"/>
    </style:style>
    <style:style style:family="table-cell" style:name="ce20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89">
      <style:text-properties/>
      <style:paragraph-properties fo:text-align="left" fo:margin-top="0pt" fo:margin-bottom="0pt"/>
    </style:style>
    <style:style style:family="text" style:name="T214">
      <style:text-properties fo:font-size="10pt"/>
    </style:style>
    <style:style style:family="table-cell" style:name="ce21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90">
      <style:text-properties/>
      <style:paragraph-properties fo:text-align="left" fo:margin-top="0pt" fo:margin-bottom="0pt"/>
    </style:style>
    <style:style style:family="text" style:name="T215">
      <style:text-properties fo:font-size="10pt"/>
    </style:style>
    <style:style style:family="table-row" style:name="ro9">
      <style:table-row-properties/>
    </style:style>
    <style:style style:family="table-cell" style:name="ce22">
      <style:table-cell-properties style:direction="ltr" fo:border-top="none" fo:border-bottom="none" fo:border-left="0.01764cm solid #000000" fo:border-right="none" fo:padding-top="0cm" fo:padding-bottom="0cm" fo:padding-left="0.1235cm" fo:padding-right="0.1235cm" fo:wrap-option="wrap"/>
    </style:style>
    <style:style style:parent-style-name="753" style:list-style-name="WWNum2" style:family="paragraph" style:name="P91">
      <style:text-properties/>
      <style:paragraph-properties fo:text-align="left" fo:margin-top="4.8pt" fo:margin-bottom="4.8pt"/>
    </style:style>
    <style:style style:family="text" style:name="T216">
      <style:text-properties fo:font-family="Calibri" style:font-family-complex="Calibri" fo:font-size="9pt"/>
    </style:style>
    <style:style style:family="table-cell" style:name="ce23">
      <style:table-cell-properties style:direction="ltr" fo:border="none" fo:padding-top="0cm" fo:padding-bottom="0cm" fo:padding-left="0.1235cm" fo:padding-right="0.1235cm" fo:wrap-option="wrap"/>
    </style:style>
    <style:style style:parent-style-name="753" style:list-style-name="WWNum2" style:family="paragraph" style:name="P92">
      <style:paragraph-properties fo:text-align="left" fo:margin-top="4.8pt" fo:margin-bottom="4.8pt"/>
    </style:style>
    <style:style style:family="text" style:name="T217">
      <style:text-properties fo:font-variant="small-caps" fo:font-family="Calibri" style:font-family-complex="Calibri" fo:font-size="7pt"/>
    </style:style>
    <style:style style:family="table-cell" style:name="ce24">
      <style:table-cell-properties style:direction="ltr" fo:background-color="#d9d9d9" fo:border-top="0.01764cm solid #000000" fo:border-bottom="0.01764cm solid #000000" fo:border-left="none" fo:border-right="none" fo:padding-top="0cm" fo:padding-bottom="0cm" fo:padding-left="0.1235cm" fo:padding-right="0.1235cm" fo:wrap-option="wrap"/>
    </style:style>
    <style:style style:parent-style-name="753" style:list-style-name="WWNum2" style:family="paragraph" style:name="P93">
      <style:paragraph-properties fo:text-align="left" fo:margin-top="4.8pt" fo:margin-bottom="4.8pt"/>
    </style:style>
    <style:style style:family="text" style:name="T218">
      <style:text-properties fo:font-family="Calibri" style:font-family-complex="Calibri" fo:font-size="7pt" fo:font-weight="normal"/>
    </style:style>
    <style:style style:family="table-cell" style:name="ce25">
      <style:table-cell-properties style:direction="ltr" fo:border-top="none" fo:border-bottom="none" fo:border-left="none" fo:border-right="0.01764cm solid #000000" fo:padding-top="0cm" fo:padding-bottom="0cm" fo:padding-left="0.1235cm" fo:padding-right="0.1235cm" fo:wrap-option="wrap"/>
    </style:style>
    <style:style style:parent-style-name="753" style:list-style-name="WWNum2" style:family="paragraph" style:name="P94">
      <style:text-properties/>
      <style:paragraph-properties fo:text-align="left" fo:margin-top="4.8pt" fo:margin-bottom="4.8pt"/>
    </style:style>
    <style:style style:family="text" style:name="T219">
      <style:text-properties fo:font-family="Calibri" style:font-family-complex="Calibri" fo:font-size="9pt" fo:font-weight="normal"/>
    </style:style>
    <style:style style:family="table-cell" style:name="ce26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95">
      <style:text-properties/>
      <style:paragraph-properties fo:text-align="left" fo:margin-top="0pt" fo:margin-bottom="0pt"/>
    </style:style>
    <style:style style:family="text" style:name="T220">
      <style:text-properties fo:font-size="10pt"/>
    </style:style>
    <style:style style:family="table-cell" style:name="ce27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96">
      <style:text-properties/>
      <style:paragraph-properties fo:text-align="left" fo:margin-top="0pt" fo:margin-bottom="0pt"/>
    </style:style>
    <style:style style:family="text" style:name="T221">
      <style:text-properties fo:font-size="10pt"/>
    </style:style>
    <style:style style:family="table-row" style:name="ro10">
      <style:table-row-properties/>
    </style:style>
    <style:style style:family="table-cell" style:name="ce28">
      <style:table-cell-properties style:direction="ltr" fo:border-top="none" fo:border-bottom="none" fo:border-left="0.01764cm solid #000000" fo:border-right="none" fo:padding-top="0cm" fo:padding-bottom="0cm" fo:padding-left="0.1235cm" fo:padding-right="0.1235cm" fo:wrap-option="wrap"/>
    </style:style>
    <style:style style:parent-style-name="753" style:list-style-name="WWNum2" style:family="paragraph" style:name="P97">
      <style:text-properties/>
      <style:paragraph-properties fo:text-align="left" fo:margin-top="4.8pt" fo:margin-bottom="4.8pt"/>
    </style:style>
    <style:style style:family="text" style:name="T222">
      <style:text-properties fo:font-family="Calibri" style:font-family-complex="Calibri" fo:font-size="9pt" fo:font-weight="normal"/>
    </style:style>
    <style:style style:family="table-cell" style:name="ce29">
      <style:table-cell-properties style:direction="ltr" fo:border="none" fo:padding-top="0cm" fo:padding-bottom="0cm" fo:padding-left="0.1235cm" fo:padding-right="0.1235cm" fo:wrap-option="wrap"/>
    </style:style>
    <style:style style:parent-style-name="753" style:list-style-name="WWNum2" style:family="paragraph" style:name="P98">
      <style:paragraph-properties fo:text-align="left" fo:margin-top="4.8pt" fo:margin-bottom="4.8pt"/>
    </style:style>
    <style:style style:family="text" style:name="T223">
      <style:text-properties fo:font-variant="small-caps" fo:font-family="Calibri" style:font-family-complex="Calibri" fo:font-size="7pt"/>
    </style:style>
    <style:style style:family="table-cell" style:name="ce30">
      <style:table-cell-properties style:direction="ltr" fo:background-color="#d9d9d9" fo:border-top="0.01764cm solid #000000" fo:border-bottom="0.01764cm solid #000000" fo:border-left="none" fo:border-right="none" fo:padding-top="0cm" fo:padding-bottom="0cm" fo:padding-left="0.1235cm" fo:padding-right="0.1235cm" fo:wrap-option="wrap"/>
    </style:style>
    <style:style style:parent-style-name="753" style:list-style-name="WWNum2" style:family="paragraph" style:name="P99">
      <style:paragraph-properties fo:text-align="left" fo:margin-top="4.8pt" fo:margin-bottom="4.8pt"/>
    </style:style>
    <style:style style:family="text" style:name="T224">
      <style:text-properties fo:font-family="Calibri" style:font-family-complex="Calibri" fo:font-size="7pt" fo:font-weight="normal"/>
    </style:style>
    <style:style style:family="table-cell" style:name="ce31">
      <style:table-cell-properties style:direction="ltr" fo:border-top="none" fo:border-bottom="none" fo:border-left="none" fo:border-right="0.01764cm solid #000000" fo:padding-top="0cm" fo:padding-bottom="0cm" fo:padding-left="0.1235cm" fo:padding-right="0.1235cm" fo:wrap-option="wrap"/>
    </style:style>
    <style:style style:parent-style-name="753" style:list-style-name="WWNum2" style:family="paragraph" style:name="P100">
      <style:text-properties/>
      <style:paragraph-properties fo:text-align="right" fo:margin-top="4.8pt" fo:margin-bottom="4.8pt"/>
    </style:style>
    <style:style style:family="text" style:name="T225">
      <style:text-properties fo:font-family="Calibri" style:font-family-complex="Calibri" fo:font-size="9pt" fo:font-weight="normal"/>
    </style:style>
    <style:style style:family="table-cell" style:name="ce32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01">
      <style:text-properties/>
      <style:paragraph-properties fo:text-align="left" fo:margin-top="0pt" fo:margin-bottom="0pt"/>
    </style:style>
    <style:style style:family="text" style:name="T226">
      <style:text-properties fo:font-size="10pt"/>
    </style:style>
    <style:style style:family="table-cell" style:name="ce33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02">
      <style:text-properties/>
      <style:paragraph-properties fo:text-align="left" fo:margin-top="0pt" fo:margin-bottom="0pt"/>
    </style:style>
    <style:style style:family="text" style:name="T227">
      <style:text-properties fo:font-size="10pt"/>
    </style:style>
    <style:style style:family="table-row" style:name="ro11">
      <style:table-row-properties/>
    </style:style>
    <style:style style:family="table-cell" style:name="ce34">
      <style:table-cell-properties style:direction="ltr" fo:border-top="none" fo:border-bottom="none" fo:border-left="0.01764cm solid #000000" fo:border-right="none" fo:padding-top="0cm" fo:padding-bottom="0cm" fo:padding-left="0.1235cm" fo:padding-right="0.1235cm" fo:wrap-option="wrap"/>
    </style:style>
    <style:style style:parent-style-name="753" style:list-style-name="WWNum2" style:family="paragraph" style:name="P103">
      <style:text-properties/>
      <style:paragraph-properties fo:text-align="left" fo:margin-top="4.8pt" fo:margin-bottom="4.8pt"/>
    </style:style>
    <style:style style:family="text" style:name="T228">
      <style:text-properties fo:font-family="Calibri" style:font-family-complex="Calibri" fo:font-size="9pt"/>
    </style:style>
    <style:style style:family="table-cell" style:name="ce35">
      <style:table-cell-properties style:direction="ltr" fo:border="none" fo:padding-top="0cm" fo:padding-bottom="0cm" fo:padding-left="0.1235cm" fo:padding-right="0.1235cm" fo:wrap-option="wrap"/>
    </style:style>
    <style:style style:parent-style-name="753" style:list-style-name="WWNum2" style:family="paragraph" style:name="P104">
      <style:paragraph-properties fo:text-align="left" fo:margin-top="4.8pt" fo:margin-bottom="4.8pt"/>
    </style:style>
    <style:style style:family="text" style:name="T229">
      <style:text-properties fo:font-variant="small-caps" fo:font-family="Calibri" style:font-family-complex="Calibri" fo:font-size="7pt"/>
    </style:style>
    <style:style style:family="table-cell" style:name="ce36">
      <style:table-cell-properties style:direction="ltr" fo:background-color="#d9d9d9" fo:border-top="0.01764cm solid #000000" fo:border-bottom="none" fo:border-left="none" fo:border-right="none" fo:padding-top="0cm" fo:padding-bottom="0cm" fo:padding-left="0.1235cm" fo:padding-right="0.1235cm" fo:wrap-option="wrap"/>
    </style:style>
    <style:style style:parent-style-name="753" style:list-style-name="WWNum2" style:family="paragraph" style:name="P105">
      <style:paragraph-properties fo:text-align="left" fo:margin-top="4.8pt" fo:margin-bottom="4.8pt"/>
    </style:style>
    <style:style style:family="text" style:name="T230">
      <style:text-properties fo:font-family="Calibri" style:font-family-complex="Calibri" fo:font-size="7pt" fo:font-weight="normal"/>
    </style:style>
    <style:style style:family="table-cell" style:name="ce37">
      <style:table-cell-properties style:direction="ltr" fo:border-top="none" fo:border-bottom="none" fo:border-left="none" fo:border-right="0.01764cm solid #000000" fo:padding-top="0cm" fo:padding-bottom="0cm" fo:padding-left="0.1235cm" fo:padding-right="0.1235cm" fo:wrap-option="wrap"/>
    </style:style>
    <style:style style:parent-style-name="753" style:list-style-name="WWNum2" style:family="paragraph" style:name="P106">
      <style:text-properties/>
      <style:paragraph-properties fo:text-align="right" fo:margin-top="4.8pt" fo:margin-bottom="4.8pt"/>
    </style:style>
    <style:style style:family="text" style:name="T231">
      <style:text-properties fo:font-family="Calibri" style:font-family-complex="Calibri" fo:font-size="9pt" fo:font-weight="normal"/>
    </style:style>
    <style:style style:family="table-cell" style:name="ce38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07">
      <style:text-properties/>
      <style:paragraph-properties fo:text-align="left" fo:margin-top="0pt" fo:margin-bottom="0pt"/>
    </style:style>
    <style:style style:family="text" style:name="T232">
      <style:text-properties fo:font-size="10pt"/>
    </style:style>
    <style:style style:family="table-cell" style:name="ce39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08">
      <style:text-properties/>
      <style:paragraph-properties fo:text-align="left" fo:margin-top="0pt" fo:margin-bottom="0pt"/>
    </style:style>
    <style:style style:family="text" style:name="T233">
      <style:text-properties fo:font-size="10pt"/>
    </style:style>
    <style:style style:family="table-row" style:name="ro12">
      <style:table-row-properties/>
    </style:style>
    <style:style style:family="table-cell" style:name="ce40">
      <style:table-cell-properties style:direction="ltr" fo:border-top="none" fo:border-bottom="none" fo:border-left="0.01764cm solid #000000" fo:border-right="none" fo:padding-top="0cm" fo:padding-bottom="0cm" fo:padding-left="0.1235cm" fo:padding-right="0.1235cm" fo:wrap-option="wrap"/>
    </style:style>
    <style:style style:parent-style-name="721" style:family="paragraph" style:name="P109">
      <style:text-properties/>
      <style:paragraph-properties fo:text-align="left" fo:margin-top="4.8pt" fo:margin-bottom="4.8pt"/>
    </style:style>
    <style:style style:family="text" style:name="T234">
      <style:text-properties fo:font-family="Calibri" style:font-family-complex="Calibri" fo:font-size="9pt" fo:font-weight="bold"/>
    </style:style>
    <style:style style:family="table-cell" style:name="ce41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10">
      <style:text-properties/>
      <style:paragraph-properties fo:text-align="center" fo:margin-top="4.8pt" fo:margin-bottom="4.8pt"/>
    </style:style>
    <style:style style:family="text" style:name="T235">
      <style:text-properties fo:font-size="10pt"/>
    </style:style>
    <style:style style:family="table-cell" style:name="ce42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11">
      <style:paragraph-properties fo:text-align="left" fo:margin-top="4.8pt" fo:margin-bottom="4.8pt"/>
    </style:style>
    <style:style style:family="text" style:name="T236">
      <style:text-properties fo:font-family="Calibri" style:font-family-complex="Calibri" fo:font-size="7pt" fo:font-weight="bold"/>
    </style:style>
    <style:style style:family="table-cell" style:name="ce43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12">
      <style:text-properties/>
      <style:paragraph-properties fo:text-align="center" fo:margin-top="4.8pt" fo:margin-bottom="4.8pt"/>
    </style:style>
    <style:style style:family="text" style:name="T237">
      <style:text-properties fo:font-size="10pt"/>
    </style:style>
    <style:style style:family="table-cell" style:name="ce44">
      <style:table-cell-properties style:direction="ltr" fo:border="none" fo:padding-top="0cm" fo:padding-bottom="0cm" fo:padding-left="0.1235cm" fo:padding-right="0.1235cm" fo:wrap-option="wrap"/>
    </style:style>
    <style:style style:parent-style-name="753" style:list-style-name="WWNum2" style:family="paragraph" style:name="P113">
      <style:paragraph-properties fo:text-align="center" fo:margin-top="4.8pt" fo:margin-bottom="4.8pt"/>
    </style:style>
    <style:style style:family="text" style:name="T238">
      <style:text-properties fo:font-family="Calibri" style:font-family-asian="Calibri" style:font-family-complex="Calibri" fo:font-size="7pt"/>
    </style:style>
    <style:style style:family="text" style:name="T239">
      <style:text-properties fo:font-family="Calibri" style:font-family-complex="Calibri" fo:font-size="7pt"/>
    </style:style>
    <style:style style:family="table-cell" style:name="ce45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14">
      <style:paragraph-properties fo:text-align="left" fo:margin-top="4.8pt" fo:margin-bottom="4.8pt"/>
    </style:style>
    <style:style style:family="text" style:name="T240">
      <style:text-properties fo:font-family="Calibri" style:font-family-complex="Calibri" fo:font-size="7pt" fo:font-weight="bold"/>
    </style:style>
    <style:style style:family="table-cell" style:name="ce46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15">
      <style:text-properties/>
      <style:paragraph-properties fo:text-align="center" fo:margin-left="0.5557cm" fo:margin-right="0cm" fo:text-indent="-0.5539cm" fo:margin-top="4.8pt" fo:margin-bottom="4.8pt"/>
    </style:style>
    <style:style style:family="text" style:name="T241">
      <style:text-properties fo:font-size="10pt"/>
    </style:style>
    <style:style style:family="table-cell" style:name="ce47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16">
      <style:text-properties/>
      <style:paragraph-properties fo:text-align="left" fo:margin-top="4.8pt" fo:margin-bottom="4.8pt"/>
    </style:style>
    <style:style style:family="text" style:name="T242">
      <style:text-properties fo:font-family="Calibri" style:font-family-complex="Calibri" fo:font-size="7pt" fo:font-weight="bold"/>
    </style:style>
    <style:style style:family="table-cell" style:name="ce48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17">
      <style:text-properties/>
      <style:paragraph-properties fo:text-align="center" fo:margin-left="0.5557cm" fo:margin-right="0cm" fo:text-indent="-0.5539cm" fo:margin-top="4.8pt" fo:margin-bottom="4.8pt"/>
    </style:style>
    <style:style style:family="text" style:name="T243">
      <style:text-properties fo:font-size="10pt"/>
    </style:style>
    <style:style style:family="table-cell" style:name="ce49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18">
      <style:text-properties/>
      <style:paragraph-properties fo:text-align="left" fo:margin-top="4.8pt" fo:margin-bottom="4.8pt"/>
    </style:style>
    <style:style style:family="text" style:name="T244">
      <style:text-properties fo:font-family="Calibri" style:font-family-complex="Calibri" fo:font-size="7pt" fo:font-weight="bold"/>
    </style:style>
    <style:style style:family="table-cell" style:name="ce50">
      <style:table-cell-properties style:direction="ltr" fo:border-top="none" fo:border-bottom="none" fo:border-left="none" fo:border-right="0.01764cm solid #000000" fo:padding-top="0cm" fo:padding-bottom="0cm" fo:padding-left="0.1235cm" fo:padding-right="0.1235cm" fo:wrap-option="wrap"/>
    </style:style>
    <style:style style:parent-style-name="721" style:family="paragraph" style:name="P119">
      <style:text-properties/>
      <style:paragraph-properties fo:text-align="left" fo:margin-top="4.8pt" fo:margin-bottom="4.8pt"/>
    </style:style>
    <style:style style:family="text" style:name="T245">
      <style:text-properties fo:font-family="Calibri" style:font-family-complex="Calibri" fo:font-size="9pt" fo:font-weight="bold"/>
    </style:style>
    <style:style style:family="table-cell" style:name="ce51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20">
      <style:text-properties/>
      <style:paragraph-properties fo:text-align="left" fo:margin-top="0pt" fo:margin-bottom="0pt"/>
    </style:style>
    <style:style style:family="text" style:name="T246">
      <style:text-properties fo:font-size="10pt"/>
    </style:style>
    <style:style style:family="table-cell" style:name="ce52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21">
      <style:text-properties/>
      <style:paragraph-properties fo:text-align="left" fo:margin-top="0pt" fo:margin-bottom="0pt"/>
    </style:style>
    <style:style style:family="text" style:name="T247">
      <style:text-properties fo:font-size="10pt"/>
    </style:style>
    <style:style style:family="table-row" style:name="ro13">
      <style:table-row-properties/>
    </style:style>
    <style:style style:family="table-cell" style:name="ce53">
      <style:table-cell-properties style:direction="ltr" fo:border-top="none" fo:border-bottom="none" fo:border-left="0.01764cm solid #000000" fo:border-right="none" fo:padding-top="0cm" fo:padding-bottom="0cm" fo:padding-left="0.1235cm" fo:padding-right="0.1235cm" fo:wrap-option="wrap"/>
    </style:style>
    <style:style style:parent-style-name="721" style:family="paragraph" style:name="P122">
      <style:text-properties/>
      <style:paragraph-properties fo:text-align="left" fo:margin-top="0pt" fo:margin-bottom="0pt"/>
    </style:style>
    <style:style style:family="text" style:name="T248">
      <style:text-properties fo:font-family="Calibri" style:font-family-complex="Calibri" fo:font-size="1pt" fo:font-weight="bold"/>
    </style:style>
    <style:style style:family="table-cell" style:name="ce54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23">
      <style:text-properties/>
      <style:paragraph-properties fo:text-align="center" fo:margin-top="0pt" fo:margin-bottom="0pt"/>
    </style:style>
    <style:style style:family="text" style:name="T249">
      <style:text-properties fo:font-family="Calibri" style:font-family-complex="Calibri" fo:font-size="7pt" fo:font-weight="bold"/>
    </style:style>
    <style:style style:family="table-cell" style:name="ce55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24">
      <style:text-properties/>
      <style:paragraph-properties fo:text-align="left" fo:margin-top="0pt" fo:margin-bottom="0pt"/>
    </style:style>
    <style:style style:family="text" style:name="T250">
      <style:text-properties fo:font-family="Calibri" style:font-family-complex="Calibri" fo:font-size="7pt" fo:font-weight="bold"/>
    </style:style>
    <style:style style:family="table-cell" style:name="ce56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25">
      <style:text-properties/>
      <style:paragraph-properties fo:text-align="center" fo:margin-top="0pt" fo:margin-bottom="0pt"/>
    </style:style>
    <style:style style:family="text" style:name="T251">
      <style:text-properties fo:font-family="Calibri" style:font-family-complex="Calibri" fo:font-size="7pt" fo:font-weight="bold"/>
    </style:style>
    <style:style style:family="table-cell" style:name="ce57">
      <style:table-cell-properties style:direction="ltr" fo:border="none" fo:padding-top="0cm" fo:padding-bottom="0cm" fo:padding-left="0.1235cm" fo:padding-right="0.1235cm" fo:wrap-option="wrap"/>
    </style:style>
    <style:style style:parent-style-name="753" style:list-style-name="WWNum2" style:family="paragraph" style:name="P126">
      <style:text-properties/>
      <style:paragraph-properties fo:text-align="left" fo:margin-left="-0.1217cm" fo:margin-right="0cm" fo:text-indent="0cm" fo:margin-top="4pt" fo:margin-bottom="0pt"/>
    </style:style>
    <style:style style:family="text" style:name="T252">
      <style:text-properties fo:font-family="Calibri" style:font-family-complex="Calibri" fo:font-size="7pt"/>
    </style:style>
    <style:style style:family="table-cell" style:name="ce58">
      <style:table-cell-properties style:direction="ltr" fo:border="none" fo:padding-top="0cm" fo:padding-bottom="0cm" fo:padding-left="0.1235cm" fo:padding-right="0.1235cm" fo:wrap-option="wrap"/>
    </style:style>
    <style:style style:parent-style-name="753" style:list-style-name="WWNum2" style:family="paragraph" style:name="P127">
      <style:text-properties/>
      <style:paragraph-properties fo:text-align="center" fo:margin-top="4pt" fo:margin-bottom="0pt"/>
    </style:style>
    <style:style style:family="text" style:name="T253">
      <style:text-properties fo:font-family="Calibri" style:font-family-complex="Calibri" fo:font-size="7pt"/>
    </style:style>
    <style:style style:family="table-cell" style:name="ce59">
      <style:table-cell-properties style:direction="ltr" fo:border="none" fo:padding-top="0cm" fo:padding-bottom="0cm" fo:padding-left="0.1235cm" fo:padding-right="0.1235cm" fo:wrap-option="wrap"/>
    </style:style>
    <style:style style:parent-style-name="754" style:list-style-name="WWNum2" style:family="paragraph" style:name="P128">
      <style:text-properties/>
      <style:paragraph-properties fo:text-align="left"/>
    </style:style>
    <style:style style:family="text" style:name="T254">
      <style:text-properties fo:font-family="Calibri" style:font-family-complex="Calibri" fo:font-size="7pt"/>
    </style:style>
    <style:style style:family="table-cell" style:name="ce60">
      <style:table-cell-properties style:direction="ltr" fo:border="none" fo:padding-top="0cm" fo:padding-bottom="0cm" fo:padding-left="0.1235cm" fo:padding-right="0.1235cm" fo:wrap-option="wrap"/>
    </style:style>
    <style:style style:parent-style-name="754" style:list-style-name="WWNum2" style:family="paragraph" style:name="P129">
      <style:text-properties/>
      <style:paragraph-properties fo:text-align="left"/>
    </style:style>
    <style:style style:family="text" style:name="T255">
      <style:text-properties fo:font-family="Calibri" style:font-family-complex="Calibri" fo:font-size="7pt"/>
    </style:style>
    <style:style style:family="table-cell" style:name="ce61">
      <style:table-cell-properties style:direction="ltr" fo:border="none" fo:padding-top="0cm" fo:padding-bottom="0cm" fo:padding-left="0.1235cm" fo:padding-right="0.1235cm" fo:wrap-option="wrap"/>
    </style:style>
    <style:style style:parent-style-name="754" style:list-style-name="WWNum2" style:family="paragraph" style:name="P130">
      <style:text-properties/>
      <style:paragraph-properties fo:text-align="left"/>
    </style:style>
    <style:style style:family="text" style:name="T256">
      <style:text-properties fo:font-family="Calibri" style:font-family-complex="Calibri" fo:font-size="7pt"/>
    </style:style>
    <style:style style:family="table-cell" style:name="ce62">
      <style:table-cell-properties style:direction="ltr" fo:border="none" fo:padding-top="0cm" fo:padding-bottom="0cm" fo:padding-left="0.1235cm" fo:padding-right="0.1235cm" fo:wrap-option="wrap"/>
    </style:style>
    <style:style style:parent-style-name="754" style:list-style-name="WWNum2" style:family="paragraph" style:name="P131">
      <style:text-properties/>
      <style:paragraph-properties fo:text-align="left"/>
    </style:style>
    <style:style style:family="text" style:name="T257">
      <style:text-properties fo:font-family="Calibri" style:font-family-complex="Calibri" fo:font-size="7pt"/>
    </style:style>
    <style:style style:family="table-cell" style:name="ce63">
      <style:table-cell-properties style:direction="ltr" fo:border-top="none" fo:border-bottom="none" fo:border-left="0.01764cm solid #000000" fo:border-right="none" fo:padding-top="0cm" fo:padding-bottom="0cm" fo:padding-left="0.1235cm" fo:padding-right="0.1235cm" fo:wrap-option="wrap"/>
    </style:style>
    <style:style style:parent-style-name="754" style:list-style-name="WWNum2" style:family="paragraph" style:name="P132">
      <style:text-properties/>
      <style:paragraph-properties fo:text-align="left"/>
    </style:style>
    <style:style style:family="text" style:name="T258">
      <style:text-properties fo:font-family="Calibri" style:font-family-complex="Calibri" fo:font-size="7pt"/>
    </style:style>
    <style:style style:family="table-cell" style:name="ce64">
      <style:table-cell-properties style:direction="ltr" fo:border="none" fo:padding-top="0cm" fo:padding-bottom="0cm" fo:padding-left="0.1235cm" fo:padding-right="0.1235cm" fo:wrap-option="wrap"/>
    </style:style>
    <style:style style:parent-style-name="754" style:list-style-name="WWNum2" style:family="paragraph" style:name="P133">
      <style:text-properties/>
      <style:paragraph-properties fo:text-align="left"/>
    </style:style>
    <style:style style:family="text" style:name="T259">
      <style:text-properties fo:font-family="Calibri" style:font-family-complex="Calibri" fo:font-size="7pt" fo:font-weight="normal"/>
    </style:style>
    <style:style style:family="table-cell" style:name="ce65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34">
      <style:text-properties/>
      <style:paragraph-properties fo:text-align="left" fo:margin-left="0.5557cm" fo:margin-right="0cm" fo:text-indent="-0.5539cm" fo:margin-top="0pt" fo:margin-bottom="0pt"/>
    </style:style>
    <style:style style:family="text" style:name="T260">
      <style:text-properties fo:font-family="Calibri" style:font-family-complex="Calibri" fo:font-size="7pt" fo:font-weight="bold"/>
    </style:style>
    <style:style style:family="table-cell" style:name="ce66">
      <style:table-cell-properties style:direction="ltr" fo:border-top="none" fo:border-bottom="none" fo:border-left="0.01764cm solid #000000" fo:border-right="none" fo:padding-top="0cm" fo:padding-bottom="0cm" fo:padding-left="0.1235cm" fo:padding-right="0.1235cm" fo:wrap-option="wrap"/>
    </style:style>
    <style:style style:parent-style-name="721" style:family="paragraph" style:name="P135">
      <style:text-properties/>
      <style:paragraph-properties fo:text-align="left" fo:margin-left="0.5557cm" fo:margin-right="0cm" fo:text-indent="-0.5539cm" fo:margin-top="0pt" fo:margin-bottom="0pt"/>
    </style:style>
    <style:style style:family="text" style:name="T261">
      <style:text-properties fo:font-family="Calibri" style:font-family-complex="Calibri" fo:font-size="7pt" fo:font-weight="bold"/>
    </style:style>
    <style:style style:family="table-cell" style:name="ce67">
      <style:table-cell-properties style:direction="ltr" fo:border-top="none" fo:border-bottom="none" fo:border-left="0.01764cm solid #000000" fo:border-right="none" fo:padding-top="0cm" fo:padding-bottom="0cm" fo:padding-left="0.1235cm" fo:padding-right="0.1235cm" fo:wrap-option="wrap"/>
    </style:style>
    <style:style style:parent-style-name="721" style:family="paragraph" style:name="P136">
      <style:text-properties/>
      <style:paragraph-properties fo:text-align="left" fo:margin-left="0.5557cm" fo:margin-right="0cm" fo:text-indent="-0.5539cm" fo:margin-top="0pt" fo:margin-bottom="0pt"/>
    </style:style>
    <style:style style:family="text" style:name="T262">
      <style:text-properties fo:font-family="Calibri" style:font-family-complex="Calibri" fo:font-size="7pt" fo:font-weight="bold"/>
    </style:style>
    <style:style style:family="table-cell" style:name="ce68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37">
      <style:text-properties/>
      <style:paragraph-properties fo:text-align="left" fo:margin-left="0.5557cm" fo:margin-right="0cm" fo:text-indent="-0.5539cm" fo:margin-top="0pt" fo:margin-bottom="0pt"/>
    </style:style>
    <style:style style:family="text" style:name="T263">
      <style:text-properties fo:font-family="Calibri" style:font-family-complex="Calibri" fo:font-size="7pt" fo:font-weight="bold"/>
    </style:style>
    <style:style style:family="table-cell" style:name="ce69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38">
      <style:text-properties/>
      <style:paragraph-properties fo:text-align="left" fo:margin-left="0.5557cm" fo:margin-right="0cm" fo:text-indent="-0.5539cm" fo:margin-top="0pt" fo:margin-bottom="0pt"/>
    </style:style>
    <style:style style:family="text" style:name="T264">
      <style:text-properties fo:font-family="Calibri" style:font-family-complex="Calibri" fo:font-size="7pt" fo:font-weight="bold"/>
    </style:style>
    <style:style style:family="table-cell" style:name="ce70">
      <style:table-cell-properties style:direction="ltr" fo:border-top="none" fo:border-bottom="none" fo:border-left="none" fo:border-right="0.01764cm solid #000000" fo:padding-top="0cm" fo:padding-bottom="0cm" fo:padding-left="0.1235cm" fo:padding-right="0.1235cm" fo:wrap-option="wrap"/>
    </style:style>
    <style:style style:parent-style-name="721" style:family="paragraph" style:name="P139">
      <style:text-properties/>
      <style:paragraph-properties fo:text-align="left" fo:margin-top="0pt" fo:margin-bottom="0pt"/>
    </style:style>
    <style:style style:family="text" style:name="T265">
      <style:text-properties fo:font-family="Calibri" style:font-family-complex="Calibri" fo:font-size="1pt" fo:font-weight="bold"/>
    </style:style>
    <style:style style:family="table-row" style:name="ro14">
      <style:table-row-properties style:min-row-height="0.3405cm"/>
    </style:style>
    <style:style style:family="table-cell" style:name="ce71">
      <style:table-cell-properties style:direction="ltr" fo:border-top="none" fo:border-bottom="none" fo:border-left="0.01764cm solid #000000" fo:border-right="none" fo:padding-top="0cm" fo:padding-bottom="0cm" fo:padding-left="0.1235cm" fo:padding-right="0.1235cm" fo:wrap-option="wrap"/>
    </style:style>
    <style:style style:parent-style-name="721" style:family="paragraph" style:name="P140">
      <style:text-properties/>
      <style:paragraph-properties fo:text-align="justify" fo:margin-top="4.8pt" fo:margin-bottom="4.8pt"/>
    </style:style>
    <style:style style:family="text" style:name="T266">
      <style:text-properties fo:font-family="Calibri" style:font-family-complex="Calibri" fo:font-size="9pt" fo:font-weight="bold"/>
    </style:style>
    <style:style style:family="table-cell" style:name="ce72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41">
      <style:text-properties/>
      <style:paragraph-properties fo:text-align="justify" fo:margin-top="4.8pt" fo:margin-bottom="4.8pt"/>
    </style:style>
    <style:style style:family="text" style:name="T267">
      <style:text-properties fo:font-size="10pt"/>
    </style:style>
    <style:style style:family="table-cell" style:name="ce73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42">
      <style:paragraph-properties fo:text-align="justify" fo:margin-top="4.8pt" fo:margin-bottom="4.8pt"/>
    </style:style>
    <style:style style:family="text" style:name="T268">
      <style:text-properties fo:font-family="Calibri" style:font-family-complex="Calibri" fo:font-size="7pt" fo:font-weight="bold"/>
    </style:style>
    <style:style style:family="table-cell" style:name="ce74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43">
      <style:text-properties/>
      <style:paragraph-properties fo:text-align="center" fo:margin-top="4.8pt" fo:margin-bottom="4.8pt"/>
    </style:style>
    <style:style style:family="text" style:name="T269">
      <style:text-properties fo:font-size="10pt"/>
    </style:style>
    <style:style style:family="table-cell" style:name="ce75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44">
      <style:paragraph-properties fo:text-align="justify" fo:margin-top="4.8pt" fo:margin-bottom="4.8pt"/>
    </style:style>
    <style:style style:family="text" style:name="T270">
      <style:text-properties fo:font-family="Calibri" style:font-family-asian="Calibri" style:font-family-complex="Calibri" fo:font-size="7pt" fo:font-weight="bold"/>
    </style:style>
    <style:style style:family="text" style:name="T271">
      <style:text-properties fo:font-family="Calibri" style:font-family-complex="Calibri" fo:font-size="7pt" fo:font-weight="bold"/>
    </style:style>
    <style:style style:family="table-cell" style:name="ce76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45">
      <style:paragraph-properties fo:text-align="justify" fo:margin-top="4.8pt" fo:margin-bottom="4.8pt"/>
    </style:style>
    <style:style style:family="text" style:name="T272">
      <style:text-properties fo:font-family="Calibri" style:font-family-complex="Calibri" fo:font-size="7pt" fo:font-weight="bold"/>
    </style:style>
    <style:style style:family="table-cell" style:name="ce77">
      <style:table-cell-properties style:direction="ltr" fo:background-color="#d9d9d9" fo:border-top="none" fo:border-bottom="0.01764cm solid #000000" fo:border-left="none" fo:border-right="none" fo:padding-top="0cm" fo:padding-bottom="0cm" fo:padding-left="0.1235cm" fo:padding-right="0.1235cm" fo:wrap-option="wrap"/>
    </style:style>
    <style:style style:parent-style-name="721" style:family="paragraph" style:name="P146">
      <style:text-properties/>
      <style:paragraph-properties fo:text-align="justify" fo:margin-top="4.8pt" fo:margin-bottom="4.8pt"/>
    </style:style>
    <style:style style:family="text" style:name="T273">
      <style:text-properties fo:font-family="Calibri" style:font-family-complex="Calibri" fo:font-size="7pt"/>
    </style:style>
    <style:style style:family="table-cell" style:name="ce78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47">
      <style:paragraph-properties fo:text-align="center" fo:margin-top="4.8pt" fo:margin-bottom="4.8pt"/>
    </style:style>
    <style:style style:family="text" style:name="T274">
      <style:text-properties fo:font-family="Calibri" style:font-family-complex="Calibri" fo:font-size="7pt" fo:font-weight="bold"/>
    </style:style>
    <style:style style:family="table-cell" style:name="ce79">
      <style:table-cell-properties style:direction="ltr" fo:background-color="#d9d9d9" fo:border-top="none" fo:border-bottom="0.01764cm solid #000000" fo:border-left="none" fo:border-right="none" fo:padding-top="0cm" fo:padding-bottom="0cm" fo:padding-left="0.1235cm" fo:padding-right="0.1235cm" fo:wrap-option="wrap"/>
    </style:style>
    <style:style style:parent-style-name="721" style:family="paragraph" style:name="P148">
      <style:paragraph-properties fo:text-align="center" fo:margin-top="4.8pt" fo:margin-bottom="4.8pt"/>
    </style:style>
    <style:style style:family="text" style:name="T275">
      <style:text-properties fo:font-family="Calibri" style:font-family-complex="Calibri" fo:font-size="7pt"/>
    </style:style>
    <style:style style:family="table-cell" style:name="ce80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49">
      <style:paragraph-properties fo:text-align="justify" fo:margin-top="4.8pt" fo:margin-bottom="4.8pt"/>
    </style:style>
    <style:style style:family="text" style:name="T276">
      <style:text-properties fo:font-family="Calibri" style:font-family-complex="Calibri" fo:font-size="7pt" fo:font-weight="bold"/>
    </style:style>
    <style:style style:family="table-cell" style:name="ce81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50">
      <style:paragraph-properties fo:text-align="justify" fo:margin-top="4.8pt" fo:margin-bottom="4.8pt"/>
    </style:style>
    <style:style style:family="text" style:name="T277">
      <style:text-properties fo:font-family="Calibri" style:font-family-complex="Calibri" fo:font-size="7pt" fo:font-weight="bold"/>
    </style:style>
    <style:style style:family="table-cell" style:name="ce82">
      <style:table-cell-properties style:direction="ltr" fo:background-color="#d9d9d9" fo:border-top="none" fo:border-bottom="0.01764cm solid #000000" fo:border-left="none" fo:border-right="none" fo:padding-top="0cm" fo:padding-bottom="0cm" fo:padding-left="0.1235cm" fo:padding-right="0.1235cm" fo:wrap-option="wrap"/>
    </style:style>
    <style:style style:parent-style-name="721" style:family="paragraph" style:name="P151">
      <style:paragraph-properties fo:text-align="center" fo:margin-top="4.8pt" fo:margin-bottom="4.8pt"/>
    </style:style>
    <style:style style:family="text" style:name="T278">
      <style:text-properties fo:font-family="Calibri" style:font-family-complex="Calibri" fo:font-size="7pt"/>
    </style:style>
    <style:style style:family="table-cell" style:name="ce83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52">
      <style:paragraph-properties fo:text-align="justify" fo:margin-top="4.8pt" fo:margin-bottom="4.8pt"/>
    </style:style>
    <style:style style:family="text" style:name="T279">
      <style:text-properties fo:font-family="Calibri" style:font-family-complex="Calibri" fo:font-size="7pt" fo:font-weight="bold"/>
    </style:style>
    <style:style style:family="table-cell" style:name="ce84">
      <style:table-cell-properties style:direction="ltr" fo:border-top="none" fo:border-bottom="none" fo:border-left="none" fo:border-right="0.01764cm solid #000000" fo:padding-top="0cm" fo:padding-bottom="0cm" fo:padding-left="0.1235cm" fo:padding-right="0.1235cm" fo:wrap-option="wrap"/>
    </style:style>
    <style:style style:parent-style-name="721" style:family="paragraph" style:name="P153">
      <style:text-properties/>
      <style:paragraph-properties fo:text-align="justify" fo:margin-top="4.8pt" fo:margin-bottom="4.8pt"/>
    </style:style>
    <style:style style:family="text" style:name="T280">
      <style:text-properties fo:font-family="Calibri" style:font-family-complex="Calibri" fo:font-size="9pt" fo:font-weight="bold"/>
    </style:style>
    <style:style style:family="table-cell" style:name="ce85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54">
      <style:text-properties/>
      <style:paragraph-properties fo:text-align="left" fo:margin-top="0pt" fo:margin-bottom="0pt"/>
    </style:style>
    <style:style style:family="text" style:name="T281">
      <style:text-properties fo:font-size="10pt"/>
    </style:style>
    <style:style style:family="table-row" style:name="ro15">
      <style:table-row-properties style:min-row-height="0.3405cm"/>
    </style:style>
    <style:style style:family="table-cell" style:name="ce86">
      <style:table-cell-properties style:direction="ltr" fo:border-top="none" fo:border-bottom="none" fo:border-left="0.01764cm solid #000000" fo:border-right="none" fo:padding-top="0cm" fo:padding-bottom="0cm" fo:padding-left="0.1235cm" fo:padding-right="0.1235cm" fo:wrap-option="wrap"/>
    </style:style>
    <style:style style:parent-style-name="721" style:family="paragraph" style:name="P155">
      <style:text-properties/>
      <style:paragraph-properties fo:text-align="justify" fo:margin-top="0pt" fo:margin-bottom="0pt"/>
    </style:style>
    <style:style style:family="text" style:name="T282">
      <style:text-properties fo:font-family="Calibri" style:font-family-complex="Calibri" fo:font-size="1pt" fo:font-weight="bold"/>
    </style:style>
    <style:style style:family="table-cell" style:name="ce87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56">
      <style:text-properties/>
      <style:paragraph-properties fo:text-align="justify" fo:margin-top="0pt" fo:margin-bottom="0pt"/>
    </style:style>
    <style:style style:family="text" style:name="T283">
      <style:text-properties fo:font-family="Calibri" style:font-family-complex="Calibri" fo:font-size="7pt" fo:font-weight="bold"/>
    </style:style>
    <style:style style:family="table-cell" style:name="ce88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57">
      <style:text-properties/>
      <style:paragraph-properties fo:text-align="justify" fo:margin-top="0pt" fo:margin-bottom="0pt"/>
    </style:style>
    <style:style style:family="text" style:name="T284">
      <style:text-properties fo:font-family="Calibri" style:font-family-complex="Calibri" fo:font-size="7pt" fo:font-weight="bold"/>
    </style:style>
    <style:style style:family="table-cell" style:name="ce89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58">
      <style:text-properties/>
      <style:paragraph-properties fo:text-align="center" fo:margin-top="0pt" fo:margin-bottom="0pt"/>
    </style:style>
    <style:style style:family="text" style:name="T285">
      <style:text-properties fo:font-family="Calibri" style:font-family-complex="Calibri" fo:font-size="7pt" fo:font-weight="bold"/>
    </style:style>
    <style:style style:family="table-cell" style:name="ce90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59">
      <style:text-properties/>
      <style:paragraph-properties fo:text-align="justify" fo:margin-top="0pt" fo:margin-bottom="0pt"/>
    </style:style>
    <style:style style:family="text" style:name="T286">
      <style:text-properties fo:font-family="Calibri" style:font-family-complex="Calibri" fo:font-size="7pt" fo:font-weight="bold"/>
    </style:style>
    <style:style style:family="table-cell" style:name="ce91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60">
      <style:text-properties/>
      <style:paragraph-properties fo:text-align="justify" fo:margin-top="0pt" fo:margin-bottom="0pt"/>
    </style:style>
    <style:style style:family="text" style:name="T287">
      <style:text-properties fo:font-family="Calibri" style:font-family-complex="Calibri" fo:font-size="7pt" fo:font-weight="bold"/>
    </style:style>
    <style:style style:family="table-cell" style:name="ce92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61">
      <style:text-properties/>
      <style:paragraph-properties fo:text-align="justify" fo:margin-top="0pt" fo:margin-bottom="0pt"/>
    </style:style>
    <style:style style:family="text" style:name="T288">
      <style:text-properties fo:font-family="Calibri" style:font-family-complex="Calibri" fo:font-size="7pt" fo:font-weight="bold"/>
    </style:style>
    <style:style style:family="table-cell" style:name="ce93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62">
      <style:text-properties/>
      <style:paragraph-properties fo:text-align="justify" fo:margin-top="0pt" fo:margin-bottom="0pt"/>
    </style:style>
    <style:style style:family="text" style:name="T289">
      <style:text-properties fo:font-family="Calibri" style:font-family-complex="Calibri" fo:font-size="7pt" fo:font-weight="bold"/>
    </style:style>
    <style:style style:family="table-cell" style:name="ce94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63">
      <style:text-properties/>
      <style:paragraph-properties fo:text-align="justify" fo:margin-top="0pt" fo:margin-bottom="0pt"/>
    </style:style>
    <style:style style:family="text" style:name="T290">
      <style:text-properties fo:font-family="Calibri" style:font-family-complex="Calibri" fo:font-size="7pt" fo:font-weight="bold"/>
    </style:style>
    <style:style style:family="table-cell" style:name="ce95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64">
      <style:text-properties/>
      <style:paragraph-properties fo:text-align="justify" fo:margin-top="0pt" fo:margin-bottom="0pt"/>
    </style:style>
    <style:style style:family="text" style:name="T291">
      <style:text-properties fo:font-family="Calibri" style:font-family-complex="Calibri" fo:font-size="7pt" fo:font-weight="bold"/>
    </style:style>
    <style:style style:family="table-cell" style:name="ce96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65">
      <style:text-properties/>
      <style:paragraph-properties fo:text-align="justify" fo:margin-top="0pt" fo:margin-bottom="0pt"/>
    </style:style>
    <style:style style:family="text" style:name="T292">
      <style:text-properties fo:font-family="Calibri" style:font-family-complex="Calibri" fo:font-size="7pt" fo:font-weight="bold"/>
    </style:style>
    <style:style style:family="table-cell" style:name="ce97">
      <style:table-cell-properties style:direction="ltr" fo:border-top="0.01764cm solid #000000" fo:border-bottom="none" fo:border-left="none" fo:border-right="none" fo:padding-top="0cm" fo:padding-bottom="0cm" fo:padding-left="0.1235cm" fo:padding-right="0.1235cm" fo:wrap-option="wrap"/>
    </style:style>
    <style:style style:parent-style-name="721" style:family="paragraph" style:name="P166">
      <style:text-properties/>
      <style:paragraph-properties fo:text-align="justify" fo:margin-top="0pt" fo:margin-bottom="0pt"/>
    </style:style>
    <style:style style:family="text" style:name="T293">
      <style:text-properties fo:font-family="Calibri" style:font-family-complex="Calibri" fo:font-size="7pt" fo:font-weight="bold"/>
    </style:style>
    <style:style style:family="table-cell" style:name="ce98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67">
      <style:text-properties/>
      <style:paragraph-properties fo:text-align="justify" fo:margin-top="0pt" fo:margin-bottom="0pt"/>
    </style:style>
    <style:style style:family="text" style:name="T294">
      <style:text-properties fo:font-family="Calibri" style:font-family-complex="Calibri" fo:font-size="7pt" fo:font-weight="bold"/>
    </style:style>
    <style:style style:family="table-cell" style:name="ce99">
      <style:table-cell-properties style:direction="ltr" fo:border-top="none" fo:border-bottom="none" fo:border-left="none" fo:border-right="0.01764cm solid #000000" fo:padding-top="0cm" fo:padding-bottom="0cm" fo:padding-left="0.1235cm" fo:padding-right="0.1235cm" fo:wrap-option="wrap"/>
    </style:style>
    <style:style style:parent-style-name="721" style:family="paragraph" style:name="P168">
      <style:text-properties/>
      <style:paragraph-properties fo:text-align="justify" fo:margin-top="0pt" fo:margin-bottom="0pt"/>
    </style:style>
    <style:style style:family="text" style:name="T295">
      <style:text-properties fo:font-family="Calibri" style:font-family-complex="Calibri" fo:font-size="1pt" fo:font-weight="bold"/>
    </style:style>
    <style:style style:family="table-cell" style:name="ce100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69">
      <style:text-properties/>
      <style:paragraph-properties fo:text-align="left" fo:margin-top="0pt" fo:margin-bottom="0pt"/>
    </style:style>
    <style:style style:family="text" style:name="T296">
      <style:text-properties fo:font-size="10pt"/>
    </style:style>
    <style:style style:family="table-row" style:name="ro16">
      <style:table-row-properties/>
    </style:style>
    <style:style style:family="table-cell" style:name="ce101">
      <style:table-cell-properties style:direction="ltr" fo:border-top="none" fo:border-bottom="none" fo:border-left="0.01764cm solid #000000" fo:border-right="none" fo:padding-top="0cm" fo:padding-bottom="0cm" fo:padding-left="0.1235cm" fo:padding-right="0.1235cm" fo:wrap-option="wrap"/>
    </style:style>
    <style:style style:parent-style-name="753" style:list-style-name="WWNum2" style:family="paragraph" style:name="P170">
      <style:text-properties/>
      <style:paragraph-properties fo:text-align="left" fo:margin-top="4.8pt" fo:margin-bottom="4.8pt"/>
    </style:style>
    <style:style style:family="text" style:name="T297">
      <style:text-properties fo:font-family="Calibri" style:font-family-complex="Calibri" fo:font-size="9pt"/>
    </style:style>
    <style:style style:family="table-cell" style:name="ce102">
      <style:table-cell-properties style:direction="ltr" fo:border="none" fo:padding-top="0cm" fo:padding-bottom="0cm" fo:padding-left="0.1235cm" fo:padding-right="0.1235cm" fo:wrap-option="wrap"/>
    </style:style>
    <style:style style:parent-style-name="753" style:list-style-name="WWNum2" style:family="paragraph" style:name="P171">
      <style:paragraph-properties fo:text-align="left" fo:margin-top="4.8pt" fo:margin-bottom="4.8pt"/>
    </style:style>
    <style:style style:family="text" style:name="T298">
      <style:text-properties fo:font-variant="small-caps" fo:font-family="Calibri" style:font-family-complex="Calibri" fo:font-size="7pt"/>
    </style:style>
    <style:style style:family="table-cell" style:name="ce103">
      <style:table-cell-properties style:direction="ltr" fo:background-color="#d9d9d9" fo:border-top="none" fo:border-bottom="0.01764cm solid #000000" fo:border-left="none" fo:border-right="none" fo:padding-top="0cm" fo:padding-bottom="0cm" fo:padding-left="0.1235cm" fo:padding-right="0.1235cm" fo:wrap-option="wrap"/>
    </style:style>
    <style:style style:parent-style-name="753" style:list-style-name="WWNum2" style:family="paragraph" style:name="P172">
      <style:paragraph-properties fo:text-align="left" fo:margin-top="4.8pt" fo:margin-bottom="4.8pt"/>
    </style:style>
    <style:style style:family="text" style:name="T299">
      <style:text-properties fo:font-family="Calibri" style:font-family-complex="Calibri" fo:font-size="7pt" fo:font-weight="normal"/>
    </style:style>
    <style:style style:family="table-cell" style:name="ce104">
      <style:table-cell-properties style:direction="ltr" fo:border="none" fo:padding-top="0cm" fo:padding-bottom="0cm" fo:padding-left="0.1235cm" fo:padding-right="0.1235cm" fo:wrap-option="wrap"/>
    </style:style>
    <style:style style:parent-style-name="753" style:list-style-name="WWNum2" style:family="paragraph" style:name="P173">
      <style:paragraph-properties fo:text-align="left" fo:margin-top="4.8pt" fo:margin-bottom="4.8pt"/>
    </style:style>
    <style:style style:family="text" style:name="T300">
      <style:text-properties fo:font-family="Calibri" style:font-family-complex="Calibri" fo:font-size="7pt"/>
    </style:style>
    <style:style style:family="table-cell" style:name="ce105">
      <style:table-cell-properties style:direction="ltr" fo:background-color="#d9d9d9" fo:border-top="none" fo:border-bottom="0.01764cm solid #000000" fo:border-left="none" fo:border-right="none" fo:padding-top="0cm" fo:padding-bottom="0cm" fo:padding-left="0.1235cm" fo:padding-right="0.1235cm" fo:wrap-option="wrap"/>
    </style:style>
    <style:style style:parent-style-name="753" style:list-style-name="WWNum2" style:family="paragraph" style:name="P174">
      <style:paragraph-properties fo:text-align="left" fo:margin-top="4.8pt" fo:margin-bottom="4.8pt"/>
    </style:style>
    <style:style style:family="text" style:name="T301">
      <style:text-properties fo:font-family="Calibri" style:font-family-complex="Calibri" fo:font-size="7pt" fo:font-weight="normal"/>
    </style:style>
    <style:style style:family="table-cell" style:name="ce106">
      <style:table-cell-properties style:direction="ltr" fo:border-top="none" fo:border-bottom="none" fo:border-left="none" fo:border-right="0.01764cm solid #000000" fo:padding-top="0cm" fo:padding-bottom="0cm" fo:padding-left="0.1235cm" fo:padding-right="0.1235cm" fo:wrap-option="wrap"/>
    </style:style>
    <style:style style:parent-style-name="753" style:list-style-name="WWNum2" style:family="paragraph" style:name="P175">
      <style:text-properties/>
      <style:paragraph-properties fo:text-align="right" fo:margin-top="4.8pt" fo:margin-bottom="4.8pt"/>
    </style:style>
    <style:style style:family="text" style:name="T302">
      <style:text-properties fo:font-family="Calibri" style:font-family-complex="Calibri" fo:font-size="9pt" fo:font-weight="normal"/>
    </style:style>
    <style:style style:family="table-cell" style:name="ce107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76">
      <style:text-properties/>
      <style:paragraph-properties fo:text-align="left" fo:margin-top="0pt" fo:margin-bottom="0pt"/>
    </style:style>
    <style:style style:family="text" style:name="T303">
      <style:text-properties fo:font-size="10pt"/>
    </style:style>
    <style:style style:family="table-cell" style:name="ce108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77">
      <style:text-properties/>
      <style:paragraph-properties fo:text-align="left" fo:margin-top="0pt" fo:margin-bottom="0pt"/>
    </style:style>
    <style:style style:family="text" style:name="T304">
      <style:text-properties fo:font-size="10pt"/>
    </style:style>
    <style:style style:family="table-row" style:name="ro17">
      <style:table-row-properties style:row-height="0.3175cm"/>
    </style:style>
    <style:style style:family="table-cell" style:name="ce109">
      <style:table-cell-properties style:direction="ltr" fo:border-top="none" fo:border-bottom="0.01764cm solid #000000" fo:border-left="0.01764cm solid #000000" fo:border-right="none" fo:padding-top="0cm" fo:padding-bottom="0cm" fo:padding-left="0.1235cm" fo:padding-right="0.1235cm" fo:wrap-option="wrap"/>
    </style:style>
    <style:style style:parent-style-name="753" style:list-style-name="WWNum2" style:family="paragraph" style:name="P178">
      <style:text-properties/>
      <style:paragraph-properties fo:text-align="left" fo:margin-top="2pt" fo:margin-bottom="2pt"/>
    </style:style>
    <style:style style:family="text" style:name="T305">
      <style:text-properties fo:font-family="Calibri" style:font-family-complex="Calibri" fo:font-size="9pt" fo:font-weight="normal"/>
    </style:style>
    <style:style style:family="table-cell" style:name="ce110">
      <style:table-cell-properties style:direction="ltr" fo:border-top="none" fo:border-bottom="0.01764cm solid #000000" fo:border-left="none" fo:border-right="none" fo:padding-top="0cm" fo:padding-bottom="0cm" fo:padding-left="0.1235cm" fo:padding-right="0.1235cm" fo:wrap-option="wrap"/>
    </style:style>
    <style:style style:parent-style-name="753" style:list-style-name="WWNum2" style:family="paragraph" style:name="P179">
      <style:text-properties/>
      <style:paragraph-properties fo:text-align="left" fo:margin-top="2pt" fo:margin-bottom="2pt"/>
    </style:style>
    <style:style style:family="text" style:name="T306">
      <style:text-properties fo:font-family="Calibri" style:font-family-complex="Calibri" fo:font-size="9pt" fo:font-weight="normal"/>
    </style:style>
    <style:style style:family="table-cell" style:name="ce111">
      <style:table-cell-properties style:direction="ltr" fo:border-top="none" fo:border-bottom="0.01764cm solid #000000" fo:border-left="none" fo:border-right="none" fo:padding-top="0cm" fo:padding-bottom="0cm" fo:padding-left="0.1235cm" fo:padding-right="0.1235cm" fo:wrap-option="wrap"/>
    </style:style>
    <style:style style:parent-style-name="721" style:family="paragraph" style:name="P180">
      <style:text-properties/>
      <style:paragraph-properties fo:text-align="center" fo:margin-top="2pt" fo:margin-bottom="2pt"/>
    </style:style>
    <style:style style:family="text" style:name="T307">
      <style:text-properties fo:font-family="Calibri" style:font-family-complex="Calibri" fo:font-size="9pt"/>
    </style:style>
    <style:style style:family="table-cell" style:name="ce112">
      <style:table-cell-properties style:direction="ltr" fo:border-top="none" fo:border-bottom="0.01764cm solid #000000" fo:border-left="none" fo:border-right="none" fo:padding-top="0cm" fo:padding-bottom="0cm" fo:padding-left="0.1235cm" fo:padding-right="0.1235cm" fo:wrap-option="wrap"/>
    </style:style>
    <style:style style:parent-style-name="721" style:family="paragraph" style:name="P181">
      <style:text-properties/>
      <style:paragraph-properties fo:text-align="left" fo:margin-top="2pt" fo:margin-bottom="2pt"/>
    </style:style>
    <style:style style:family="text" style:name="T308">
      <style:text-properties fo:font-family="Calibri" style:font-family-complex="Calibri" fo:font-size="9pt"/>
    </style:style>
    <style:style style:family="table-cell" style:name="ce113">
      <style:table-cell-properties style:direction="ltr" fo:border-top="none" fo:border-bottom="0.01764cm solid #000000" fo:border-left="none" fo:border-right="none" fo:padding-top="0cm" fo:padding-bottom="0cm" fo:padding-left="0.1235cm" fo:padding-right="0.1235cm" fo:wrap-option="wrap"/>
    </style:style>
    <style:style style:parent-style-name="721" style:family="paragraph" style:name="P182">
      <style:text-properties/>
      <style:paragraph-properties fo:text-align="center" fo:margin-top="2pt" fo:margin-bottom="2pt"/>
    </style:style>
    <style:style style:family="text" style:name="T309">
      <style:text-properties fo:font-family="Calibri" style:font-family-complex="Calibri" fo:font-size="9pt"/>
    </style:style>
    <style:style style:family="table-cell" style:name="ce114">
      <style:table-cell-properties style:direction="ltr" fo:border-top="none" fo:border-bottom="0.01764cm solid #000000" fo:border-left="none" fo:border-right="0.01764cm solid #000000" fo:padding-top="0cm" fo:padding-bottom="0cm" fo:padding-left="0.1235cm" fo:padding-right="0.1235cm" fo:wrap-option="wrap"/>
    </style:style>
    <style:style style:parent-style-name="753" style:list-style-name="WWNum2" style:family="paragraph" style:name="P183">
      <style:text-properties/>
      <style:paragraph-properties fo:text-align="left" fo:margin-top="2pt" fo:margin-bottom="2pt"/>
    </style:style>
    <style:style style:family="text" style:name="T310">
      <style:text-properties fo:font-family="Calibri" style:font-family-complex="Calibri" fo:font-size="9pt"/>
    </style:style>
    <style:style style:family="table-cell" style:name="ce115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84">
      <style:text-properties/>
      <style:paragraph-properties fo:text-align="left" fo:margin-top="0pt" fo:margin-bottom="0pt"/>
    </style:style>
    <style:style style:family="text" style:name="T311">
      <style:text-properties fo:font-size="10pt"/>
    </style:style>
    <style:style style:family="table-cell" style:name="ce116">
      <style:table-cell-properties style:direction="ltr" fo:border="none" fo:padding-top="0cm" fo:padding-bottom="0cm" fo:padding-left="0.1235cm" fo:padding-right="0.1235cm" fo:wrap-option="wrap"/>
    </style:style>
    <style:style style:parent-style-name="721" style:family="paragraph" style:name="P185">
      <style:text-properties/>
      <style:paragraph-properties fo:text-align="left" fo:margin-top="0pt" fo:margin-bottom="0pt"/>
    </style:style>
    <style:style style:family="text" style:name="T312">
      <style:text-properties fo:font-size="10pt"/>
    </style:style>
    <style:style style:parent-style-name="758" style:family="paragraph" style:name="P186">
      <style:text-properties/>
      <style:paragraph-properties/>
    </style:style>
    <style:style style:family="text" style:name="T313">
      <style:text-properties fo:font-family="Calibri" style:font-family-complex="Calibri"/>
    </style:style>
    <style:style style:family="table" style:name="ta6">
      <style:table-properties style:width="18.29cm" fo:margin-left="0cm" table:align="left"/>
    </style:style>
    <style:style style:family="table-column" style:name="co40">
      <style:table-column-properties style:column-width="18.29cm"/>
    </style:style>
    <style:style style:family="table-row" style:name="ro18">
      <style:table-row-properties/>
    </style:style>
    <style:style style:family="table-cell" style:name="ce117">
      <style:table-cell-properties style:direction="ltr" fo:background-color="#d9d9d9" fo:border-top="0.01764cm solid #000000" fo:border-bottom="none" fo:border-left="0.01764cm solid #000000" fo:border-right="0.01764cm solid #000000" fo:padding-top="0cm" fo:padding-bottom="0cm" fo:padding-left="0.1235cm" fo:padding-right="0.1235cm" fo:wrap-option="wrap"/>
    </style:style>
    <style:style style:parent-style-name="721" style:family="paragraph" style:name="P187">
      <style:text-properties/>
      <style:paragraph-properties fo:text-align="left" fo:margin-top="2pt" fo:margin-bottom="0pt"/>
    </style:style>
    <style:style style:family="text" style:name="T314">
      <style:text-properties fo:font-family="Calibri" style:font-family-complex="Calibri" fo:font-size="10pt"/>
    </style:style>
    <style:style style:parent-style-name="721" style:list-style-name="WWNum3" style:family="paragraph" style:name="P188">
      <style:text-properties/>
      <style:paragraph-properties fo:text-align="left" fo:margin-left="1.014cm" fo:margin-right="0cm" fo:text-indent="-0.6333cm" fo:margin-top="0pt" fo:margin-bottom="2pt">
        <style:tab-stops>
          <style:tab-stop style:position="1.796cm" style:type="left"/>
        </style:tab-stops>
      </style:paragraph-properties>
    </style:style>
    <style:style style:family="text" style:name="T315">
      <style:text-properties fo:font-family="Calibri" style:font-family-complex="Calibri" fo:font-size="10pt" fo:font-weight="bold"/>
    </style:style>
    <style:style style:parent-style-name="721" style:list-style-name="WWNum3" style:family="paragraph" style:name="P189">
      <style:text-properties/>
      <style:paragraph-properties fo:text-align="left" fo:margin-left="1.014cm" fo:margin-right="0cm" fo:text-indent="-0.6333cm" fo:margin-top="0pt" fo:margin-bottom="2pt">
        <style:tab-stops>
          <style:tab-stop style:position="1.796cm" style:type="left"/>
        </style:tab-stops>
      </style:paragraph-properties>
    </style:style>
    <style:style style:family="text" style:name="T316">
      <style:text-properties fo:font-family="Calibri" style:font-family-complex="Calibri" fo:font-size="10pt"/>
    </style:style>
    <style:style style:family="text" style:name="T317">
      <style:text-properties fo:font-family="Calibri" style:font-family-complex="Calibri" fo:font-size="10pt" fo:font-weight="bold"/>
    </style:style>
    <style:style style:parent-style-name="721" style:family="paragraph" style:name="P190">
      <style:text-properties/>
      <style:paragraph-properties fo:text-align="left" fo:margin-left="1.014cm" fo:margin-right="0cm" fo:text-indent="0cm" fo:margin-top="0pt" fo:margin-bottom="2pt"/>
    </style:style>
    <style:style style:family="text" style:name="T318">
      <style:text-properties fo:font-family="Calibri" style:font-family-complex="Calibri" fo:font-size="10pt"/>
    </style:style>
    <style:style style:family="text" style:name="T319">
      <style:text-properties fo:font-family="Calibri" style:font-family-complex="Calibri" fo:font-size="10pt" fo:font-style="italic" fo:font-weight="bold"/>
    </style:style>
    <style:style style:family="text" style:name="T320">
      <style:text-properties fo:font-family="Calibri" style:font-family-complex="Calibri" fo:font-size="10pt"/>
    </style:style>
    <style:style style:family="table-row" style:name="ro19">
      <style:table-row-properties/>
    </style:style>
    <style:style style:family="table-cell" style:name="ce118">
      <style:table-cell-properties style:direction="ltr" fo:background-color="#d9d9d9" fo:border-top="none" fo:border-bottom="0.01764cm solid #000000" fo:border-left="0.01764cm solid #000000" fo:border-right="0.01764cm solid #000000" fo:padding-top="0cm" fo:padding-bottom="0cm" fo:padding-left="0.1235cm" fo:padding-right="0.1235cm" fo:wrap-option="wrap"/>
    </style:style>
    <style:style style:parent-style-name="721" style:family="paragraph" style:name="P191">
      <style:text-properties/>
      <style:paragraph-properties fo:text-align="left" fo:margin-top="2pt" fo:margin-bottom="0pt"/>
    </style:style>
    <style:style style:family="text" style:name="T321">
      <style:text-properties fo:font-family="Calibri" style:font-family-complex="Calibri" fo:font-size="10pt" fo:font-weight="bold"/>
    </style:style>
    <style:style style:parent-style-name="721" style:family="paragraph" style:name="P192">
      <style:text-properties/>
      <style:paragraph-properties fo:line-height="150%" fo:margin-top="6pt" fo:margin-bottom="6pt"/>
    </style:style>
    <style:style style:family="text" style:name="T322">
      <style:text-properties fo:color="#000066" fo:font-family="Arial" style:font-family-complex="Arial" fo:font-size="14pt" fo:font-weight="bold"/>
    </style:style>
    <style:style style:parent-style-name="721" style:family="paragraph" style:name="P193">
      <style:paragraph-properties fo:line-height="150%" fo:text-align="center" fo:margin-top="6pt" fo:margin-bottom="6pt"/>
    </style:style>
    <style:style style:family="text" style:name="T323">
      <style:text-properties fo:color="#000066" fo:font-family="Arial" style:font-family-complex="Arial" fo:font-size="14pt" fo:font-weight="bold"/>
    </style:style>
    <style:style style:family="text" style:name="T324">
      <style:text-properties fo:color="#000066" fo:font-family="Arial" style:font-family-complex="Arial" fo:font-size="8pt" fo:font-style="italic" fo:font-weight="bold"/>
    </style:style>
    <style:style style:parent-style-name="721" style:list-style-name="WWNum4" style:family="paragraph" style:name="P194">
      <style:paragraph-properties fo:line-height="150%" fo:text-align="justify" fo:margin-top="6pt" fo:margin-bottom="6pt"/>
    </style:style>
    <style:style style:family="text" style:name="T325">
      <style:text-properties fo:color="#000066" fo:font-family="Arial" style:font-family-complex="Arial"/>
    </style:style>
    <style:style style:family="text" style:name="T326">
      <style:text-properties fo:color="#000066" fo:font-family="Arial" style:font-family-complex="Arial" fo:language="pt" fo:country="PT"/>
    </style:style>
    <style:style style:family="text" style:name="T327">
      <style:text-properties fo:color="#000066" fo:font-family="Arial" style:font-family-complex="Arial"/>
    </style:style>
    <style:style style:family="text" style:name="T328">
      <style:text-properties fo:color="#000066" fo:font-family="Arial" style:font-family-complex="Arial" fo:language="pt" fo:country="PT"/>
    </style:style>
    <style:style style:family="text" style:name="T329">
      <style:text-properties fo:color="#000066" fo:font-family="Arial" style:font-family-complex="Arial"/>
    </style:style>
    <style:style style:family="text" style:name="T330">
      <style:text-properties fo:color="#000066" fo:font-family="Arial" style:font-family-complex="Arial" fo:language="pt" fo:country="PT"/>
    </style:style>
    <style:style style:family="text" style:name="T331">
      <style:text-properties fo:color="#000066" fo:font-family="Arial" style:font-family-complex="Arial"/>
    </style:style>
    <style:style style:family="text" style:name="T332">
      <style:text-properties fo:color="#000066" fo:font-family="Arial" style:font-family-complex="Arial" fo:language="pt" fo:country="PT"/>
    </style:style>
    <style:style style:family="text" style:name="T333">
      <style:text-properties fo:color="#000066" fo:font-family="Arial" style:font-family-complex="Arial"/>
    </style:style>
    <style:style style:parent-style-name="721" style:family="paragraph" style:name="P195">
      <style:paragraph-properties fo:line-height="150%" fo:text-align="center" fo:margin-top="6pt" fo:margin-bottom="6pt"/>
    </style:style>
    <style:style style:parent-style-name="Graphics" style:family="graphic" style:name="gr5">
      <style:graphic-properties draw:image-opacity="100%" style:repeat="stretch" style:wrap="run-through" fo:margin-left="0cm" fo:margin-right="0cm" fo:margin-top="0cm" fo:margin-bottom="0cm" style:vertical-pos="middle" style:vertical-rel="baseline" fo:background-color="transparent"/>
    </style:style>
    <style:style style:parent-style-name="725" style:family="paragraph" style:name="P196">
      <style:paragraph-properties fo:text-align="center"/>
    </style:style>
    <style:style style:family="text" style:name="T334">
      <style:text-properties fo:font-family="Arial" style:font-family-complex="Arial" fo:font-size="9pt" fo:font-weight="bold"/>
    </style:style>
    <style:style style:family="text" style:name="T335">
      <style:text-properties fo:font-family="Arial" style:font-family-complex="Arial" fo:font-size="9pt" fo:font-weight="bold"/>
    </style:style>
    <style:style style:family="text" style:name="T336">
      <style:text-properties fo:font-family="Arial" style:font-family-complex="Arial" fo:font-size="9pt" fo:font-weight="bold"/>
    </style:style>
    <style:style style:family="text" style:name="T337">
      <style:text-properties fo:font-family="Arial" style:font-family-complex="Arial" fo:font-size="9pt" fo:font-weight="bold"/>
    </style:style>
    <style:style style:parent-style-name="721" style:family="paragraph" style:name="P197">
      <style:paragraph-properties/>
    </style:style>
    <style:style style:parent-style-name="721" style:list-style-name="WWNum5" style:family="paragraph" style:name="P198">
      <style:paragraph-properties fo:line-height="150%" fo:text-align="justify" fo:margin-top="6pt" fo:margin-bottom="6pt">
        <style:tab-stops>
          <style:tab-stop style:position="2.538cm" style:type="left"/>
        </style:tab-stops>
      </style:paragraph-properties>
    </style:style>
    <style:style style:family="text" style:name="T338">
      <style:text-properties fo:color="#000066" fo:font-family="Arial" style:font-family-complex="Arial" fo:language="pt" fo:country="PT"/>
    </style:style>
    <style:style style:parent-style-name="721" style:family="paragraph" style:name="P199">
      <style:paragraph-properties style:line-height-at-least="14.25pt" fo:margin-left="0cm" fo:margin-right="0cm" fo:text-indent="0cm" fo:margin-top="0pt" fo:margin-bottom="0pt" fo:border="none"/>
    </style:style>
    <style:style style:family="text" style:name="T339">
      <style:text-properties fo:color="#c586c0" fo:font-family="Droid Sans Mono" style:font-family-asian="Droid Sans Mono" style:font-family-complex="Droid Sans Mono" fo:font-size="10.5pt"/>
    </style:style>
    <style:style style:family="text" style:name="T340">
      <style:text-properties fo:color="#569cd6" fo:font-family="Droid Sans Mono" style:font-family-asian="Droid Sans Mono" style:font-family-complex="Droid Sans Mono" fo:font-size="10.5pt"/>
    </style:style>
    <style:style style:family="text" style:name="T341">
      <style:text-properties fo:color="#ce9178" fo:font-family="Droid Sans Mono" style:font-family-asian="Droid Sans Mono" style:font-family-complex="Droid Sans Mono" fo:font-size="10.5pt"/>
    </style:style>
    <style:style style:parent-style-name="721" style:family="paragraph" style:name="P200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01">
      <style:paragraph-properties style:line-height-at-least="14.25pt" fo:margin-left="0cm" fo:margin-right="0cm" fo:text-indent="0cm" fo:margin-top="0pt" fo:margin-bottom="0pt" fo:border="none"/>
    </style:style>
    <style:style style:family="text" style:name="T342">
      <style:text-properties fo:color="#c586c0" fo:font-family="Droid Sans Mono" style:font-family-asian="Droid Sans Mono" style:font-family-complex="Droid Sans Mono" fo:font-size="10.5pt"/>
    </style:style>
    <style:style style:family="text" style:name="T343">
      <style:text-properties fo:color="#569cd6" fo:font-family="Droid Sans Mono" style:font-family-asian="Droid Sans Mono" style:font-family-complex="Droid Sans Mono" fo:font-size="10.5pt"/>
    </style:style>
    <style:style style:family="text" style:name="T344">
      <style:text-properties fo:color="#b5cea8" fo:font-family="Droid Sans Mono" style:font-family-asian="Droid Sans Mono" style:font-family-complex="Droid Sans Mono" fo:font-size="10.5pt"/>
    </style:style>
    <style:style style:parent-style-name="721" style:family="paragraph" style:name="P202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03">
      <style:paragraph-properties style:line-height-at-least="14.25pt" fo:margin-left="0cm" fo:margin-right="0cm" fo:text-indent="0cm" fo:margin-top="0pt" fo:margin-bottom="0pt" fo:border="none"/>
    </style:style>
    <style:style style:family="text" style:name="T345">
      <style:text-properties fo:color="#6a9955" fo:font-family="Droid Sans Mono" style:font-family-asian="Droid Sans Mono" style:font-family-complex="Droid Sans Mono" fo:font-size="10.5pt"/>
    </style:style>
    <style:style style:parent-style-name="721" style:family="paragraph" style:name="P204">
      <style:paragraph-properties style:line-height-at-least="14.25pt" fo:margin-left="0cm" fo:margin-right="0cm" fo:text-indent="0cm" fo:margin-top="0pt" fo:margin-bottom="0pt" fo:border="none"/>
    </style:style>
    <style:style style:family="text" style:name="T346">
      <style:text-properties fo:color="#569cd6" fo:font-family="Droid Sans Mono" style:font-family-asian="Droid Sans Mono" style:font-family-complex="Droid Sans Mono" fo:font-size="10.5pt"/>
    </style:style>
    <style:style style:family="text" style:name="T347">
      <style:text-properties fo:color="#d4d4d4" fo:font-family="Droid Sans Mono" style:font-family-asian="Droid Sans Mono" style:font-family-complex="Droid Sans Mono" fo:font-size="10.5pt"/>
    </style:style>
    <style:style style:family="text" style:name="T348">
      <style:text-properties fo:color="#569cd6" fo:font-family="Droid Sans Mono" style:font-family-asian="Droid Sans Mono" style:font-family-complex="Droid Sans Mono" fo:font-size="10.5pt"/>
    </style:style>
    <style:style style:family="text" style:name="T349">
      <style:text-properties fo:color="#d4d4d4" fo:font-family="Droid Sans Mono" style:font-family-asian="Droid Sans Mono" style:font-family-complex="Droid Sans Mono" fo:font-size="10.5pt"/>
    </style:style>
    <style:style style:family="text" style:name="T350">
      <style:text-properties fo:color="#4ec9b0" fo:font-family="Droid Sans Mono" style:font-family-asian="Droid Sans Mono" style:font-family-complex="Droid Sans Mono" fo:font-size="10.5pt"/>
    </style:style>
    <style:style style:family="text" style:name="T351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05">
      <style:paragraph-properties style:line-height-at-least="14.25pt" fo:margin-left="0cm" fo:margin-right="0cm" fo:text-indent="0cm" fo:margin-top="0pt" fo:margin-bottom="0pt" fo:border="none"/>
    </style:style>
    <style:style style:family="text" style:name="T352">
      <style:text-properties fo:color="#d4d4d4" fo:font-family="Droid Sans Mono" style:font-family-asian="Droid Sans Mono" style:font-family-complex="Droid Sans Mono" fo:font-size="10.5pt"/>
    </style:style>
    <style:style style:family="text" style:name="T353">
      <style:text-properties fo:color="#569cd6" fo:font-family="Droid Sans Mono" style:font-family-asian="Droid Sans Mono" style:font-family-complex="Droid Sans Mono" fo:font-size="10.5pt"/>
    </style:style>
    <style:style style:family="text" style:name="T354">
      <style:text-properties fo:color="#d4d4d4" fo:font-family="Droid Sans Mono" style:font-family-asian="Droid Sans Mono" style:font-family-complex="Droid Sans Mono" fo:font-size="10.5pt"/>
    </style:style>
    <style:style style:family="text" style:name="T355">
      <style:text-properties fo:color="#9cdcfe" fo:font-family="Droid Sans Mono" style:font-family-asian="Droid Sans Mono" style:font-family-complex="Droid Sans Mono" fo:font-size="10.5pt"/>
    </style:style>
    <style:style style:family="text" style:name="T356">
      <style:text-properties fo:color="#d4d4d4" fo:font-family="Droid Sans Mono" style:font-family-asian="Droid Sans Mono" style:font-family-complex="Droid Sans Mono" fo:font-size="10.5pt"/>
    </style:style>
    <style:style style:family="text" style:name="T357">
      <style:text-properties fo:color="#569cd6" fo:font-family="Droid Sans Mono" style:font-family-asian="Droid Sans Mono" style:font-family-complex="Droid Sans Mono" fo:font-size="10.5pt"/>
    </style:style>
    <style:style style:family="text" style:name="T358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06">
      <style:paragraph-properties style:line-height-at-least="14.25pt" fo:margin-left="0cm" fo:margin-right="0cm" fo:text-indent="0cm" fo:margin-top="0pt" fo:margin-bottom="0pt" fo:border="none"/>
    </style:style>
    <style:style style:family="text" style:name="T359">
      <style:text-properties fo:color="#d4d4d4" fo:font-family="Droid Sans Mono" style:font-family-asian="Droid Sans Mono" style:font-family-complex="Droid Sans Mono" fo:font-size="10.5pt"/>
    </style:style>
    <style:style style:family="text" style:name="T360">
      <style:text-properties fo:color="#4ec9b0" fo:font-family="Droid Sans Mono" style:font-family-asian="Droid Sans Mono" style:font-family-complex="Droid Sans Mono" fo:font-size="10.5pt"/>
    </style:style>
    <style:style style:family="text" style:name="T361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07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08">
      <style:paragraph-properties style:line-height-at-least="14.25pt" fo:margin-left="0cm" fo:margin-right="0cm" fo:text-indent="0cm" fo:margin-top="0pt" fo:margin-bottom="0pt" fo:border="none"/>
    </style:style>
    <style:style style:family="text" style:name="T362">
      <style:text-properties fo:color="#569cd6" fo:font-family="Droid Sans Mono" style:font-family-asian="Droid Sans Mono" style:font-family-complex="Droid Sans Mono" fo:font-size="10.5pt"/>
    </style:style>
    <style:style style:family="text" style:name="T363">
      <style:text-properties fo:color="#d4d4d4" fo:font-family="Droid Sans Mono" style:font-family-asian="Droid Sans Mono" style:font-family-complex="Droid Sans Mono" fo:font-size="10.5pt"/>
    </style:style>
    <style:style style:family="text" style:name="T364">
      <style:text-properties fo:color="#dcdcaa" fo:font-family="Droid Sans Mono" style:font-family-asian="Droid Sans Mono" style:font-family-complex="Droid Sans Mono" fo:font-size="10.5pt"/>
    </style:style>
    <style:style style:family="text" style:name="T365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09">
      <style:paragraph-properties style:line-height-at-least="14.25pt" fo:margin-left="0cm" fo:margin-right="0cm" fo:text-indent="0cm" fo:margin-top="0pt" fo:margin-bottom="0pt" fo:border="none"/>
    </style:style>
    <style:style style:family="text" style:name="T366">
      <style:text-properties fo:color="#6a9955" fo:font-family="Droid Sans Mono" style:font-family-asian="Droid Sans Mono" style:font-family-complex="Droid Sans Mono" fo:font-size="10.5pt"/>
    </style:style>
    <style:style style:parent-style-name="721" style:family="paragraph" style:name="P210">
      <style:paragraph-properties style:line-height-at-least="14.25pt" fo:margin-left="0cm" fo:margin-right="0cm" fo:text-indent="0cm" fo:margin-top="0pt" fo:margin-bottom="0pt" fo:border="none"/>
    </style:style>
    <style:style style:family="text" style:name="T367">
      <style:text-properties fo:color="#d4d4d4" fo:font-family="Droid Sans Mono" style:font-family-asian="Droid Sans Mono" style:font-family-complex="Droid Sans Mono" fo:font-size="10.5pt"/>
    </style:style>
    <style:style style:family="text" style:name="T368">
      <style:text-properties fo:color="#4ec9b0" fo:font-family="Droid Sans Mono" style:font-family-asian="Droid Sans Mono" style:font-family-complex="Droid Sans Mono" fo:font-size="10.5pt"/>
    </style:style>
    <style:style style:family="text" style:name="T369">
      <style:text-properties fo:color="#d4d4d4" fo:font-family="Droid Sans Mono" style:font-family-asian="Droid Sans Mono" style:font-family-complex="Droid Sans Mono" fo:font-size="10.5pt"/>
    </style:style>
    <style:style style:family="text" style:name="T370">
      <style:text-properties fo:color="#9cdcfe" fo:font-family="Droid Sans Mono" style:font-family-asian="Droid Sans Mono" style:font-family-complex="Droid Sans Mono" fo:font-size="10.5pt"/>
    </style:style>
    <style:style style:family="text" style:name="T371">
      <style:text-properties fo:color="#d4d4d4" fo:font-family="Droid Sans Mono" style:font-family-asian="Droid Sans Mono" style:font-family-complex="Droid Sans Mono" fo:font-size="10.5pt"/>
    </style:style>
    <style:style style:family="text" style:name="T372">
      <style:text-properties fo:color="#b5cea8" fo:font-family="Droid Sans Mono" style:font-family-asian="Droid Sans Mono" style:font-family-complex="Droid Sans Mono" fo:font-size="10.5pt"/>
    </style:style>
    <style:style style:family="text" style:name="T373">
      <style:text-properties fo:color="#d4d4d4" fo:font-family="Droid Sans Mono" style:font-family-asian="Droid Sans Mono" style:font-family-complex="Droid Sans Mono" fo:font-size="10.5pt"/>
    </style:style>
    <style:style style:family="text" style:name="T374">
      <style:text-properties fo:color="#b5cea8" fo:font-family="Droid Sans Mono" style:font-family-asian="Droid Sans Mono" style:font-family-complex="Droid Sans Mono" fo:font-size="10.5pt"/>
    </style:style>
    <style:style style:family="text" style:name="T375">
      <style:text-properties fo:color="#d4d4d4" fo:font-family="Droid Sans Mono" style:font-family-asian="Droid Sans Mono" style:font-family-complex="Droid Sans Mono" fo:font-size="10.5pt"/>
    </style:style>
    <style:style style:family="text" style:name="T376">
      <style:text-properties fo:color="#b5cea8" fo:font-family="Droid Sans Mono" style:font-family-asian="Droid Sans Mono" style:font-family-complex="Droid Sans Mono" fo:font-size="10.5pt"/>
    </style:style>
    <style:style style:family="text" style:name="T377">
      <style:text-properties fo:color="#d4d4d4" fo:font-family="Droid Sans Mono" style:font-family-asian="Droid Sans Mono" style:font-family-complex="Droid Sans Mono" fo:font-size="10.5pt"/>
    </style:style>
    <style:style style:family="text" style:name="T378">
      <style:text-properties fo:color="#b5cea8" fo:font-family="Droid Sans Mono" style:font-family-asian="Droid Sans Mono" style:font-family-complex="Droid Sans Mono" fo:font-size="10.5pt"/>
    </style:style>
    <style:style style:family="text" style:name="T379">
      <style:text-properties fo:color="#d4d4d4" fo:font-family="Droid Sans Mono" style:font-family-asian="Droid Sans Mono" style:font-family-complex="Droid Sans Mono" fo:font-size="10.5pt"/>
    </style:style>
    <style:style style:family="text" style:name="T380">
      <style:text-properties fo:color="#b5cea8" fo:font-family="Droid Sans Mono" style:font-family-asian="Droid Sans Mono" style:font-family-complex="Droid Sans Mono" fo:font-size="10.5pt"/>
    </style:style>
    <style:style style:family="text" style:name="T381">
      <style:text-properties fo:color="#d4d4d4" fo:font-family="Droid Sans Mono" style:font-family-asian="Droid Sans Mono" style:font-family-complex="Droid Sans Mono" fo:font-size="10.5pt"/>
    </style:style>
    <style:style style:family="text" style:name="T382">
      <style:text-properties fo:color="#b5cea8" fo:font-family="Droid Sans Mono" style:font-family-asian="Droid Sans Mono" style:font-family-complex="Droid Sans Mono" fo:font-size="10.5pt"/>
    </style:style>
    <style:style style:family="text" style:name="T383">
      <style:text-properties fo:color="#d4d4d4" fo:font-family="Droid Sans Mono" style:font-family-asian="Droid Sans Mono" style:font-family-complex="Droid Sans Mono" fo:font-size="10.5pt"/>
    </style:style>
    <style:style style:family="text" style:name="T384">
      <style:text-properties fo:color="#b5cea8" fo:font-family="Droid Sans Mono" style:font-family-asian="Droid Sans Mono" style:font-family-complex="Droid Sans Mono" fo:font-size="10.5pt"/>
    </style:style>
    <style:style style:family="text" style:name="T385">
      <style:text-properties fo:color="#d4d4d4" fo:font-family="Droid Sans Mono" style:font-family-asian="Droid Sans Mono" style:font-family-complex="Droid Sans Mono" fo:font-size="10.5pt"/>
    </style:style>
    <style:style style:family="text" style:name="T386">
      <style:text-properties fo:color="#b5cea8" fo:font-family="Droid Sans Mono" style:font-family-asian="Droid Sans Mono" style:font-family-complex="Droid Sans Mono" fo:font-size="10.5pt"/>
    </style:style>
    <style:style style:family="text" style:name="T387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11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12">
      <style:paragraph-properties style:line-height-at-least="14.25pt" fo:margin-left="0cm" fo:margin-right="0cm" fo:text-indent="0cm" fo:margin-top="0pt" fo:margin-bottom="0pt" fo:border="none"/>
    </style:style>
    <style:style style:family="text" style:name="T388">
      <style:text-properties fo:color="#6a9955" fo:font-family="Droid Sans Mono" style:font-family-asian="Droid Sans Mono" style:font-family-complex="Droid Sans Mono" fo:font-size="10.5pt"/>
    </style:style>
    <style:style style:parent-style-name="721" style:family="paragraph" style:name="P213">
      <style:paragraph-properties style:line-height-at-least="14.25pt" fo:margin-left="0cm" fo:margin-right="0cm" fo:text-indent="0cm" fo:margin-top="0pt" fo:margin-bottom="0pt" fo:border="none"/>
    </style:style>
    <style:style style:family="text" style:name="T389">
      <style:text-properties fo:color="#d4d4d4" fo:font-family="Droid Sans Mono" style:font-family-asian="Droid Sans Mono" style:font-family-complex="Droid Sans Mono" fo:font-size="10.5pt"/>
    </style:style>
    <style:style style:family="text" style:name="T390">
      <style:text-properties fo:color="#c586c0" fo:font-family="Droid Sans Mono" style:font-family-asian="Droid Sans Mono" style:font-family-complex="Droid Sans Mono" fo:font-size="10.5pt"/>
    </style:style>
    <style:style style:family="text" style:name="T391">
      <style:text-properties fo:color="#d4d4d4" fo:font-family="Droid Sans Mono" style:font-family-asian="Droid Sans Mono" style:font-family-complex="Droid Sans Mono" fo:font-size="10.5pt"/>
    </style:style>
    <style:style style:family="text" style:name="T392">
      <style:text-properties fo:color="#569cd6" fo:font-family="Droid Sans Mono" style:font-family-asian="Droid Sans Mono" style:font-family-complex="Droid Sans Mono" fo:font-size="10.5pt"/>
    </style:style>
    <style:style style:family="text" style:name="T393">
      <style:text-properties fo:color="#d4d4d4" fo:font-family="Droid Sans Mono" style:font-family-asian="Droid Sans Mono" style:font-family-complex="Droid Sans Mono" fo:font-size="10.5pt"/>
    </style:style>
    <style:style style:family="text" style:name="T394">
      <style:text-properties fo:color="#9cdcfe" fo:font-family="Droid Sans Mono" style:font-family-asian="Droid Sans Mono" style:font-family-complex="Droid Sans Mono" fo:font-size="10.5pt"/>
    </style:style>
    <style:style style:family="text" style:name="T395">
      <style:text-properties fo:color="#d4d4d4" fo:font-family="Droid Sans Mono" style:font-family-asian="Droid Sans Mono" style:font-family-complex="Droid Sans Mono" fo:font-size="10.5pt"/>
    </style:style>
    <style:style style:family="text" style:name="T396">
      <style:text-properties fo:color="#b5cea8" fo:font-family="Droid Sans Mono" style:font-family-asian="Droid Sans Mono" style:font-family-complex="Droid Sans Mono" fo:font-size="10.5pt"/>
    </style:style>
    <style:style style:family="text" style:name="T397">
      <style:text-properties fo:color="#d4d4d4" fo:font-family="Droid Sans Mono" style:font-family-asian="Droid Sans Mono" style:font-family-complex="Droid Sans Mono" fo:font-size="10.5pt"/>
    </style:style>
    <style:style style:family="text" style:name="T398">
      <style:text-properties fo:color="#9cdcfe" fo:font-family="Droid Sans Mono" style:font-family-asian="Droid Sans Mono" style:font-family-complex="Droid Sans Mono" fo:font-size="10.5pt"/>
    </style:style>
    <style:style style:family="text" style:name="T399">
      <style:text-properties fo:color="#d4d4d4" fo:font-family="Droid Sans Mono" style:font-family-asian="Droid Sans Mono" style:font-family-complex="Droid Sans Mono" fo:font-size="10.5pt"/>
    </style:style>
    <style:style style:family="text" style:name="T400">
      <style:text-properties fo:color="#569cd6" fo:font-family="Droid Sans Mono" style:font-family-asian="Droid Sans Mono" style:font-family-complex="Droid Sans Mono" fo:font-size="10.5pt"/>
    </style:style>
    <style:style style:family="text" style:name="T401">
      <style:text-properties fo:color="#d4d4d4" fo:font-family="Droid Sans Mono" style:font-family-asian="Droid Sans Mono" style:font-family-complex="Droid Sans Mono" fo:font-size="10.5pt"/>
    </style:style>
    <style:style style:family="text" style:name="T402">
      <style:text-properties fo:color="#9cdcfe" fo:font-family="Droid Sans Mono" style:font-family-asian="Droid Sans Mono" style:font-family-complex="Droid Sans Mono" fo:font-size="10.5pt"/>
    </style:style>
    <style:style style:family="text" style:name="T403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14">
      <style:paragraph-properties style:line-height-at-least="14.25pt" fo:margin-left="0cm" fo:margin-right="0cm" fo:text-indent="0cm" fo:margin-top="0pt" fo:margin-bottom="0pt" fo:border="none"/>
    </style:style>
    <style:style style:family="text" style:name="T404">
      <style:text-properties fo:color="#d4d4d4" fo:font-family="Droid Sans Mono" style:font-family-asian="Droid Sans Mono" style:font-family-complex="Droid Sans Mono" fo:font-size="10.5pt"/>
    </style:style>
    <style:style style:family="text" style:name="T405">
      <style:text-properties fo:color="#dcdcaa" fo:font-family="Droid Sans Mono" style:font-family-asian="Droid Sans Mono" style:font-family-complex="Droid Sans Mono" fo:font-size="10.5pt"/>
    </style:style>
    <style:style style:family="text" style:name="T406">
      <style:text-properties fo:color="#d4d4d4" fo:font-family="Droid Sans Mono" style:font-family-asian="Droid Sans Mono" style:font-family-complex="Droid Sans Mono" fo:font-size="10.5pt"/>
    </style:style>
    <style:style style:family="text" style:name="T407">
      <style:text-properties fo:color="#ce9178" fo:font-family="Droid Sans Mono" style:font-family-asian="Droid Sans Mono" style:font-family-complex="Droid Sans Mono" fo:font-size="10.5pt"/>
    </style:style>
    <style:style style:family="text" style:name="T408">
      <style:text-properties fo:color="#9cdcfe" fo:font-family="Droid Sans Mono" style:font-family-asian="Droid Sans Mono" style:font-family-complex="Droid Sans Mono" fo:font-size="10.5pt"/>
    </style:style>
    <style:style style:family="text" style:name="T409">
      <style:text-properties fo:color="#ce9178" fo:font-family="Droid Sans Mono" style:font-family-asian="Droid Sans Mono" style:font-family-complex="Droid Sans Mono" fo:font-size="10.5pt"/>
    </style:style>
    <style:style style:family="text" style:name="T410">
      <style:text-properties fo:color="#d4d4d4" fo:font-family="Droid Sans Mono" style:font-family-asian="Droid Sans Mono" style:font-family-complex="Droid Sans Mono" fo:font-size="10.5pt"/>
    </style:style>
    <style:style style:family="text" style:name="T411">
      <style:text-properties fo:color="#9cdcfe" fo:font-family="Droid Sans Mono" style:font-family-asian="Droid Sans Mono" style:font-family-complex="Droid Sans Mono" fo:font-size="10.5pt"/>
    </style:style>
    <style:style style:family="text" style:name="T412">
      <style:text-properties fo:color="#d4d4d4" fo:font-family="Droid Sans Mono" style:font-family-asian="Droid Sans Mono" style:font-family-complex="Droid Sans Mono" fo:font-size="10.5pt"/>
    </style:style>
    <style:style style:family="text" style:name="T413">
      <style:text-properties fo:color="#9cdcfe" fo:font-family="Droid Sans Mono" style:font-family-asian="Droid Sans Mono" style:font-family-complex="Droid Sans Mono" fo:font-size="10.5pt"/>
    </style:style>
    <style:style style:family="text" style:name="T414">
      <style:text-properties fo:color="#d4d4d4" fo:font-family="Droid Sans Mono" style:font-family-asian="Droid Sans Mono" style:font-family-complex="Droid Sans Mono" fo:font-size="10.5pt"/>
    </style:style>
    <style:style style:family="text" style:name="T415">
      <style:text-properties fo:color="#9cdcfe" fo:font-family="Droid Sans Mono" style:font-family-asian="Droid Sans Mono" style:font-family-complex="Droid Sans Mono" fo:font-size="10.5pt"/>
    </style:style>
    <style:style style:family="text" style:name="T416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15">
      <style:paragraph-properties style:line-height-at-least="14.25pt" fo:margin-left="0cm" fo:margin-right="0cm" fo:text-indent="0cm" fo:margin-top="0pt" fo:margin-bottom="0pt" fo:border="none"/>
    </style:style>
    <style:style style:family="text" style:name="T417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16">
      <style:paragraph-properties style:line-height-at-least="14.25pt" fo:margin-left="0cm" fo:margin-right="0cm" fo:text-indent="0cm" fo:margin-top="0pt" fo:margin-bottom="0pt" fo:border="none"/>
    </style:style>
    <style:style style:family="text" style:name="T418">
      <style:text-properties fo:color="#d4d4d4" fo:font-family="Droid Sans Mono" style:font-family-asian="Droid Sans Mono" style:font-family-complex="Droid Sans Mono" fo:font-size="10.5pt"/>
    </style:style>
    <style:style style:family="text" style:name="T419">
      <style:text-properties fo:color="#dcdcaa" fo:font-family="Droid Sans Mono" style:font-family-asian="Droid Sans Mono" style:font-family-complex="Droid Sans Mono" fo:font-size="10.5pt"/>
    </style:style>
    <style:style style:family="text" style:name="T420">
      <style:text-properties fo:color="#d4d4d4" fo:font-family="Droid Sans Mono" style:font-family-asian="Droid Sans Mono" style:font-family-complex="Droid Sans Mono" fo:font-size="10.5pt"/>
    </style:style>
    <style:style style:family="text" style:name="T421">
      <style:text-properties fo:color="#ce9178" fo:font-family="Droid Sans Mono" style:font-family-asian="Droid Sans Mono" style:font-family-complex="Droid Sans Mono" fo:font-size="10.5pt"/>
    </style:style>
    <style:style style:family="text" style:name="T422">
      <style:text-properties fo:color="#d7ba7d" fo:font-family="Droid Sans Mono" style:font-family-asian="Droid Sans Mono" style:font-family-complex="Droid Sans Mono" fo:font-size="10.5pt"/>
    </style:style>
    <style:style style:family="text" style:name="T423">
      <style:text-properties fo:color="#ce9178" fo:font-family="Droid Sans Mono" style:font-family-asian="Droid Sans Mono" style:font-family-complex="Droid Sans Mono" fo:font-size="10.5pt"/>
    </style:style>
    <style:style style:family="text" style:name="T424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17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18">
      <style:paragraph-properties style:line-height-at-least="14.25pt" fo:margin-left="0cm" fo:margin-right="0cm" fo:text-indent="0cm" fo:margin-top="0pt" fo:margin-bottom="0pt" fo:border="none"/>
    </style:style>
    <style:style style:family="text" style:name="T425">
      <style:text-properties fo:color="#d4d4d4" fo:font-family="Droid Sans Mono" style:font-family-asian="Droid Sans Mono" style:font-family-complex="Droid Sans Mono" fo:font-size="10.5pt"/>
    </style:style>
    <style:style style:family="text" style:name="T426">
      <style:text-properties fo:color="#c586c0" fo:font-family="Droid Sans Mono" style:font-family-asian="Droid Sans Mono" style:font-family-complex="Droid Sans Mono" fo:font-size="10.5pt"/>
    </style:style>
    <style:style style:family="text" style:name="T427">
      <style:text-properties fo:color="#d4d4d4" fo:font-family="Droid Sans Mono" style:font-family-asian="Droid Sans Mono" style:font-family-complex="Droid Sans Mono" fo:font-size="10.5pt"/>
    </style:style>
    <style:style style:family="text" style:name="T428">
      <style:text-properties fo:color="#b5cea8" fo:font-family="Droid Sans Mono" style:font-family-asian="Droid Sans Mono" style:font-family-complex="Droid Sans Mono" fo:font-size="10.5pt"/>
    </style:style>
    <style:style style:family="text" style:name="T429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19">
      <style:paragraph-properties style:line-height-at-least="14.25pt" fo:margin-left="0cm" fo:margin-right="0cm" fo:text-indent="0cm" fo:margin-top="0pt" fo:margin-bottom="0pt" fo:border="none"/>
    </style:style>
    <style:style style:family="text" style:name="T430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20">
      <style:paragraph-properties fo:line-height="150%" fo:text-align="justify" fo:margin-left="0.635cm" fo:margin-right="0cm" fo:text-indent="0cm" fo:margin-top="6pt" fo:margin-bottom="6pt">
        <style:tab-stops>
          <style:tab-stop style:position="3.173cm" style:type="left"/>
        </style:tab-stops>
      </style:paragraph-properties>
    </style:style>
    <style:style style:parent-style-name="721" style:list-style-name="WWNum5" style:family="paragraph" style:name="P221">
      <style:paragraph-properties fo:line-height="150%" fo:text-align="justify" fo:margin-top="6pt" fo:margin-bottom="6pt">
        <style:tab-stops>
          <style:tab-stop style:position="2.538cm" style:type="left"/>
        </style:tab-stops>
      </style:paragraph-properties>
    </style:style>
    <style:style style:family="text" style:name="T431">
      <style:text-properties fo:color="#000066" fo:font-family="Arial" style:font-family-complex="Arial"/>
    </style:style>
    <style:style style:family="text" style:name="T432">
      <style:text-properties fo:color="#000066" fo:font-family="Arial" style:font-family-complex="Arial" fo:language="pt" fo:country="PT"/>
    </style:style>
    <style:style style:family="text" style:name="T433">
      <style:text-properties fo:color="#000066" fo:font-family="Arial" style:font-family-complex="Arial"/>
    </style:style>
    <style:style style:parent-style-name="721" style:family="paragraph" style:name="P222">
      <style:paragraph-properties fo:line-height="150%" fo:text-align="justify" fo:margin-left="0.635cm" fo:margin-right="0cm" fo:text-indent="0cm" fo:margin-top="6pt" fo:margin-bottom="6pt">
        <style:tab-stops>
          <style:tab-stop style:position="3.173cm" style:type="left"/>
        </style:tab-stops>
      </style:paragraph-properties>
    </style:style>
    <style:style style:parent-style-name="721" style:family="paragraph" style:name="P223">
      <style:paragraph-properties style:line-height-at-least="14.25pt" fo:margin-left="0cm" fo:margin-right="0cm" fo:text-indent="0cm" fo:margin-top="0pt" fo:margin-bottom="0pt" fo:border="none"/>
    </style:style>
    <style:style style:family="text" style:name="T434">
      <style:text-properties fo:color="#b5cea8" fo:font-family="Droid Sans Mono" style:font-family-asian="Droid Sans Mono" style:font-family-complex="Droid Sans Mono" fo:font-size="10.5pt"/>
    </style:style>
    <style:style style:parent-style-name="721" style:family="paragraph" style:name="P224">
      <style:paragraph-properties style:line-height-at-least="14.25pt" fo:margin-left="0cm" fo:margin-right="0cm" fo:text-indent="0cm" fo:margin-top="0pt" fo:margin-bottom="0pt" fo:border="none"/>
    </style:style>
    <style:style style:family="text" style:name="T435">
      <style:text-properties fo:color="#b5cea8" fo:font-family="Droid Sans Mono" style:font-family-asian="Droid Sans Mono" style:font-family-complex="Droid Sans Mono" fo:font-size="10.5pt"/>
    </style:style>
    <style:style style:parent-style-name="721" style:family="paragraph" style:name="P225">
      <style:paragraph-properties style:line-height-at-least="14.25pt" fo:margin-left="0cm" fo:margin-right="0cm" fo:text-indent="0cm" fo:margin-top="0pt" fo:margin-bottom="0pt" fo:border="none"/>
    </style:style>
    <style:style style:family="text" style:name="T436">
      <style:text-properties fo:color="#c586c0" fo:font-family="Droid Sans Mono" style:font-family-asian="Droid Sans Mono" style:font-family-complex="Droid Sans Mono" fo:font-size="10.5pt"/>
    </style:style>
    <style:style style:family="text" style:name="T437">
      <style:text-properties fo:color="#569cd6" fo:font-family="Droid Sans Mono" style:font-family-asian="Droid Sans Mono" style:font-family-complex="Droid Sans Mono" fo:font-size="10.5pt"/>
    </style:style>
    <style:style style:family="text" style:name="T438">
      <style:text-properties fo:color="#b5cea8" fo:font-family="Droid Sans Mono" style:font-family-asian="Droid Sans Mono" style:font-family-complex="Droid Sans Mono" fo:font-size="10.5pt"/>
    </style:style>
    <style:style style:parent-style-name="721" style:family="paragraph" style:name="P226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27">
      <style:paragraph-properties style:line-height-at-least="14.25pt" fo:margin-left="0cm" fo:margin-right="0cm" fo:text-indent="0cm" fo:margin-top="0pt" fo:margin-bottom="0pt" fo:border="none"/>
    </style:style>
    <style:style style:family="text" style:name="T439">
      <style:text-properties fo:color="#6a9955" fo:font-family="Droid Sans Mono" style:font-family-asian="Droid Sans Mono" style:font-family-complex="Droid Sans Mono" fo:font-size="10.5pt"/>
    </style:style>
    <style:style style:parent-style-name="721" style:family="paragraph" style:name="P228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29">
      <style:paragraph-properties style:line-height-at-least="14.25pt" fo:margin-left="0cm" fo:margin-right="0cm" fo:text-indent="0cm" fo:margin-top="0pt" fo:margin-bottom="0pt" fo:border="none"/>
    </style:style>
    <style:style style:family="text" style:name="T440">
      <style:text-properties fo:color="#569cd6" fo:font-family="Droid Sans Mono" style:font-family-asian="Droid Sans Mono" style:font-family-complex="Droid Sans Mono" fo:font-size="10.5pt"/>
    </style:style>
    <style:style style:family="text" style:name="T441">
      <style:text-properties fo:color="#d4d4d4" fo:font-family="Droid Sans Mono" style:font-family-asian="Droid Sans Mono" style:font-family-complex="Droid Sans Mono" fo:font-size="10.5pt"/>
    </style:style>
    <style:style style:family="text" style:name="T442">
      <style:text-properties fo:color="#569cd6" fo:font-family="Droid Sans Mono" style:font-family-asian="Droid Sans Mono" style:font-family-complex="Droid Sans Mono" fo:font-size="10.5pt"/>
    </style:style>
    <style:style style:family="text" style:name="T443">
      <style:text-properties fo:color="#d4d4d4" fo:font-family="Droid Sans Mono" style:font-family-asian="Droid Sans Mono" style:font-family-complex="Droid Sans Mono" fo:font-size="10.5pt"/>
    </style:style>
    <style:style style:family="text" style:name="T444">
      <style:text-properties fo:color="#4ec9b0" fo:font-family="Droid Sans Mono" style:font-family-asian="Droid Sans Mono" style:font-family-complex="Droid Sans Mono" fo:font-size="10.5pt"/>
    </style:style>
    <style:style style:parent-style-name="721" style:family="paragraph" style:name="P230">
      <style:paragraph-properties style:line-height-at-least="14.25pt" fo:margin-left="0cm" fo:margin-right="0cm" fo:text-indent="0cm" fo:margin-top="0pt" fo:margin-bottom="0pt" fo:border="none"/>
    </style:style>
    <style:style style:family="text" style:name="T445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31">
      <style:paragraph-properties style:line-height-at-least="14.25pt" fo:margin-left="0cm" fo:margin-right="0cm" fo:text-indent="0cm" fo:margin-top="0pt" fo:margin-bottom="0pt" fo:border="none"/>
    </style:style>
    <style:style style:family="text" style:name="T446">
      <style:text-properties fo:color="#6a9955" fo:font-family="Droid Sans Mono" style:font-family-asian="Droid Sans Mono" style:font-family-complex="Droid Sans Mono" fo:font-size="10.5pt"/>
    </style:style>
    <style:style style:parent-style-name="721" style:family="paragraph" style:name="P232">
      <style:paragraph-properties style:line-height-at-least="14.25pt" fo:margin-left="0cm" fo:margin-right="0cm" fo:text-indent="0cm" fo:margin-top="0pt" fo:margin-bottom="0pt" fo:border="none"/>
    </style:style>
    <style:style style:family="text" style:name="T447">
      <style:text-properties fo:color="#6a9955" fo:font-family="Droid Sans Mono" style:font-family-asian="Droid Sans Mono" style:font-family-complex="Droid Sans Mono" fo:font-size="10.5pt"/>
    </style:style>
    <style:style style:parent-style-name="721" style:family="paragraph" style:name="P233">
      <style:paragraph-properties style:line-height-at-least="14.25pt" fo:margin-left="0cm" fo:margin-right="0cm" fo:text-indent="0cm" fo:margin-top="0pt" fo:margin-bottom="0pt" fo:border="none"/>
    </style:style>
    <style:style style:family="text" style:name="T448">
      <style:text-properties fo:color="#d4d4d4" fo:font-family="Droid Sans Mono" style:font-family-asian="Droid Sans Mono" style:font-family-complex="Droid Sans Mono" fo:font-size="10.5pt"/>
    </style:style>
    <style:style style:family="text" style:name="T449">
      <style:text-properties fo:color="#569cd6" fo:font-family="Droid Sans Mono" style:font-family-asian="Droid Sans Mono" style:font-family-complex="Droid Sans Mono" fo:font-size="10.5pt"/>
    </style:style>
    <style:style style:family="text" style:name="T450">
      <style:text-properties fo:color="#d4d4d4" fo:font-family="Droid Sans Mono" style:font-family-asian="Droid Sans Mono" style:font-family-complex="Droid Sans Mono" fo:font-size="10.5pt"/>
    </style:style>
    <style:style style:family="text" style:name="T451">
      <style:text-properties fo:color="#9cdcfe" fo:font-family="Droid Sans Mono" style:font-family-asian="Droid Sans Mono" style:font-family-complex="Droid Sans Mono" fo:font-size="10.5pt"/>
    </style:style>
    <style:style style:family="text" style:name="T452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34">
      <style:paragraph-properties style:line-height-at-least="14.25pt" fo:margin-left="0cm" fo:margin-right="0cm" fo:text-indent="0cm" fo:margin-top="0pt" fo:margin-bottom="0pt" fo:border="none"/>
    </style:style>
    <style:style style:family="text" style:name="T453">
      <style:text-properties fo:color="#d4d4d4" fo:font-family="Droid Sans Mono" style:font-family-asian="Droid Sans Mono" style:font-family-complex="Droid Sans Mono" fo:font-size="10.5pt"/>
    </style:style>
    <style:style style:family="text" style:name="T454">
      <style:text-properties fo:color="#4ec9b0" fo:font-family="Droid Sans Mono" style:font-family-asian="Droid Sans Mono" style:font-family-complex="Droid Sans Mono" fo:font-size="10.5pt"/>
    </style:style>
    <style:style style:family="text" style:name="T455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35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36">
      <style:paragraph-properties style:line-height-at-least="14.25pt" fo:margin-left="0cm" fo:margin-right="0cm" fo:text-indent="0cm" fo:margin-top="0pt" fo:margin-bottom="0pt" fo:border="none"/>
    </style:style>
    <style:style style:family="text" style:name="T456">
      <style:text-properties fo:color="#6a9955" fo:font-family="Droid Sans Mono" style:font-family-asian="Droid Sans Mono" style:font-family-complex="Droid Sans Mono" fo:font-size="10.5pt"/>
    </style:style>
    <style:style style:parent-style-name="721" style:family="paragraph" style:name="P237">
      <style:paragraph-properties style:line-height-at-least="14.25pt" fo:margin-left="0cm" fo:margin-right="0cm" fo:text-indent="0cm" fo:margin-top="0pt" fo:margin-bottom="0pt" fo:border="none"/>
    </style:style>
    <style:style style:family="text" style:name="T457">
      <style:text-properties fo:color="#569cd6" fo:font-family="Droid Sans Mono" style:font-family-asian="Droid Sans Mono" style:font-family-complex="Droid Sans Mono" fo:font-size="10.5pt"/>
    </style:style>
    <style:style style:family="text" style:name="T458">
      <style:text-properties fo:color="#d4d4d4" fo:font-family="Droid Sans Mono" style:font-family-asian="Droid Sans Mono" style:font-family-complex="Droid Sans Mono" fo:font-size="10.5pt"/>
    </style:style>
    <style:style style:family="text" style:name="T459">
      <style:text-properties fo:color="#dcdcaa" fo:font-family="Droid Sans Mono" style:font-family-asian="Droid Sans Mono" style:font-family-complex="Droid Sans Mono" fo:font-size="10.5pt"/>
    </style:style>
    <style:style style:family="text" style:name="T460">
      <style:text-properties fo:color="#d4d4d4" fo:font-family="Droid Sans Mono" style:font-family-asian="Droid Sans Mono" style:font-family-complex="Droid Sans Mono" fo:font-size="10.5pt"/>
    </style:style>
    <style:style style:family="text" style:name="T461">
      <style:text-properties fo:color="#4ec9b0" fo:font-family="Droid Sans Mono" style:font-family-asian="Droid Sans Mono" style:font-family-complex="Droid Sans Mono" fo:font-size="10.5pt"/>
    </style:style>
    <style:style style:family="text" style:name="T462">
      <style:text-properties fo:color="#d4d4d4" fo:font-family="Droid Sans Mono" style:font-family-asian="Droid Sans Mono" style:font-family-complex="Droid Sans Mono" fo:font-size="10.5pt"/>
    </style:style>
    <style:style style:family="text" style:name="T463">
      <style:text-properties fo:color="#9cdcfe" fo:font-family="Droid Sans Mono" style:font-family-asian="Droid Sans Mono" style:font-family-complex="Droid Sans Mono" fo:font-size="10.5pt"/>
    </style:style>
    <style:style style:family="text" style:name="T464">
      <style:text-properties fo:color="#d4d4d4" fo:font-family="Droid Sans Mono" style:font-family-asian="Droid Sans Mono" style:font-family-complex="Droid Sans Mono" fo:font-size="10.5pt"/>
    </style:style>
    <style:style style:family="text" style:name="T465">
      <style:text-properties fo:color="#4ec9b0" fo:font-family="Droid Sans Mono" style:font-family-asian="Droid Sans Mono" style:font-family-complex="Droid Sans Mono" fo:font-size="10.5pt"/>
    </style:style>
    <style:style style:family="text" style:name="T466">
      <style:text-properties fo:color="#d4d4d4" fo:font-family="Droid Sans Mono" style:font-family-asian="Droid Sans Mono" style:font-family-complex="Droid Sans Mono" fo:font-size="10.5pt"/>
    </style:style>
    <style:style style:family="text" style:name="T467">
      <style:text-properties fo:color="#9cdcfe" fo:font-family="Droid Sans Mono" style:font-family-asian="Droid Sans Mono" style:font-family-complex="Droid Sans Mono" fo:font-size="10.5pt"/>
    </style:style>
    <style:style style:family="text" style:name="T468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38">
      <style:paragraph-properties style:line-height-at-least="14.25pt" fo:margin-left="0cm" fo:margin-right="0cm" fo:text-indent="0cm" fo:margin-top="0pt" fo:margin-bottom="0pt" fo:border="none"/>
    </style:style>
    <style:style style:family="text" style:name="T469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39">
      <style:paragraph-properties style:line-height-at-least="14.25pt" fo:margin-left="0cm" fo:margin-right="0cm" fo:text-indent="0cm" fo:margin-top="0pt" fo:margin-bottom="0pt" fo:border="none"/>
    </style:style>
    <style:style style:family="text" style:name="T470">
      <style:text-properties fo:color="#6a9955" fo:font-family="Droid Sans Mono" style:font-family-asian="Droid Sans Mono" style:font-family-complex="Droid Sans Mono" fo:font-size="10.5pt"/>
    </style:style>
    <style:style style:parent-style-name="721" style:family="paragraph" style:name="P240">
      <style:paragraph-properties style:line-height-at-least="14.25pt" fo:margin-left="0cm" fo:margin-right="0cm" fo:text-indent="0cm" fo:margin-top="0pt" fo:margin-bottom="0pt" fo:border="none"/>
    </style:style>
    <style:style style:family="text" style:name="T471">
      <style:text-properties fo:color="#d4d4d4" fo:font-family="Droid Sans Mono" style:font-family-asian="Droid Sans Mono" style:font-family-complex="Droid Sans Mono" fo:font-size="10.5pt"/>
    </style:style>
    <style:style style:family="text" style:name="T472">
      <style:text-properties fo:color="#c586c0" fo:font-family="Droid Sans Mono" style:font-family-asian="Droid Sans Mono" style:font-family-complex="Droid Sans Mono" fo:font-size="10.5pt"/>
    </style:style>
    <style:style style:family="text" style:name="T473">
      <style:text-properties fo:color="#d4d4d4" fo:font-family="Droid Sans Mono" style:font-family-asian="Droid Sans Mono" style:font-family-complex="Droid Sans Mono" fo:font-size="10.5pt"/>
    </style:style>
    <style:style style:family="text" style:name="T474">
      <style:text-properties fo:color="#dcdcaa" fo:font-family="Droid Sans Mono" style:font-family-asian="Droid Sans Mono" style:font-family-complex="Droid Sans Mono" fo:font-size="10.5pt"/>
    </style:style>
    <style:style style:family="text" style:name="T475">
      <style:text-properties fo:color="#d4d4d4" fo:font-family="Droid Sans Mono" style:font-family-asian="Droid Sans Mono" style:font-family-complex="Droid Sans Mono" fo:font-size="10.5pt"/>
    </style:style>
    <style:style style:family="text" style:name="T476">
      <style:text-properties fo:color="#9cdcfe" fo:font-family="Droid Sans Mono" style:font-family-asian="Droid Sans Mono" style:font-family-complex="Droid Sans Mono" fo:font-size="10.5pt"/>
    </style:style>
    <style:style style:family="text" style:name="T477">
      <style:text-properties fo:color="#d4d4d4" fo:font-family="Droid Sans Mono" style:font-family-asian="Droid Sans Mono" style:font-family-complex="Droid Sans Mono" fo:font-size="10.5pt"/>
    </style:style>
    <style:style style:family="text" style:name="T478">
      <style:text-properties fo:color="#9cdcfe" fo:font-family="Droid Sans Mono" style:font-family-asian="Droid Sans Mono" style:font-family-complex="Droid Sans Mono" fo:font-size="10.5pt"/>
    </style:style>
    <style:style style:family="text" style:name="T479">
      <style:text-properties fo:color="#d4d4d4" fo:font-family="Droid Sans Mono" style:font-family-asian="Droid Sans Mono" style:font-family-complex="Droid Sans Mono" fo:font-size="10.5pt"/>
    </style:style>
    <style:style style:family="text" style:name="T480">
      <style:text-properties fo:color="#9cdcfe" fo:font-family="Droid Sans Mono" style:font-family-asian="Droid Sans Mono" style:font-family-complex="Droid Sans Mono" fo:font-size="10.5pt"/>
    </style:style>
    <style:style style:family="text" style:name="T481">
      <style:text-properties fo:color="#d4d4d4" fo:font-family="Droid Sans Mono" style:font-family-asian="Droid Sans Mono" style:font-family-complex="Droid Sans Mono" fo:font-size="10.5pt"/>
    </style:style>
    <style:style style:family="text" style:name="T482">
      <style:text-properties fo:color="#9cdcfe" fo:font-family="Droid Sans Mono" style:font-family-asian="Droid Sans Mono" style:font-family-complex="Droid Sans Mono" fo:font-size="10.5pt"/>
    </style:style>
    <style:style style:family="text" style:name="T483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41">
      <style:paragraph-properties style:line-height-at-least="14.25pt" fo:margin-left="0cm" fo:margin-right="0cm" fo:text-indent="0cm" fo:margin-top="0pt" fo:margin-bottom="0pt" fo:border="none"/>
    </style:style>
    <style:style style:family="text" style:name="T484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42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43">
      <style:paragraph-properties style:line-height-at-least="14.25pt" fo:margin-left="0cm" fo:margin-right="0cm" fo:text-indent="0cm" fo:margin-top="0pt" fo:margin-bottom="0pt" fo:border="none"/>
    </style:style>
    <style:style style:family="text" style:name="T485">
      <style:text-properties fo:color="#569cd6" fo:font-family="Droid Sans Mono" style:font-family-asian="Droid Sans Mono" style:font-family-complex="Droid Sans Mono" fo:font-size="10.5pt"/>
    </style:style>
    <style:style style:family="text" style:name="T486">
      <style:text-properties fo:color="#d4d4d4" fo:font-family="Droid Sans Mono" style:font-family-asian="Droid Sans Mono" style:font-family-complex="Droid Sans Mono" fo:font-size="10.5pt"/>
    </style:style>
    <style:style style:family="text" style:name="T487">
      <style:text-properties fo:color="#dcdcaa" fo:font-family="Droid Sans Mono" style:font-family-asian="Droid Sans Mono" style:font-family-complex="Droid Sans Mono" fo:font-size="10.5pt"/>
    </style:style>
    <style:style style:family="text" style:name="T488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44">
      <style:paragraph-properties style:line-height-at-least="14.25pt" fo:margin-left="0cm" fo:margin-right="0cm" fo:text-indent="0cm" fo:margin-top="0pt" fo:margin-bottom="0pt" fo:border="none"/>
    </style:style>
    <style:style style:family="text" style:name="T489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45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46">
      <style:paragraph-properties style:line-height-at-least="14.25pt" fo:margin-left="0cm" fo:margin-right="0cm" fo:text-indent="0cm" fo:margin-top="0pt" fo:margin-bottom="0pt" fo:border="none"/>
    </style:style>
    <style:style style:family="text" style:name="T490">
      <style:text-properties fo:color="#d4d4d4" fo:font-family="Droid Sans Mono" style:font-family-asian="Droid Sans Mono" style:font-family-complex="Droid Sans Mono" fo:font-size="10.5pt"/>
    </style:style>
    <style:style style:family="text" style:name="T491">
      <style:text-properties fo:color="#4ec9b0" fo:font-family="Droid Sans Mono" style:font-family-asian="Droid Sans Mono" style:font-family-complex="Droid Sans Mono" fo:font-size="10.5pt"/>
    </style:style>
    <style:style style:family="text" style:name="T492">
      <style:text-properties fo:color="#d4d4d4" fo:font-family="Droid Sans Mono" style:font-family-asian="Droid Sans Mono" style:font-family-complex="Droid Sans Mono" fo:font-size="10.5pt"/>
    </style:style>
    <style:style style:family="text" style:name="T493">
      <style:text-properties fo:color="#9cdcfe" fo:font-family="Droid Sans Mono" style:font-family-asian="Droid Sans Mono" style:font-family-complex="Droid Sans Mono" fo:font-size="10.5pt"/>
    </style:style>
    <style:style style:family="text" style:name="T494">
      <style:text-properties fo:color="#d4d4d4" fo:font-family="Droid Sans Mono" style:font-family-asian="Droid Sans Mono" style:font-family-complex="Droid Sans Mono" fo:font-size="10.5pt"/>
    </style:style>
    <style:style style:family="text" style:name="T495">
      <style:text-properties fo:color="#569cd6" fo:font-family="Droid Sans Mono" style:font-family-asian="Droid Sans Mono" style:font-family-complex="Droid Sans Mono" fo:font-size="10.5pt"/>
    </style:style>
    <style:style style:family="text" style:name="T496">
      <style:text-properties fo:color="#d4d4d4" fo:font-family="Droid Sans Mono" style:font-family-asian="Droid Sans Mono" style:font-family-complex="Droid Sans Mono" fo:font-size="10.5pt"/>
    </style:style>
    <style:style style:family="text" style:name="T497">
      <style:text-properties fo:color="#b5cea8" fo:font-family="Droid Sans Mono" style:font-family-asian="Droid Sans Mono" style:font-family-complex="Droid Sans Mono" fo:font-size="10.5pt"/>
    </style:style>
    <style:style style:family="text" style:name="T498">
      <style:text-properties fo:color="#d4d4d4" fo:font-family="Droid Sans Mono" style:font-family-asian="Droid Sans Mono" style:font-family-complex="Droid Sans Mono" fo:font-size="10.5pt"/>
    </style:style>
    <style:style style:family="text" style:name="T499">
      <style:text-properties fo:color="#b5cea8" fo:font-family="Droid Sans Mono" style:font-family-asian="Droid Sans Mono" style:font-family-complex="Droid Sans Mono" fo:font-size="10.5pt"/>
    </style:style>
    <style:style style:family="text" style:name="T500">
      <style:text-properties fo:color="#d4d4d4" fo:font-family="Droid Sans Mono" style:font-family-asian="Droid Sans Mono" style:font-family-complex="Droid Sans Mono" fo:font-size="10.5pt"/>
    </style:style>
    <style:style style:family="text" style:name="T501">
      <style:text-properties fo:color="#b5cea8" fo:font-family="Droid Sans Mono" style:font-family-asian="Droid Sans Mono" style:font-family-complex="Droid Sans Mono" fo:font-size="10.5pt"/>
    </style:style>
    <style:style style:family="text" style:name="T502">
      <style:text-properties fo:color="#d4d4d4" fo:font-family="Droid Sans Mono" style:font-family-asian="Droid Sans Mono" style:font-family-complex="Droid Sans Mono" fo:font-size="10.5pt"/>
    </style:style>
    <style:style style:family="text" style:name="T503">
      <style:text-properties fo:color="#b5cea8" fo:font-family="Droid Sans Mono" style:font-family-asian="Droid Sans Mono" style:font-family-complex="Droid Sans Mono" fo:font-size="10.5pt"/>
    </style:style>
    <style:style style:family="text" style:name="T504">
      <style:text-properties fo:color="#d4d4d4" fo:font-family="Droid Sans Mono" style:font-family-asian="Droid Sans Mono" style:font-family-complex="Droid Sans Mono" fo:font-size="10.5pt"/>
    </style:style>
    <style:style style:family="text" style:name="T505">
      <style:text-properties fo:color="#b5cea8" fo:font-family="Droid Sans Mono" style:font-family-asian="Droid Sans Mono" style:font-family-complex="Droid Sans Mono" fo:font-size="10.5pt"/>
    </style:style>
    <style:style style:family="text" style:name="T506">
      <style:text-properties fo:color="#d4d4d4" fo:font-family="Droid Sans Mono" style:font-family-asian="Droid Sans Mono" style:font-family-complex="Droid Sans Mono" fo:font-size="10.5pt"/>
    </style:style>
    <style:style style:family="text" style:name="T507">
      <style:text-properties fo:color="#b5cea8" fo:font-family="Droid Sans Mono" style:font-family-asian="Droid Sans Mono" style:font-family-complex="Droid Sans Mono" fo:font-size="10.5pt"/>
    </style:style>
    <style:style style:family="text" style:name="T508">
      <style:text-properties fo:color="#d4d4d4" fo:font-family="Droid Sans Mono" style:font-family-asian="Droid Sans Mono" style:font-family-complex="Droid Sans Mono" fo:font-size="10.5pt"/>
    </style:style>
    <style:style style:family="text" style:name="T509">
      <style:text-properties fo:color="#b5cea8" fo:font-family="Droid Sans Mono" style:font-family-asian="Droid Sans Mono" style:font-family-complex="Droid Sans Mono" fo:font-size="10.5pt"/>
    </style:style>
    <style:style style:family="text" style:name="T510">
      <style:text-properties fo:color="#d4d4d4" fo:font-family="Droid Sans Mono" style:font-family-asian="Droid Sans Mono" style:font-family-complex="Droid Sans Mono" fo:font-size="10.5pt"/>
    </style:style>
    <style:style style:family="text" style:name="T511">
      <style:text-properties fo:color="#b5cea8" fo:font-family="Droid Sans Mono" style:font-family-asian="Droid Sans Mono" style:font-family-complex="Droid Sans Mono" fo:font-size="10.5pt"/>
    </style:style>
    <style:style style:family="text" style:name="T512">
      <style:text-properties fo:color="#d4d4d4" fo:font-family="Droid Sans Mono" style:font-family-asian="Droid Sans Mono" style:font-family-complex="Droid Sans Mono" fo:font-size="10.5pt"/>
    </style:style>
    <style:style style:family="text" style:name="T513">
      <style:text-properties fo:color="#b5cea8" fo:font-family="Droid Sans Mono" style:font-family-asian="Droid Sans Mono" style:font-family-complex="Droid Sans Mono" fo:font-size="10.5pt"/>
    </style:style>
    <style:style style:family="text" style:name="T514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47">
      <style:paragraph-properties style:line-height-at-least="14.25pt" fo:margin-left="0cm" fo:margin-right="0cm" fo:text-indent="0cm" fo:margin-top="0pt" fo:margin-bottom="0pt" fo:border="none"/>
    </style:style>
    <style:style style:family="text" style:name="T515">
      <style:text-properties fo:color="#d4d4d4" fo:font-family="Droid Sans Mono" style:font-family-asian="Droid Sans Mono" style:font-family-complex="Droid Sans Mono" fo:font-size="10.5pt"/>
    </style:style>
    <style:style style:family="text" style:name="T516">
      <style:text-properties fo:color="#569cd6" fo:font-family="Droid Sans Mono" style:font-family-asian="Droid Sans Mono" style:font-family-complex="Droid Sans Mono" fo:font-size="10.5pt"/>
    </style:style>
    <style:style style:family="text" style:name="T517">
      <style:text-properties fo:color="#d4d4d4" fo:font-family="Droid Sans Mono" style:font-family-asian="Droid Sans Mono" style:font-family-complex="Droid Sans Mono" fo:font-size="10.5pt"/>
    </style:style>
    <style:style style:family="text" style:name="T518">
      <style:text-properties fo:color="#9cdcfe" fo:font-family="Droid Sans Mono" style:font-family-asian="Droid Sans Mono" style:font-family-complex="Droid Sans Mono" fo:font-size="10.5pt"/>
    </style:style>
    <style:style style:family="text" style:name="T519">
      <style:text-properties fo:color="#d4d4d4" fo:font-family="Droid Sans Mono" style:font-family-asian="Droid Sans Mono" style:font-family-complex="Droid Sans Mono" fo:font-size="10.5pt"/>
    </style:style>
    <style:style style:family="text" style:name="T520">
      <style:text-properties fo:color="#b5cea8" fo:font-family="Droid Sans Mono" style:font-family-asian="Droid Sans Mono" style:font-family-complex="Droid Sans Mono" fo:font-size="10.5pt"/>
    </style:style>
    <style:style style:family="text" style:name="T521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48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49">
      <style:paragraph-properties style:line-height-at-least="14.25pt" fo:margin-left="0cm" fo:margin-right="0cm" fo:text-indent="0cm" fo:margin-top="0pt" fo:margin-bottom="0pt" fo:border="none"/>
    </style:style>
    <style:style style:family="text" style:name="T522">
      <style:text-properties fo:color="#d4d4d4" fo:font-family="Droid Sans Mono" style:font-family-asian="Droid Sans Mono" style:font-family-complex="Droid Sans Mono" fo:font-size="10.5pt"/>
    </style:style>
    <style:style style:family="text" style:name="T523">
      <style:text-properties fo:color="#c586c0" fo:font-family="Droid Sans Mono" style:font-family-asian="Droid Sans Mono" style:font-family-complex="Droid Sans Mono" fo:font-size="10.5pt"/>
    </style:style>
    <style:style style:family="text" style:name="T524">
      <style:text-properties fo:color="#d4d4d4" fo:font-family="Droid Sans Mono" style:font-family-asian="Droid Sans Mono" style:font-family-complex="Droid Sans Mono" fo:font-size="10.5pt"/>
    </style:style>
    <style:style style:family="text" style:name="T525">
      <style:text-properties fo:color="#569cd6" fo:font-family="Droid Sans Mono" style:font-family-asian="Droid Sans Mono" style:font-family-complex="Droid Sans Mono" fo:font-size="10.5pt"/>
    </style:style>
    <style:style style:family="text" style:name="T526">
      <style:text-properties fo:color="#d4d4d4" fo:font-family="Droid Sans Mono" style:font-family-asian="Droid Sans Mono" style:font-family-complex="Droid Sans Mono" fo:font-size="10.5pt"/>
    </style:style>
    <style:style style:family="text" style:name="T527">
      <style:text-properties fo:color="#9cdcfe" fo:font-family="Droid Sans Mono" style:font-family-asian="Droid Sans Mono" style:font-family-complex="Droid Sans Mono" fo:font-size="10.5pt"/>
    </style:style>
    <style:style style:family="text" style:name="T528">
      <style:text-properties fo:color="#d4d4d4" fo:font-family="Droid Sans Mono" style:font-family-asian="Droid Sans Mono" style:font-family-complex="Droid Sans Mono" fo:font-size="10.5pt"/>
    </style:style>
    <style:style style:family="text" style:name="T529">
      <style:text-properties fo:color="#b5cea8" fo:font-family="Droid Sans Mono" style:font-family-asian="Droid Sans Mono" style:font-family-complex="Droid Sans Mono" fo:font-size="10.5pt"/>
    </style:style>
    <style:style style:family="text" style:name="T530">
      <style:text-properties fo:color="#d4d4d4" fo:font-family="Droid Sans Mono" style:font-family-asian="Droid Sans Mono" style:font-family-complex="Droid Sans Mono" fo:font-size="10.5pt"/>
    </style:style>
    <style:style style:family="text" style:name="T531">
      <style:text-properties fo:color="#9cdcfe" fo:font-family="Droid Sans Mono" style:font-family-asian="Droid Sans Mono" style:font-family-complex="Droid Sans Mono" fo:font-size="10.5pt"/>
    </style:style>
    <style:style style:family="text" style:name="T532">
      <style:text-properties fo:color="#d4d4d4" fo:font-family="Droid Sans Mono" style:font-family-asian="Droid Sans Mono" style:font-family-complex="Droid Sans Mono" fo:font-size="10.5pt"/>
    </style:style>
    <style:style style:family="text" style:name="T533">
      <style:text-properties fo:color="#569cd6" fo:font-family="Droid Sans Mono" style:font-family-asian="Droid Sans Mono" style:font-family-complex="Droid Sans Mono" fo:font-size="10.5pt"/>
    </style:style>
    <style:style style:family="text" style:name="T534">
      <style:text-properties fo:color="#d4d4d4" fo:font-family="Droid Sans Mono" style:font-family-asian="Droid Sans Mono" style:font-family-complex="Droid Sans Mono" fo:font-size="10.5pt"/>
    </style:style>
    <style:style style:family="text" style:name="T535">
      <style:text-properties fo:color="#9cdcfe" fo:font-family="Droid Sans Mono" style:font-family-asian="Droid Sans Mono" style:font-family-complex="Droid Sans Mono" fo:font-size="10.5pt"/>
    </style:style>
    <style:style style:family="text" style:name="T536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50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51">
      <style:paragraph-properties style:line-height-at-least="14.25pt" fo:margin-left="0cm" fo:margin-right="0cm" fo:text-indent="0cm" fo:margin-top="0pt" fo:margin-bottom="0pt" fo:border="none"/>
    </style:style>
    <style:style style:family="text" style:name="T537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52">
      <style:paragraph-properties style:line-height-at-least="14.25pt" fo:margin-left="0cm" fo:margin-right="0cm" fo:text-indent="0cm" fo:margin-top="0pt" fo:margin-bottom="0pt" fo:border="none"/>
    </style:style>
    <style:style style:family="text" style:name="T538">
      <style:text-properties fo:color="#d4d4d4" fo:font-family="Droid Sans Mono" style:font-family-asian="Droid Sans Mono" style:font-family-complex="Droid Sans Mono" fo:font-size="10.5pt"/>
    </style:style>
    <style:style style:family="text" style:name="T539">
      <style:text-properties fo:color="#c586c0" fo:font-family="Droid Sans Mono" style:font-family-asian="Droid Sans Mono" style:font-family-complex="Droid Sans Mono" fo:font-size="10.5pt"/>
    </style:style>
    <style:style style:family="text" style:name="T540">
      <style:text-properties fo:color="#d4d4d4" fo:font-family="Droid Sans Mono" style:font-family-asian="Droid Sans Mono" style:font-family-complex="Droid Sans Mono" fo:font-size="10.5pt"/>
    </style:style>
    <style:style style:family="text" style:name="T541">
      <style:text-properties fo:color="#569cd6" fo:font-family="Droid Sans Mono" style:font-family-asian="Droid Sans Mono" style:font-family-complex="Droid Sans Mono" fo:font-size="10.5pt"/>
    </style:style>
    <style:style style:family="text" style:name="T542">
      <style:text-properties fo:color="#d4d4d4" fo:font-family="Droid Sans Mono" style:font-family-asian="Droid Sans Mono" style:font-family-complex="Droid Sans Mono" fo:font-size="10.5pt"/>
    </style:style>
    <style:style style:family="text" style:name="T543">
      <style:text-properties fo:color="#9cdcfe" fo:font-family="Droid Sans Mono" style:font-family-asian="Droid Sans Mono" style:font-family-complex="Droid Sans Mono" fo:font-size="10.5pt"/>
    </style:style>
    <style:style style:family="text" style:name="T544">
      <style:text-properties fo:color="#d4d4d4" fo:font-family="Droid Sans Mono" style:font-family-asian="Droid Sans Mono" style:font-family-complex="Droid Sans Mono" fo:font-size="10.5pt"/>
    </style:style>
    <style:style style:family="text" style:name="T545">
      <style:text-properties fo:color="#9cdcfe" fo:font-family="Droid Sans Mono" style:font-family-asian="Droid Sans Mono" style:font-family-complex="Droid Sans Mono" fo:font-size="10.5pt"/>
    </style:style>
    <style:style style:family="text" style:name="T546">
      <style:text-properties fo:color="#d4d4d4" fo:font-family="Droid Sans Mono" style:font-family-asian="Droid Sans Mono" style:font-family-complex="Droid Sans Mono" fo:font-size="10.5pt"/>
    </style:style>
    <style:style style:family="text" style:name="T547">
      <style:text-properties fo:color="#b5cea8" fo:font-family="Droid Sans Mono" style:font-family-asian="Droid Sans Mono" style:font-family-complex="Droid Sans Mono" fo:font-size="10.5pt"/>
    </style:style>
    <style:style style:family="text" style:name="T548">
      <style:text-properties fo:color="#d4d4d4" fo:font-family="Droid Sans Mono" style:font-family-asian="Droid Sans Mono" style:font-family-complex="Droid Sans Mono" fo:font-size="10.5pt"/>
    </style:style>
    <style:style style:family="text" style:name="T549">
      <style:text-properties fo:color="#9cdcfe" fo:font-family="Droid Sans Mono" style:font-family-asian="Droid Sans Mono" style:font-family-complex="Droid Sans Mono" fo:font-size="10.5pt"/>
    </style:style>
    <style:style style:family="text" style:name="T550">
      <style:text-properties fo:color="#d4d4d4" fo:font-family="Droid Sans Mono" style:font-family-asian="Droid Sans Mono" style:font-family-complex="Droid Sans Mono" fo:font-size="10.5pt"/>
    </style:style>
    <style:style style:family="text" style:name="T551">
      <style:text-properties fo:color="#569cd6" fo:font-family="Droid Sans Mono" style:font-family-asian="Droid Sans Mono" style:font-family-complex="Droid Sans Mono" fo:font-size="10.5pt"/>
    </style:style>
    <style:style style:family="text" style:name="T552">
      <style:text-properties fo:color="#d4d4d4" fo:font-family="Droid Sans Mono" style:font-family-asian="Droid Sans Mono" style:font-family-complex="Droid Sans Mono" fo:font-size="10.5pt"/>
    </style:style>
    <style:style style:family="text" style:name="T553">
      <style:text-properties fo:color="#9cdcfe" fo:font-family="Droid Sans Mono" style:font-family-asian="Droid Sans Mono" style:font-family-complex="Droid Sans Mono" fo:font-size="10.5pt"/>
    </style:style>
    <style:style style:family="text" style:name="T554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53">
      <style:paragraph-properties style:line-height-at-least="14.25pt" fo:margin-left="0cm" fo:margin-right="0cm" fo:text-indent="0cm" fo:margin-top="0pt" fo:margin-bottom="0pt" fo:border="none"/>
    </style:style>
    <style:style style:family="text" style:name="T555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54">
      <style:paragraph-properties style:line-height-at-least="14.25pt" fo:margin-left="0cm" fo:margin-right="0cm" fo:text-indent="0cm" fo:margin-top="0pt" fo:margin-bottom="0pt" fo:border="none"/>
    </style:style>
    <style:style style:family="text" style:name="T556">
      <style:text-properties fo:color="#6a9955" fo:font-family="Droid Sans Mono" style:font-family-asian="Droid Sans Mono" style:font-family-complex="Droid Sans Mono" fo:font-size="10.5pt"/>
    </style:style>
    <style:style style:parent-style-name="721" style:family="paragraph" style:name="P255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56">
      <style:paragraph-properties style:line-height-at-least="14.25pt" fo:margin-left="0cm" fo:margin-right="0cm" fo:text-indent="0cm" fo:margin-top="0pt" fo:margin-bottom="0pt" fo:border="none"/>
    </style:style>
    <style:style style:family="text" style:name="T557">
      <style:text-properties fo:color="#d4d4d4" fo:font-family="Droid Sans Mono" style:font-family-asian="Droid Sans Mono" style:font-family-complex="Droid Sans Mono" fo:font-size="10.5pt"/>
    </style:style>
    <style:style style:family="text" style:name="T558">
      <style:text-properties fo:color="#9cdcfe" fo:font-family="Droid Sans Mono" style:font-family-asian="Droid Sans Mono" style:font-family-complex="Droid Sans Mono" fo:font-size="10.5pt"/>
    </style:style>
    <style:style style:family="text" style:name="T559">
      <style:text-properties fo:color="#d4d4d4" fo:font-family="Droid Sans Mono" style:font-family-asian="Droid Sans Mono" style:font-family-complex="Droid Sans Mono" fo:font-size="10.5pt"/>
    </style:style>
    <style:style style:family="text" style:name="T560">
      <style:text-properties fo:color="#dcdcaa" fo:font-family="Droid Sans Mono" style:font-family-asian="Droid Sans Mono" style:font-family-complex="Droid Sans Mono" fo:font-size="10.5pt"/>
    </style:style>
    <style:style style:family="text" style:name="T561">
      <style:text-properties fo:color="#d4d4d4" fo:font-family="Droid Sans Mono" style:font-family-asian="Droid Sans Mono" style:font-family-complex="Droid Sans Mono" fo:font-size="10.5pt"/>
    </style:style>
    <style:style style:family="text" style:name="T562">
      <style:text-properties fo:color="#9cdcfe" fo:font-family="Droid Sans Mono" style:font-family-asian="Droid Sans Mono" style:font-family-complex="Droid Sans Mono" fo:font-size="10.5pt"/>
    </style:style>
    <style:style style:family="text" style:name="T563">
      <style:text-properties fo:color="#d4d4d4" fo:font-family="Droid Sans Mono" style:font-family-asian="Droid Sans Mono" style:font-family-complex="Droid Sans Mono" fo:font-size="10.5pt"/>
    </style:style>
    <style:style style:family="text" style:name="T564">
      <style:text-properties fo:color="#9cdcfe" fo:font-family="Droid Sans Mono" style:font-family-asian="Droid Sans Mono" style:font-family-complex="Droid Sans Mono" fo:font-size="10.5pt"/>
    </style:style>
    <style:style style:family="text" style:name="T565">
      <style:text-properties fo:color="#d4d4d4" fo:font-family="Droid Sans Mono" style:font-family-asian="Droid Sans Mono" style:font-family-complex="Droid Sans Mono" fo:font-size="10.5pt"/>
    </style:style>
    <style:style style:family="text" style:name="T566">
      <style:text-properties fo:color="#9cdcfe" fo:font-family="Droid Sans Mono" style:font-family-asian="Droid Sans Mono" style:font-family-complex="Droid Sans Mono" fo:font-size="10.5pt"/>
    </style:style>
    <style:style style:family="text" style:name="T567">
      <style:text-properties fo:color="#d4d4d4" fo:font-family="Droid Sans Mono" style:font-family-asian="Droid Sans Mono" style:font-family-complex="Droid Sans Mono" fo:font-size="10.5pt"/>
    </style:style>
    <style:style style:family="text" style:name="T568">
      <style:text-properties fo:color="#9cdcfe" fo:font-family="Droid Sans Mono" style:font-family-asian="Droid Sans Mono" style:font-family-complex="Droid Sans Mono" fo:font-size="10.5pt"/>
    </style:style>
    <style:style style:family="text" style:name="T569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57">
      <style:paragraph-properties style:line-height-at-least="14.25pt" fo:margin-left="0cm" fo:margin-right="0cm" fo:text-indent="0cm" fo:margin-top="0pt" fo:margin-bottom="0pt" fo:border="none"/>
    </style:style>
    <style:style style:family="text" style:name="T570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58">
      <style:paragraph-properties style:line-height-at-least="14.25pt" fo:margin-left="0cm" fo:margin-right="0cm" fo:text-indent="0cm" fo:margin-top="0pt" fo:margin-bottom="0pt" fo:border="none"/>
    </style:style>
    <style:style style:family="text" style:name="T571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59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60">
      <style:paragraph-properties style:line-height-at-least="14.25pt" fo:margin-left="0cm" fo:margin-right="0cm" fo:text-indent="0cm" fo:margin-top="0pt" fo:margin-bottom="0pt" fo:border="none"/>
    </style:style>
    <style:style style:family="text" style:name="T572">
      <style:text-properties fo:color="#6a9955" fo:font-family="Droid Sans Mono" style:font-family-asian="Droid Sans Mono" style:font-family-complex="Droid Sans Mono" fo:font-size="10.5pt"/>
    </style:style>
    <style:style style:parent-style-name="721" style:family="paragraph" style:name="P261">
      <style:paragraph-properties style:line-height-at-least="14.25pt" fo:margin-left="0cm" fo:margin-right="0cm" fo:text-indent="0cm" fo:margin-top="0pt" fo:margin-bottom="0pt" fo:border="none"/>
    </style:style>
    <style:style style:family="text" style:name="T573">
      <style:text-properties fo:color="#d4d4d4" fo:font-family="Droid Sans Mono" style:font-family-asian="Droid Sans Mono" style:font-family-complex="Droid Sans Mono" fo:font-size="10.5pt"/>
    </style:style>
    <style:style style:family="text" style:name="T574">
      <style:text-properties fo:color="#569cd6" fo:font-family="Droid Sans Mono" style:font-family-asian="Droid Sans Mono" style:font-family-complex="Droid Sans Mono" fo:font-size="10.5pt"/>
    </style:style>
    <style:style style:family="text" style:name="T575">
      <style:text-properties fo:color="#d4d4d4" fo:font-family="Droid Sans Mono" style:font-family-asian="Droid Sans Mono" style:font-family-complex="Droid Sans Mono" fo:font-size="10.5pt"/>
    </style:style>
    <style:style style:family="text" style:name="T576">
      <style:text-properties fo:color="#9cdcfe" fo:font-family="Droid Sans Mono" style:font-family-asian="Droid Sans Mono" style:font-family-complex="Droid Sans Mono" fo:font-size="10.5pt"/>
    </style:style>
    <style:style style:family="text" style:name="T577">
      <style:text-properties fo:color="#d4d4d4" fo:font-family="Droid Sans Mono" style:font-family-asian="Droid Sans Mono" style:font-family-complex="Droid Sans Mono" fo:font-size="10.5pt"/>
    </style:style>
    <style:style style:family="text" style:name="T578">
      <style:text-properties fo:color="#569cd6" fo:font-family="Droid Sans Mono" style:font-family-asian="Droid Sans Mono" style:font-family-complex="Droid Sans Mono" fo:font-size="10.5pt"/>
    </style:style>
    <style:style style:family="text" style:name="T579">
      <style:text-properties fo:color="#d4d4d4" fo:font-family="Droid Sans Mono" style:font-family-asian="Droid Sans Mono" style:font-family-complex="Droid Sans Mono" fo:font-size="10.5pt"/>
    </style:style>
    <style:style style:family="text" style:name="T580">
      <style:text-properties fo:color="#569cd6" fo:font-family="Droid Sans Mono" style:font-family-asian="Droid Sans Mono" style:font-family-complex="Droid Sans Mono" fo:font-size="10.5pt"/>
    </style:style>
    <style:style style:family="text" style:name="T581">
      <style:text-properties fo:color="#d4d4d4" fo:font-family="Droid Sans Mono" style:font-family-asian="Droid Sans Mono" style:font-family-complex="Droid Sans Mono" fo:font-size="10.5pt"/>
    </style:style>
    <style:style style:family="text" style:name="T582">
      <style:text-properties fo:color="#b5cea8" fo:font-family="Droid Sans Mono" style:font-family-asian="Droid Sans Mono" style:font-family-complex="Droid Sans Mono" fo:font-size="10.5pt"/>
    </style:style>
    <style:style style:family="text" style:name="T583">
      <style:text-properties fo:color="#d4d4d4" fo:font-family="Droid Sans Mono" style:font-family-asian="Droid Sans Mono" style:font-family-complex="Droid Sans Mono" fo:font-size="10.5pt"/>
    </style:style>
    <style:style style:family="text" style:name="T584">
      <style:text-properties fo:color="#b5cea8" fo:font-family="Droid Sans Mono" style:font-family-asian="Droid Sans Mono" style:font-family-complex="Droid Sans Mono" fo:font-size="10.5pt"/>
    </style:style>
    <style:style style:family="text" style:name="T585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62">
      <style:paragraph-properties style:line-height-at-least="14.25pt" fo:margin-left="0cm" fo:margin-right="0cm" fo:text-indent="0cm" fo:margin-top="0pt" fo:margin-bottom="0pt" fo:border="none"/>
    </style:style>
    <style:style style:family="text" style:name="T586">
      <style:text-properties fo:color="#d4d4d4" fo:font-family="Droid Sans Mono" style:font-family-asian="Droid Sans Mono" style:font-family-complex="Droid Sans Mono" fo:font-size="10.5pt"/>
    </style:style>
    <style:style style:family="text" style:name="T587">
      <style:text-properties fo:color="#569cd6" fo:font-family="Droid Sans Mono" style:font-family-asian="Droid Sans Mono" style:font-family-complex="Droid Sans Mono" fo:font-size="10.5pt"/>
    </style:style>
    <style:style style:family="text" style:name="T588">
      <style:text-properties fo:color="#d4d4d4" fo:font-family="Droid Sans Mono" style:font-family-asian="Droid Sans Mono" style:font-family-complex="Droid Sans Mono" fo:font-size="10.5pt"/>
    </style:style>
    <style:style style:family="text" style:name="T589">
      <style:text-properties fo:color="#9cdcfe" fo:font-family="Droid Sans Mono" style:font-family-asian="Droid Sans Mono" style:font-family-complex="Droid Sans Mono" fo:font-size="10.5pt"/>
    </style:style>
    <style:style style:family="text" style:name="T590">
      <style:text-properties fo:color="#d4d4d4" fo:font-family="Droid Sans Mono" style:font-family-asian="Droid Sans Mono" style:font-family-complex="Droid Sans Mono" fo:font-size="10.5pt"/>
    </style:style>
    <style:style style:family="text" style:name="T591">
      <style:text-properties fo:color="#9cdcfe" fo:font-family="Droid Sans Mono" style:font-family-asian="Droid Sans Mono" style:font-family-complex="Droid Sans Mono" fo:font-size="10.5pt"/>
    </style:style>
    <style:style style:family="text" style:name="T592">
      <style:text-properties fo:color="#d4d4d4" fo:font-family="Droid Sans Mono" style:font-family-asian="Droid Sans Mono" style:font-family-complex="Droid Sans Mono" fo:font-size="10.5pt"/>
    </style:style>
    <style:style style:family="text" style:name="T593">
      <style:text-properties fo:color="#9cdcfe" fo:font-family="Droid Sans Mono" style:font-family-asian="Droid Sans Mono" style:font-family-complex="Droid Sans Mono" fo:font-size="10.5pt"/>
    </style:style>
    <style:style style:family="text" style:name="T594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63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64">
      <style:paragraph-properties style:line-height-at-least="14.25pt" fo:margin-left="0cm" fo:margin-right="0cm" fo:text-indent="0cm" fo:margin-top="0pt" fo:margin-bottom="0pt" fo:border="none"/>
    </style:style>
    <style:style style:family="text" style:name="T595">
      <style:text-properties fo:color="#d4d4d4" fo:font-family="Droid Sans Mono" style:font-family-asian="Droid Sans Mono" style:font-family-complex="Droid Sans Mono" fo:font-size="10.5pt"/>
    </style:style>
    <style:style style:family="text" style:name="T596">
      <style:text-properties fo:color="#dcdcaa" fo:font-family="Droid Sans Mono" style:font-family-asian="Droid Sans Mono" style:font-family-complex="Droid Sans Mono" fo:font-size="10.5pt"/>
    </style:style>
    <style:style style:family="text" style:name="T597">
      <style:text-properties fo:color="#d4d4d4" fo:font-family="Droid Sans Mono" style:font-family-asian="Droid Sans Mono" style:font-family-complex="Droid Sans Mono" fo:font-size="10.5pt"/>
    </style:style>
    <style:style style:family="text" style:name="T598">
      <style:text-properties fo:color="#ce9178" fo:font-family="Droid Sans Mono" style:font-family-asian="Droid Sans Mono" style:font-family-complex="Droid Sans Mono" fo:font-size="10.5pt"/>
    </style:style>
    <style:style style:family="text" style:name="T599">
      <style:text-properties fo:color="#9cdcfe" fo:font-family="Droid Sans Mono" style:font-family-asian="Droid Sans Mono" style:font-family-complex="Droid Sans Mono" fo:font-size="10.5pt"/>
    </style:style>
    <style:style style:family="text" style:name="T600">
      <style:text-properties fo:color="#d7ba7d" fo:font-family="Droid Sans Mono" style:font-family-asian="Droid Sans Mono" style:font-family-complex="Droid Sans Mono" fo:font-size="10.5pt"/>
    </style:style>
    <style:style style:family="text" style:name="T601">
      <style:text-properties fo:color="#ce9178" fo:font-family="Droid Sans Mono" style:font-family-asian="Droid Sans Mono" style:font-family-complex="Droid Sans Mono" fo:font-size="10.5pt"/>
    </style:style>
    <style:style style:family="text" style:name="T602">
      <style:text-properties fo:color="#d4d4d4" fo:font-family="Droid Sans Mono" style:font-family-asian="Droid Sans Mono" style:font-family-complex="Droid Sans Mono" fo:font-size="10.5pt"/>
    </style:style>
    <style:style style:family="text" style:name="T603">
      <style:text-properties fo:color="#9cdcfe" fo:font-family="Droid Sans Mono" style:font-family-asian="Droid Sans Mono" style:font-family-complex="Droid Sans Mono" fo:font-size="10.5pt"/>
    </style:style>
    <style:style style:family="text" style:name="T604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65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66">
      <style:paragraph-properties style:line-height-at-least="14.25pt" fo:margin-left="0cm" fo:margin-right="0cm" fo:text-indent="0cm" fo:margin-top="0pt" fo:margin-bottom="0pt" fo:border="none"/>
    </style:style>
    <style:style style:family="text" style:name="T605">
      <style:text-properties fo:color="#d4d4d4" fo:font-family="Droid Sans Mono" style:font-family-asian="Droid Sans Mono" style:font-family-complex="Droid Sans Mono" fo:font-size="10.5pt"/>
    </style:style>
    <style:style style:family="text" style:name="T606">
      <style:text-properties fo:color="#dcdcaa" fo:font-family="Droid Sans Mono" style:font-family-asian="Droid Sans Mono" style:font-family-complex="Droid Sans Mono" fo:font-size="10.5pt"/>
    </style:style>
    <style:style style:family="text" style:name="T607">
      <style:text-properties fo:color="#d4d4d4" fo:font-family="Droid Sans Mono" style:font-family-asian="Droid Sans Mono" style:font-family-complex="Droid Sans Mono" fo:font-size="10.5pt"/>
    </style:style>
    <style:style style:family="text" style:name="T608">
      <style:text-properties fo:color="#ce9178" fo:font-family="Droid Sans Mono" style:font-family-asian="Droid Sans Mono" style:font-family-complex="Droid Sans Mono" fo:font-size="10.5pt"/>
    </style:style>
    <style:style style:family="text" style:name="T609">
      <style:text-properties fo:color="#d7ba7d" fo:font-family="Droid Sans Mono" style:font-family-asian="Droid Sans Mono" style:font-family-complex="Droid Sans Mono" fo:font-size="10.5pt"/>
    </style:style>
    <style:style style:family="text" style:name="T610">
      <style:text-properties fo:color="#ce9178" fo:font-family="Droid Sans Mono" style:font-family-asian="Droid Sans Mono" style:font-family-complex="Droid Sans Mono" fo:font-size="10.5pt"/>
    </style:style>
    <style:style style:family="text" style:name="T611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67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68">
      <style:paragraph-properties style:line-height-at-least="14.25pt" fo:margin-left="0cm" fo:margin-right="0cm" fo:text-indent="0cm" fo:margin-top="0pt" fo:margin-bottom="0pt" fo:border="none"/>
    </style:style>
    <style:style style:family="text" style:name="T612">
      <style:text-properties fo:color="#d4d4d4" fo:font-family="Droid Sans Mono" style:font-family-asian="Droid Sans Mono" style:font-family-complex="Droid Sans Mono" fo:font-size="10.5pt"/>
    </style:style>
    <style:style style:family="text" style:name="T613">
      <style:text-properties fo:color="#c586c0" fo:font-family="Droid Sans Mono" style:font-family-asian="Droid Sans Mono" style:font-family-complex="Droid Sans Mono" fo:font-size="10.5pt"/>
    </style:style>
    <style:style style:family="text" style:name="T614">
      <style:text-properties fo:color="#d4d4d4" fo:font-family="Droid Sans Mono" style:font-family-asian="Droid Sans Mono" style:font-family-complex="Droid Sans Mono" fo:font-size="10.5pt"/>
    </style:style>
    <style:style style:family="text" style:name="T615">
      <style:text-properties fo:color="#b5cea8" fo:font-family="Droid Sans Mono" style:font-family-asian="Droid Sans Mono" style:font-family-complex="Droid Sans Mono" fo:font-size="10.5pt"/>
    </style:style>
    <style:style style:family="text" style:name="T616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69">
      <style:paragraph-properties style:line-height-at-least="14.25pt" fo:margin-left="0cm" fo:margin-right="0cm" fo:text-indent="0cm" fo:margin-top="0pt" fo:margin-bottom="0pt" fo:border="none"/>
    </style:style>
    <style:style style:family="text" style:name="T617">
      <style:text-properties fo:color="#d4d4d4" fo:font-family="Droid Sans Mono" style:font-family-asian="Droid Sans Mono" style:font-family-complex="Droid Sans Mono" fo:font-size="10.5pt"/>
    </style:style>
    <style:style style:parent-style-name="721" style:family="paragraph" style:name="P270">
      <style:paragraph-properties style:line-height-at-least="14.25pt" fo:margin-left="0cm" fo:margin-right="0cm" fo:text-indent="0cm" fo:margin-top="0pt" fo:margin-bottom="0pt" fo:background-color="#1e1e1e" fo:border="none"/>
    </style:style>
    <style:style style:parent-style-name="721" style:family="paragraph" style:name="P271">
      <style:text-properties/>
      <style:paragraph-properties fo:line-height="150%" fo:text-align="justify" fo:margin-left="0.635cm" fo:margin-right="0cm" fo:text-indent="0cm" fo:margin-top="6pt" fo:margin-bottom="6pt">
        <style:tab-stops>
          <style:tab-stop style:position="3.173cm" style:type="left"/>
        </style:tab-stops>
      </style:paragraph-properties>
    </style:style>
    <style:style style:family="text" style:name="T618">
      <style:text-properties fo:color="#000066" fo:font-family="Arial" style:font-family-complex="Arial"/>
    </style:style>
    <style:style style:parent-style-name="721" style:family="paragraph" style:name="P272">
      <style:paragraph-properties fo:line-height="150%" fo:text-align="justify" fo:margin-left="0.635cm" fo:margin-right="0cm" fo:text-indent="0cm" fo:margin-top="6pt" fo:margin-bottom="6pt">
        <style:tab-stops>
          <style:tab-stop style:position="3.173cm" style:type="left"/>
        </style:tab-stops>
      </style:paragraph-properties>
    </style:style>
    <style:style style:family="text" style:name="T619">
      <style:text-properties fo:color="#000066" fo:font-family="Arial" style:font-family-complex="Arial"/>
    </style:style>
    <style:style style:parent-style-name="721" style:list-style-name="WWNum5" style:family="paragraph" style:name="P273">
      <style:paragraph-properties fo:line-height="150%" fo:text-align="justify" fo:margin-top="6pt" fo:margin-bottom="6pt">
        <style:tab-stops>
          <style:tab-stop style:position="2.538cm" style:type="left"/>
        </style:tab-stops>
      </style:paragraph-properties>
    </style:style>
    <style:style style:family="text" style:name="T620">
      <style:text-properties fo:color="#000066" fo:font-family="Arial" style:font-family-complex="Arial"/>
    </style:style>
    <style:style style:parent-style-name="721" style:family="paragraph" style:name="P274">
      <style:text-properties/>
      <style:paragraph-properties fo:line-height="150%" fo:text-align="justify" fo:margin-left="0.635cm" fo:margin-right="0cm" fo:text-indent="0cm" fo:margin-top="6pt" fo:margin-bottom="6pt">
        <style:tab-stops>
          <style:tab-stop style:position="3.173cm" style:type="left"/>
        </style:tab-stops>
      </style:paragraph-properties>
    </style:style>
    <style:style style:family="text" style:name="T621">
      <style:text-properties fo:font-family="Arial"/>
    </style:style>
    <style:style style:parent-style-name="721" style:list-style-name="WWNum5" style:family="paragraph" style:name="P275">
      <style:paragraph-properties fo:line-height="150%" fo:text-align="justify" fo:margin-top="6pt" fo:margin-bottom="6pt">
        <style:tab-stops>
          <style:tab-stop style:position="2.538cm" style:type="left"/>
        </style:tab-stops>
      </style:paragraph-properties>
    </style:style>
    <style:style style:family="text" style:name="T622">
      <style:text-properties fo:color="#000066" fo:font-family="Arial" style:font-family-complex="Arial"/>
    </style:style>
    <style:style style:family="text" style:name="T623">
      <style:text-properties fo:color="#000066" fo:font-family="Arial" style:font-family-complex="Arial" fo:language="pt" fo:country="PT"/>
    </style:style>
    <style:style style:family="text" style:name="T624">
      <style:text-properties fo:color="#000066" fo:font-family="Arial" style:font-family-complex="Arial"/>
    </style:style>
    <style:style style:family="text" style:name="T625">
      <style:text-properties fo:color="#000066" fo:font-family="Arial" style:font-family-complex="Arial" fo:language="pt" fo:country="PT"/>
    </style:style>
    <style:style style:family="text" style:name="T626">
      <style:text-properties fo:color="#000066" fo:font-family="Arial" style:font-family-complex="Arial"/>
    </style:style>
    <style:style style:family="text" style:name="T627">
      <style:text-properties fo:color="#000066" fo:font-family="Arial" style:font-family-complex="Arial" fo:language="pt" fo:country="PT"/>
    </style:style>
    <style:style style:parent-style-name="721" style:family="paragraph" style:name="P276">
      <style:text-properties/>
      <style:paragraph-properties fo:line-height="150%" fo:text-align="justify" fo:margin-left="0cm" fo:margin-right="0cm" fo:text-indent="0.5998cm" fo:margin-top="6pt" fo:margin-bottom="6pt">
        <style:tab-stops>
          <style:tab-stop style:position="0.9984cm" style:type="left"/>
          <style:tab-stop style:position="2.538cm" style:type="left"/>
        </style:tab-stops>
      </style:paragraph-properties>
    </style:style>
    <style:style style:family="text" style:name="T628">
      <style:text-properties fo:color="#000000" fo:font-family="Arial" style:font-family-complex="Arial" fo:language="pt" fo:country="PT"/>
    </style:style>
    <style:style style:parent-style-name="721" style:list-style-name="WWNum5" style:family="paragraph" style:name="P277">
      <style:paragraph-properties fo:line-height="150%" fo:text-align="justify" fo:margin-top="6pt" fo:margin-bottom="6pt">
        <style:tab-stops>
          <style:tab-stop style:position="2.538cm" style:type="left"/>
        </style:tab-stops>
      </style:paragraph-properties>
    </style:style>
    <style:style style:family="text" style:name="T629">
      <style:text-properties fo:color="#000066" fo:font-family="Arial" style:font-family-complex="Arial"/>
    </style:style>
    <style:style style:family="text" style:name="T630">
      <style:text-properties fo:color="#000066" fo:font-family="Arial" style:font-family-complex="Arial" fo:background-color="#ffff00"/>
    </style:style>
    <style:style style:family="text" style:name="T631">
      <style:text-properties fo:color="#000066" fo:font-family="Arial" style:font-family-complex="Arial" fo:language="pt" fo:country="PT"/>
    </style:style>
    <style:style style:family="text" style:name="T632">
      <style:text-properties fo:color="#000066" fo:font-family="Arial" style:font-family-complex="Arial" fo:language="pt" fo:country="PT" fo:background-color="#ffff00"/>
    </style:style>
    <style:style style:family="text" style:name="T633">
      <style:text-properties fo:color="#000066" fo:font-family="Arial" style:font-family-complex="Arial" fo:language="pt" fo:country="PT" fo:background-color="#ffff00"/>
    </style:style>
    <style:style style:family="text" style:name="T634">
      <style:text-properties fo:color="#000066" fo:font-family="Arial" style:font-family-complex="Arial" fo:language="pt" fo:country="PT"/>
    </style:style>
    <style:style style:parent-style-name="721" style:family="paragraph" style:name="P278">
      <style:text-properties/>
      <style:paragraph-properties fo:line-height="150%" fo:text-align="justify" fo:margin-left="0.4992cm" fo:margin-right="0cm" fo:text-indent="0cm" fo:margin-top="6pt" fo:margin-bottom="6pt">
        <style:tab-stops>
          <style:tab-stop style:position="3.14cm" style:type="left"/>
        </style:tab-stops>
      </style:paragraph-properties>
    </style:style>
    <style:style style:family="text" style:name="T635">
      <style:text-properties fo:color="#000000" fo:font-family="Arial" style:font-family-complex="Arial" fo:language="pt" fo:country="PT"/>
    </style:style>
    <style:style style:family="text" style:name="T636">
      <style:text-properties fo:color="#000000"/>
    </style:style>
    <style:style style:parent-style-name="721" style:list-style-name="WWNum5" style:family="paragraph" style:name="P279">
      <style:paragraph-properties fo:line-height="150%" fo:text-align="justify" fo:margin-top="6pt" fo:margin-bottom="6pt">
        <style:tab-stops>
          <style:tab-stop style:position="2.538cm" style:type="left"/>
        </style:tab-stops>
      </style:paragraph-properties>
    </style:style>
    <style:style style:family="text" style:name="T637">
      <style:text-properties fo:color="#000066" fo:font-family="Arial" style:font-family-complex="Arial"/>
    </style:style>
    <style:style style:family="text" style:name="T638">
      <style:text-properties fo:color="#000066" fo:font-family="Arial" style:font-family-complex="Arial"/>
    </style:style>
    <style:style style:family="text" style:name="T639">
      <style:text-properties fo:color="#000066" fo:font-family="Arial" style:font-family-complex="Arial" fo:language="pt" fo:country="PT"/>
    </style:style>
    <style:style style:parent-style-name="721" style:family="paragraph" style:name="P280">
      <style:paragraph-properties fo:line-height="150%" fo:text-align="justify" fo:margin-left="0.4992cm" fo:margin-right="0cm" fo:text-indent="0cm" fo:margin-top="6pt" fo:margin-bottom="6pt">
        <style:tab-stops>
          <style:tab-stop style:position="2.538cm" style:type="left"/>
        </style:tab-stops>
      </style:paragraph-properties>
    </style:style>
    <style:style style:family="text" style:name="T640">
      <style:text-properties fo:color="#000066" fo:font-family="Arial" style:font-family-complex="Arial" fo:language="pt" fo:country="PT"/>
    </style:style>
    <style:style style:parent-style-name="721" style:list-style-name="WWNum5" style:family="paragraph" style:name="P281">
      <style:paragraph-properties fo:line-height="150%" fo:text-align="justify" fo:margin-top="6pt" fo:margin-bottom="6pt">
        <style:tab-stops>
          <style:tab-stop style:position="2.538cm" style:type="left"/>
        </style:tab-stops>
      </style:paragraph-properties>
    </style:style>
    <style:style style:family="text" style:name="T641">
      <style:text-properties fo:color="#000066" fo:font-family="Arial" style:font-family-complex="Arial"/>
    </style:style>
    <style:style style:family="text" style:name="T642">
      <style:text-properties fo:color="#000066" fo:font-family="Arial" style:font-family-complex="Arial" fo:language="pt" fo:country="PT"/>
    </style:style>
    <style:style style:family="text" style:name="T643">
      <style:text-properties fo:color="#000066" fo:font-family="Arial" style:font-family-complex="Arial"/>
    </style:style>
    <style:style style:family="text" style:name="T644">
      <style:text-properties fo:color="#000066" fo:font-family="Arial" style:font-family-complex="Arial" fo:language="pt" fo:country="PT"/>
    </style:style>
    <style:style style:family="text" style:name="T645">
      <style:text-properties fo:color="#000066" fo:font-family="Arial" style:font-family-complex="Arial"/>
    </style:style>
    <style:style style:parent-style-name="721" style:family="paragraph" style:name="P282">
      <style:paragraph-properties fo:line-height="150%" fo:text-align="justify" fo:margin-left="1.251cm" fo:margin-right="2cm" fo:text-indent="0cm" fo:margin-top="6pt" fo:margin-bottom="6pt" fo:border="0.01764cm solid #000000"/>
    </style:style>
    <style:style style:family="text" style:name="T646">
      <style:text-properties fo:color="#000066" fo:font-family="Arial" style:font-family-complex="Arial" fo:font-weight="bold"/>
    </style:style>
    <style:style style:family="text" style:name="T647">
      <style:text-properties fo:color="#000066" fo:font-family="Arial" style:font-family-complex="Arial"/>
    </style:style>
    <style:style style:family="text" style:name="T648">
      <style:text-properties fo:color="#000066" fo:font-family="Arial" style:font-family-complex="Arial" fo:language="pt" fo:country="PT" fo:font-style="italic"/>
    </style:style>
    <style:style style:family="text" style:name="T649">
      <style:text-properties fo:color="#000066" fo:font-family="Arial" style:font-family-complex="Arial" fo:font-style="italic"/>
    </style:style>
    <style:style style:family="text" style:name="T650">
      <style:text-properties fo:color="#000066" fo:font-family="Arial" style:font-family-complex="Arial" fo:language="pt" fo:country="PT" fo:font-style="italic"/>
    </style:style>
    <style:style style:family="text" style:name="T651">
      <style:text-properties fo:color="#000066" fo:font-family="Arial" style:font-family-complex="Arial" fo:font-style="italic"/>
    </style:style>
    <style:style style:family="text" style:name="T652">
      <style:text-properties fo:color="#000066" fo:font-family="Arial" style:font-family-complex="Arial" fo:language="pt" fo:country="PT" fo:font-style="italic"/>
    </style:style>
    <style:style style:family="text" style:name="T653">
      <style:text-properties fo:color="#000066" fo:font-family="Arial" style:font-family-complex="Arial" fo:font-style="italic"/>
    </style:style>
    <style:style style:family="text" style:name="T654">
      <style:text-properties fo:color="#000066" fo:font-family="Arial" style:font-family-complex="Arial" fo:language="pt" fo:country="PT" fo:font-style="italic"/>
    </style:style>
    <style:style style:family="text" style:name="T655">
      <style:text-properties fo:color="#000066" fo:font-family="Arial" style:font-family-complex="Arial"/>
    </style:style>
    <style:style style:family="text" style:name="T656">
      <style:text-properties fo:color="#000066" fo:font-family="Arial" style:font-family-complex="Arial" fo:font-style="italic"/>
    </style:style>
    <style:style style:family="text" style:name="T657">
      <style:text-properties fo:color="#000066" fo:font-family="Arial" style:font-family-complex="Arial"/>
    </style:style>
    <style:style style:family="text" style:name="T658">
      <style:text-properties fo:color="#000066" fo:font-family="Arial" style:font-family-complex="Arial" fo:font-style="italic"/>
    </style:style>
    <style:style style:family="text" style:name="T659">
      <style:text-properties fo:color="#000066" fo:font-family="Arial" style:font-family-complex="Arial"/>
    </style:style>
    <style:style style:family="text" style:name="T660">
      <style:text-properties fo:color="#000066" fo:font-family="Arial" style:font-family-complex="Arial" fo:font-style="italic"/>
    </style:style>
    <style:style style:family="text" style:name="T661">
      <style:text-properties fo:color="#000066" fo:font-family="Arial" style:font-family-complex="Arial" fo:language="pt" fo:country="PT" fo:font-style="italic"/>
    </style:style>
    <style:style style:family="text" style:name="T662">
      <style:text-properties fo:color="#000066" fo:font-family="Arial" style:font-family-complex="Arial"/>
    </style:style>
    <style:style style:parent-style-name="721" style:family="paragraph" style:name="P283">
      <style:paragraph-properties fo:line-height="150%" fo:text-align="center" fo:margin-top="6pt" fo:margin-bottom="6pt"/>
    </style:style>
    <style:style style:parent-style-name="762" style:family="paragraph" style:name="P284">
      <style:paragraph-properties fo:line-height="150%" fo:text-align="justify" fo:margin-top="6pt" fo:margin-bottom="6pt"/>
    </style:style>
  </office:automatic-styles>
  <office:body>
    <office:text text:use-soft-page-breaks="true">
      <table:table table:style-name="ta3">
        <table:table-columns>
          <table:table-column table:style-name="co4"/>
          <table:table-column table:style-name="co5"/>
          <table:table-column table:style-name="co6"/>
          <table:table-column table:style-name="co7"/>
          <table:table-column table:style-name="co8"/>
          <table:table-column table:style-name="co9"/>
          <table:table-column table:style-name="co10"/>
          <table:table-column table:style-name="co11"/>
          <table:table-column table:style-name="co12"/>
          <table:table-column table:style-name="co13"/>
          <table:table-column table:style-name="co14"/>
          <table:table-column table:style-name="co15"/>
          <table:table-column table:style-name="co16"/>
          <table:table-column table:style-name="co17"/>
          <table:table-column table:style-name="co18"/>
          <table:table-column table:style-name="co19"/>
          <table:table-column table:style-name="co20"/>
          <table:table-column table:style-name="co21"/>
          <table:table-column table:style-name="co22"/>
          <table:table-column table:style-name="co23"/>
          <table:table-column table:style-name="co24"/>
          <table:table-column table:style-name="co25"/>
          <table:table-column table:style-name="co26"/>
          <table:table-column table:style-name="co27"/>
          <table:table-column table:style-name="co28"/>
          <table:table-column table:style-name="co29"/>
          <table:table-column table:style-name="co30"/>
          <table:table-column table:style-name="co31"/>
          <table:table-column table:style-name="co32"/>
          <table:table-column table:style-name="co33"/>
          <table:table-column table:style-name="co34"/>
          <table:table-column table:style-name="co35"/>
          <table:table-column table:style-name="co36"/>
        </table:table-columns>
        <table:table-row table:style-name="ro4">
          <table:table-cell table:style-name="ce6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70"><text:span text:style-name="T200"/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table-cell table:style-name="ce12" table:number-columns-spanned="29">
            <text:p text:style-name="P80"><text:span text:style-name="T201">FICHA DE DIAGNÓSTICO</text:span><text:span/></text:p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81"><text:span text:style-name="T202"/><text:span/></text:h>
                      </text:list-item>
                    </text:list>
                  </text:list-item>
                </text:list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3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82"><text:span text:style-name="T203"/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table-cell table:style-name="ce14">
            <text:p text:style-name="P83"><text:span text:style-name="T204"/><text:span/></text:p>
          </table:table-cell>
          <table:table-cell table:style-name="ce15">
            <text:p text:style-name="P84"><text:span text:style-name="T205"/><text:span/></text:p>
          </table:table-cell>
        </table:table-row>
        <table:table-row table:style-name="ro8">
          <table:table-cell table:style-name="ce16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85"><text:span text:style-name="T206"/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table-cell table:style-name="ce17" table:number-columns-spanned="3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86"><text:span text:style-name="T207">CURSO:</text:span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covered-table-cell/>
          <table:table-cell table:style-name="ce18" table:number-columns-spanned="25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87"><text:span text:style-name="T208">LESI | </text:span><text:span text:style-name="T209">LESIPL | LEIM | </text:span><text:span text:style-name="T210">LEGI | LED</text:span><text:span text:style-name="T211">JD</text:span><text:span text:style-name="T212"> | LEEC</text:span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9" table:number-columns-spanned="2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88"><text:span text:style-name="T213"/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table-cell table:style-name="ce20">
            <text:p text:style-name="P89"><text:span text:style-name="T214"/><text:span/></text:p>
          </table:table-cell>
          <table:table-cell table:style-name="ce21">
            <text:p text:style-name="P90"><text:span text:style-name="T215"/><text:span/></text:p>
          </table:table-cell>
        </table:table-row>
        <table:table-row table:style-name="ro9">
          <table:table-cell table:style-name="ce22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91"><text:span text:style-name="T216"/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table-cell table:style-name="ce23" table:number-columns-spanned="3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92"><text:span text:style-name="T217">UNIDADE CURRICULAR:</text:span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covered-table-cell/>
          <table:table-cell table:style-name="ce24" table:number-columns-spanned="25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93"><text:span text:style-name="T218">Estruturas de Dados Avançadas</text:span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5" table:number-columns-spanned="2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94"><text:span text:style-name="T219"/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table-cell table:style-name="ce26">
            <text:p text:style-name="P95"><text:span text:style-name="T220"/><text:span/></text:p>
          </table:table-cell>
          <table:table-cell table:style-name="ce27">
            <text:p text:style-name="P96"><text:span text:style-name="T221"/><text:span/></text:p>
          </table:table-cell>
        </table:table-row>
        <table:table-row table:style-name="ro10">
          <table:table-cell table:style-name="ce28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97"><text:span text:style-name="T222"/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table-cell table:style-name="ce29" table:number-columns-spanned="3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98"><text:span text:style-name="T223">ANO CURRUCULAR:</text:span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covered-table-cell/>
          <table:table-cell table:style-name="ce30" table:number-columns-spanned="25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99"><text:span text:style-name="T224">1º</text:span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1" table:number-columns-spanned="2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100"><text:span text:style-name="T225"/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table-cell table:style-name="ce32">
            <text:p text:style-name="P101"><text:span text:style-name="T226"/><text:span/></text:p>
          </table:table-cell>
          <table:table-cell table:style-name="ce33">
            <text:p text:style-name="P102"><text:span text:style-name="T227"/><text:span/></text:p>
          </table:table-cell>
        </table:table-row>
        <table:table-row table:style-name="ro11">
          <table:table-cell table:style-name="ce34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103"><text:span text:style-name="T228"/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table-cell table:style-name="ce35" table:number-columns-spanned="3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104"><text:span text:style-name="T229">DOCENTE:</text:span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covered-table-cell/>
          <table:table-cell table:style-name="ce36" table:number-columns-spanned="25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105"><text:span text:style-name="T230">Luís Ferreira – João Carlos Silva</text:span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7" table:number-columns-spanned="2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106"><text:span text:style-name="T231"/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table-cell table:style-name="ce38">
            <text:p text:style-name="P107"><text:span text:style-name="T232"/><text:span/></text:p>
          </table:table-cell>
          <table:table-cell table:style-name="ce39">
            <text:p text:style-name="P108"><text:span text:style-name="T233"/><text:span/></text:p>
          </table:table-cell>
        </table:table-row>
        <table:table-row table:style-name="ro12">
          <table:table-cell table:style-name="ce40">
            <text:p text:style-name="P109"><text:span text:style-name="T234"/><text:span/></text:p>
          </table:table-cell>
          <table:table-cell table:style-name="ce41">
            <text:p text:style-name="P110"><text:span text:style-name="T235"/><text:span/></text:p>
          </table:table-cell>
          <table:table-cell table:style-name="ce42" table:number-columns-spanned="2">
            <text:p text:style-name="P111"><text:span text:style-name="T236">Teste</text:span><text:span/></text:p>
          </table:table-cell>
          <table:covered-table-cell/>
          <table:table-cell table:style-name="ce43">
            <text:p text:style-name="P112"><text:span text:style-name="T237"/><text:span/></text:p>
          </table:table-cell>
          <table:table-cell table:style-name="ce44" table:number-columns-spanned="3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113"><text:span text:style-name="T238"><text:s text:c="2"/></text:span><text:span text:style-name="T239">Exame Recurso</text:span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covered-table-cell/>
          <table:table-cell table:style-name="ce45" table:number-columns-spanned="11">
            <text:p text:style-name="P114"><text:span/><text:bookmark-start text:name="__Fieldmark__2_2654251875"/><text:span/><text:bookmark-end text:name="__Fieldmark__2_2654251875"/><text:span text:style-name="T240"><text:s text:c="2"/>Exame Epoca Especial</text:span><text:span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6" table:number-columns-spanned="3">
            <text:p text:style-name="P115"><text:span text:style-name="T241"/><text:span/></text:p>
          </table:table-cell>
          <table:covered-table-cell/>
          <table:covered-table-cell/>
          <table:table-cell table:style-name="ce47" table:number-columns-spanned="2">
            <text:p text:style-name="P116"><text:span text:style-name="T242"/><text:span/></text:p>
          </table:table-cell>
          <table:covered-table-cell/>
          <table:table-cell table:style-name="ce48" table:number-columns-spanned="3">
            <text:p text:style-name="P117"><text:span text:style-name="T243"/><text:span/></text:p>
          </table:table-cell>
          <table:covered-table-cell/>
          <table:covered-table-cell/>
          <table:table-cell table:style-name="ce49" table:number-columns-spanned="2">
            <text:p text:style-name="P118"><text:span text:style-name="T244"/><text:span/></text:p>
          </table:table-cell>
          <table:covered-table-cell/>
          <table:table-cell table:style-name="ce50" table:number-columns-spanned="2">
            <text:p text:style-name="P119"><text:span text:style-name="T245"/><text:span/></text:p>
          </table:table-cell>
          <table:covered-table-cell/>
          <table:table-cell table:style-name="ce51">
            <text:p text:style-name="P120"><text:span text:style-name="T246"/><text:span/></text:p>
          </table:table-cell>
          <table:table-cell table:style-name="ce52">
            <text:p text:style-name="P121"><text:span text:style-name="T247"/><text:span/></text:p>
          </table:table-cell>
        </table:table-row>
        <table:table-row table:style-name="ro13">
          <table:table-cell table:style-name="ce53">
            <text:p text:style-name="P122"><text:span text:style-name="T248"/><text:span/></text:p>
          </table:table-cell>
          <table:table-cell table:style-name="ce54">
            <text:p text:style-name="P123"><text:span text:style-name="T249"/><text:span/></text:p>
          </table:table-cell>
          <table:table-cell table:style-name="ce55" table:number-columns-spanned="2">
            <text:p text:style-name="P124"><text:span text:style-name="T250"/><text:span/></text:p>
          </table:table-cell>
          <table:covered-table-cell/>
          <table:table-cell table:style-name="ce56">
            <text:p text:style-name="P125"><text:span text:style-name="T251"/><text:span/></text:p>
          </table:table-cell>
          <table:table-cell table:style-name="ce57" table:number-columns-spanned="2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126"><text:span text:style-name="T252"/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table-cell table:style-name="ce58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127"><text:span text:style-name="T253"/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table-cell table:style-name="ce59" table:number-columns-spanned="2">
            <text:list text:style-name="WWNum2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outline-level="5" text:restart-numbering="0" text:is-list-header="0" text:style-name="P128"><text:span text:style-name="T254"/><text:span/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table-cell table:style-name="ce60" table:number-columns-spanned="2">
            <text:list text:style-name="WWNum2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outline-level="5" text:restart-numbering="0" text:is-list-header="0" text:style-name="P129"><text:span text:style-name="T255"/><text:span/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table-cell table:style-name="ce61">
            <text:list text:style-name="WWNum2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outline-level="5" text:restart-numbering="0" text:is-list-header="0" text:style-name="P130"><text:span text:style-name="T256"/><text:span/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table-cell table:style-name="ce62">
            <text:list text:style-name="WWNum2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outline-level="5" text:restart-numbering="0" text:is-list-header="0" text:style-name="P131"><text:span text:style-name="T257"/><text:span/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table-cell table:style-name="ce63" table:number-columns-spanned="3">
            <text:list text:style-name="WWNum2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outline-level="5" text:restart-numbering="0" text:is-list-header="0" text:style-name="P132"><text:span text:style-name="T258"/><text:span/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covered-table-cell/>
          <table:table-cell table:style-name="ce64">
            <text:list text:style-name="WWNum2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outline-level="5" text:restart-numbering="0" text:is-list-header="0" text:style-name="P133"><text:span text:style-name="T259"/><text:span/>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table-cell table:style-name="ce65" table:number-columns-spanned="2">
            <text:p text:style-name="P134"><text:span text:style-name="T260"/><text:span/></text:p>
          </table:table-cell>
          <table:covered-table-cell/>
          <table:table-cell table:style-name="ce66" table:number-columns-spanned="3">
            <text:p text:style-name="P135"><text:span text:style-name="T261"/><text:span/></text:p>
          </table:table-cell>
          <table:covered-table-cell/>
          <table:covered-table-cell/>
          <table:table-cell table:style-name="ce67" table:number-columns-spanned="2">
            <text:p text:style-name="P136"><text:span text:style-name="T262"/><text:span/></text:p>
          </table:table-cell>
          <table:covered-table-cell/>
          <table:table-cell table:style-name="ce68" table:number-columns-spanned="3">
            <text:p text:style-name="P137"><text:span text:style-name="T263"/><text:span/></text:p>
          </table:table-cell>
          <table:covered-table-cell/>
          <table:covered-table-cell/>
          <table:table-cell table:style-name="ce69" table:number-columns-spanned="2">
            <text:p text:style-name="P138"><text:span text:style-name="T264"/><text:span/></text:p>
          </table:table-cell>
          <table:covered-table-cell/>
          <table:table-cell table:style-name="ce70">
            <text:p text:style-name="P139"><text:span text:style-name="T265"/><text:span/></text:p>
          </table:table-cell>
          <table:covered-table-cell/>
          <table:covered-table-cell/>
        </table:table-row>
        <table:table-row table:style-name="ro14">
          <table:table-cell table:style-name="ce71">
            <text:p text:style-name="P140"><text:span text:style-name="T266"/><text:span/></text:p>
          </table:table-cell>
          <table:table-cell table:style-name="ce72">
            <text:p text:style-name="P141"><text:span text:style-name="T267"/><text:span/></text:p>
          </table:table-cell>
          <table:table-cell table:style-name="ce73" table:number-columns-spanned="2">
            <text:p text:style-name="P142"><text:span text:style-name="T268">Com consulta</text:span><text:span/></text:p>
          </table:table-cell>
          <table:covered-table-cell/>
          <table:table-cell table:style-name="ce74">
            <text:p text:style-name="P143"><text:span text:style-name="T269"/><text:span/></text:p>
          </table:table-cell>
          <table:table-cell table:style-name="ce75" table:number-columns-spanned="2">
            <text:p text:style-name="P144"><text:span text:style-name="T270"><text:s/></text:span><text:span text:style-name="T271">Sem consulta</text:span><text:span/></text:p>
          </table:table-cell>
          <table:covered-table-cell/>
          <table:table-cell table:style-name="ce76" table:number-columns-spanned="3">
            <text:p text:style-name="P145"><text:span text:style-name="T272">Duração:</text:span><text:span/></text:p>
          </table:table-cell>
          <table:covered-table-cell/>
          <table:covered-table-cell/>
          <table:table-cell table:style-name="ce77" table:number-columns-spanned="2">
            <text:p text:style-name="P146"><text:span text:style-name="T273"/><text:span/></text:p>
          </table:table-cell>
          <table:covered-table-cell/>
          <table:table-cell table:style-name="ce78" table:number-columns-spanned="2">
            <text:p text:style-name="P147"><text:span text:style-name="T274">horas</text:span><text:span/></text:p>
          </table:table-cell>
          <table:covered-table-cell/>
          <table:table-cell table:style-name="ce79" table:number-columns-spanned="3">
            <text:p text:style-name="P148"><text:span text:style-name="T275">0</text:span><text:span/></text:p>
          </table:table-cell>
          <table:covered-table-cell/>
          <table:covered-table-cell/>
          <table:table-cell table:style-name="ce80" table:number-columns-spanned="4">
            <text:p text:style-name="P149"><text:span text:style-name="T276">minutos</text:span><text:span/></text:p>
          </table:table-cell>
          <table:covered-table-cell/>
          <table:covered-table-cell/>
          <table:covered-table-cell/>
          <table:table-cell table:style-name="ce81" table:number-columns-spanned="5">
            <text:p text:style-name="P150"><text:span text:style-name="T277">Tolerância:</text:span><text:span/></text:p>
          </table:table-cell>
          <table:covered-table-cell/>
          <table:covered-table-cell/>
          <table:covered-table-cell/>
          <table:covered-table-cell/>
          <table:table-cell table:style-name="ce82" table:number-columns-spanned="2">
            <text:p text:style-name="P151"><text:span text:style-name="T278">0</text:span><text:span/></text:p>
          </table:table-cell>
          <table:covered-table-cell/>
          <table:table-cell table:style-name="ce83">
            <text:p text:style-name="P152"><text:span text:style-name="T279">minutos</text:span><text:span/></text:p>
          </table:table-cell>
          <table:table-cell table:style-name="ce84" table:number-columns-spanned="2">
            <text:p text:style-name="P153"><text:span text:style-name="T280"/><text:span/></text:p>
          </table:table-cell>
          <table:covered-table-cell/>
          <table:table-cell table:style-name="ce85">
            <text:p text:style-name="P154"><text:span text:style-name="T281"/><text:span/></text:p>
          </table:table-cell>
          <table:covered-table-cell/>
        </table:table-row>
        <table:table-row table:style-name="ro15">
          <table:table-cell table:style-name="ce86">
            <text:p text:style-name="P155"><text:span text:style-name="T282"/><text:span/></text:p>
          </table:table-cell>
          <table:table-cell table:style-name="ce87">
            <text:p text:style-name="P156"><text:span text:style-name="T283"/><text:span/></text:p>
          </table:table-cell>
          <table:table-cell table:style-name="ce88" table:number-columns-spanned="2">
            <text:p text:style-name="P157"><text:span text:style-name="T284"/><text:span/></text:p>
          </table:table-cell>
          <table:covered-table-cell/>
          <table:table-cell table:style-name="ce89">
            <text:p text:style-name="P158"><text:span text:style-name="T285"/><text:span/></text:p>
          </table:table-cell>
          <table:table-cell table:style-name="ce90" table:number-columns-spanned="2">
            <text:p text:style-name="P159"><text:span text:style-name="T286"/><text:span/></text:p>
          </table:table-cell>
          <table:covered-table-cell/>
          <table:table-cell table:style-name="ce91" table:number-columns-spanned="3">
            <text:p text:style-name="P160"><text:span text:style-name="T287"/><text:span/></text:p>
          </table:table-cell>
          <table:covered-table-cell/>
          <table:covered-table-cell/>
          <table:table-cell table:style-name="ce92" table:number-columns-spanned="2">
            <text:p text:style-name="P161"><text:span text:style-name="T288"/><text:span/></text:p>
          </table:table-cell>
          <table:covered-table-cell/>
          <table:table-cell table:style-name="ce93" table:number-columns-spanned="2">
            <text:p text:style-name="P162"><text:span text:style-name="T289"/><text:span/></text:p>
          </table:table-cell>
          <table:covered-table-cell/>
          <table:table-cell table:style-name="ce94" table:number-columns-spanned="3">
            <text:p text:style-name="P163"><text:span text:style-name="T290"/><text:span/></text:p>
          </table:table-cell>
          <table:covered-table-cell/>
          <table:covered-table-cell/>
          <table:table-cell table:style-name="ce95" table:number-columns-spanned="4">
            <text:p text:style-name="P164"><text:span text:style-name="T291"/><text:span/></text:p>
          </table:table-cell>
          <table:covered-table-cell/>
          <table:covered-table-cell/>
          <table:covered-table-cell/>
          <table:table-cell table:style-name="ce96" table:number-columns-spanned="5">
            <text:p text:style-name="P165"><text:span text:style-name="T292"/><text:span/></text:p>
          </table:table-cell>
          <table:covered-table-cell/>
          <table:covered-table-cell/>
          <table:covered-table-cell/>
          <table:covered-table-cell/>
          <table:table-cell table:style-name="ce97" table:number-columns-spanned="2">
            <text:p text:style-name="P166"><text:span text:style-name="T293"/><text:span/></text:p>
          </table:table-cell>
          <table:covered-table-cell/>
          <table:table-cell table:style-name="ce98">
            <text:p text:style-name="P167"><text:span text:style-name="T294"/><text:span/></text:p>
          </table:table-cell>
          <table:table-cell table:style-name="ce99" table:number-columns-spanned="2">
            <text:p text:style-name="P168"><text:span text:style-name="T295"/><text:span/></text:p>
          </table:table-cell>
          <table:covered-table-cell/>
          <table:table-cell table:style-name="ce100">
            <text:p text:style-name="P169"><text:span text:style-name="T296"/><text:span/></text:p>
          </table:table-cell>
          <table:covered-table-cell/>
        </table:table-row>
        <table:table-row table:style-name="ro16">
          <table:table-cell table:style-name="ce101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170"><text:span text:style-name="T297"/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table-cell table:style-name="ce102" table:number-columns-spanned="3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171"><text:span text:style-name="T298">ANO LECTIVO:</text:span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covered-table-cell/>
          <table:table-cell table:style-name="ce103" table:number-columns-spanned="5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172"><text:span text:style-name="T299">2022-2023</text:span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covered-table-cell/>
          <table:covered-table-cell/>
          <table:covered-table-cell/>
          <table:table-cell table:style-name="ce104" table:number-columns-spanned="7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173"><text:span text:style-name="T300">DATA AVALIAÇÃO:</text:span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105" table:number-columns-spanned="13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174"><text:span text:style-name="T301">02-2023</text:span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06" table:number-columns-spanned="2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175"><text:span text:style-name="T302"/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table-cell table:style-name="ce107">
            <text:p text:style-name="P176"><text:span text:style-name="T303"/><text:span/></text:p>
          </table:table-cell>
          <table:table-cell table:style-name="ce108">
            <text:p text:style-name="P177"><text:span text:style-name="T304"/><text:span/></text:p>
          </table:table-cell>
        </table:table-row>
        <table:table-row table:style-name="ro17">
          <table:table-cell table:style-name="ce109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178"><text:span text:style-name="T305"/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table-cell table:style-name="ce110" table:number-columns-spanned="2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179"><text:span text:style-name="T306"/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table-cell table:style-name="ce111" table:number-columns-spanned="3">
            <text:p text:style-name="P180"><text:span text:style-name="T307"/><text:span/></text:p>
          </table:table-cell>
          <table:covered-table-cell/>
          <table:covered-table-cell/>
          <table:table-cell table:style-name="ce112" table:number-columns-spanned="5">
            <text:p text:style-name="P181"><text:span text:style-name="T308"/><text:span/></text:p>
          </table:table-cell>
          <table:covered-table-cell/>
          <table:covered-table-cell/>
          <table:covered-table-cell/>
          <table:covered-table-cell/>
          <table:table-cell table:style-name="ce113" table:number-columns-spanned="4">
            <text:p text:style-name="P182"><text:span text:style-name="T309"/><text:span/></text:p>
          </table:table-cell>
          <table:covered-table-cell/>
          <table:covered-table-cell/>
          <table:covered-table-cell/>
          <table:table-cell table:style-name="ce114" table:number-columns-spanned="16">
            <text:list text:style-name="WWNum2" text:continue-numbering="true">
              <text:list-item>
                <text:list>
                  <text:list-item>
                    <text:list>
                      <text:list-item>
                        <text:h text:outline-level="4" text:restart-numbering="0" text:is-list-header="0" text:style-name="P183"><text:span text:style-name="T310"/><text:span/></text:h>
                      </text:list-item>
                    </text:list>
                  </text:list-item>
                </text:list>
              </text:list-item>
            </text:list>
            <text:p><text:span/><text:span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15">
            <text:p text:style-name="P184"><text:span text:style-name="T311"/><text:span/></text:p>
          </table:table-cell>
          <table:table-cell table:style-name="ce116">
            <text:p text:style-name="P185"><text:span text:style-name="T312"/><text:span/></text:p>
          </table:table-cell>
        </table:table-row>
      </table:table>
      <text:p text:style-name="P186"><text:span text:style-name="T313"/><text:span/></text:p>
      <table:table table:style-name="ta6">
        <table:table-columns>
          <table:table-column table:style-name="co40"/>
        </table:table-columns>
        <table:table-row table:style-name="ro18">
          <table:table-cell table:style-name="ce117">
            <text:p text:style-name="P187"><text:span text:style-name="T314"/><text:span/></text:p>
            <text:list text:style-name="WWNum3" text:continue-numbering="true">
              <text:list-item>
                <text:p text:style-name="P188"><text:span text:style-name="T315">A resolução é feita integralmente em computador;</text:span><text:span/></text:p>
              </text:list-item>
              <text:list-item>
                <text:p text:style-name="P189"><text:span text:style-name="T316">A resolução será entregue via </text:span><text:span text:style-name="T317">Moodle:</text:span><text:span/></text:p>
              </text:list-item>
            </text:list>
            <text:p text:style-name="P190"><text:span text:style-name="T318">No envio da resolução, o ficheiro deverá ter a designação </text:span><text:span text:style-name="T319">Teste_Diag_NumeroAluno.zip</text:span><text:span text:style-name="T320"> (ex. Teste_Diag_1234.zip)</text:span><text:span/></text:p>
          </table:table-cell>
        </table:table-row>
        <table:table-row table:style-name="ro19">
          <table:table-cell table:style-name="ce118">
            <text:p text:style-name="P191"><text:span text:style-name="T321"/><text:span/></text:p>
          </table:table-cell>
        </table:table-row>
      </table:table>
      <text:p text:style-name="P192"><text:span text:style-name="T322"/><text:span/></text:p>
      <text:p text:style-name="P193"><text:span text:style-name="T323">Grupo I</text:span><text:span text:style-name="T324"><text:s/></text:span><text:span/></text:p>
      <text:list text:style-name="WWNum4" text:continue-numbering="true">
        <text:list-item>
          <text:p text:style-name="P194"><text:span text:style-name="T325">Suponha a existência de um conjunto de N valores correspondentes </text:span><text:span text:style-name="T326">às</text:span><text:span text:style-name="T327"> distâncias </text:span><text:span text:style-name="T328">de vários</text:span><text:span text:style-name="T329"> objetos </text:span><text:span text:style-name="T330">a partir de um mesmo ponto de referência </text:span><text:span text:style-name="T331">(Figura 1). </text:span><text:span text:style-name="T332">Para cada objeto pretende-se considerar, para além da distância, um código único. </text:span><text:span text:style-name="T333">Procure determinar:</text:span><text:span/></text:p>
        </text:list-item>
      </text:list>
      <text:p text:style-name="P195"><text:span/><draw:frame draw:name="Image1" draw:style-name="gr5" text:anchor-type="as-char" svg:width="10.7cm" svg:height="0.794cm" svg:x="0cm" svg:y="0cm"><draw:image xlink:href="Pictures/image2.png" xlink:type="simple" xlink:show="embed" xlink:actuate="onLoad"/></draw:frame><text:span/></text:p>
      <text:p text:style-name="P196"><text:span text:style-name="T334">Figura </text:span><text:span text:style-name="T335"/><text:bookmark-start text:name="refFigura0"/><text:span/><text:span text:style-name="T336">1</text:span></text:p>
      <text:p text:style-name="P197"><text:span/><text:span/></text:p>
      <text:list text:style-name="WWNum5" text:continue-numbering="true">
        <text:list-item>
          <text:list>
            <text:list-item>
              <text:p text:style-name="P198"><text:span text:style-name="T338">Uma estrutura de dados para representar toda a informação;</text:span><text:span/></text:p>
            </text:list-item>
          </text:list>
        </text:list-item>
      </text:list>
      <text:p text:style-name="P199"><text:span text:style-name="T339">#include</text:span><text:span text:style-name="T340"><text:s/></text:span><text:span text:style-name="T341">&lt;stdio.h&gt;</text:span><text:span/></text:p>
      <text:p text:style-name="P200"><text:span/><text:span/></text:p>
      <text:p text:style-name="P201"><text:span text:style-name="T342">#define</text:span><text:span text:style-name="T343"> ARRAY_SIZE </text:span><text:span text:style-name="T344">9</text:span><text:span/></text:p>
      <text:p text:style-name="P202"><text:span/><text:span/></text:p>
      <text:p text:style-name="P203"><text:span text:style-name="T345">// define the struct to hold the array</text:span><text:span/></text:p>
      <text:p text:style-name="P204"><text:span text:style-name="T346">typedef</text:span><text:span text:style-name="T347"><text:s/></text:span><text:span text:style-name="T348">struct</text:span><text:span text:style-name="T349"><text:s/></text:span><text:span text:style-name="T350">FloatArray</text:span><text:span text:style-name="T351"> {</text:span><text:span/></text:p>
      <text:p text:style-name="P205"><text:span text:style-name="T352"><text:s text:c="4"/></text:span><text:span text:style-name="T353">float</text:span><text:span text:style-name="T354"><text:s/></text:span><text:span text:style-name="T355">values</text:span><text:span text:style-name="T356">[</text:span><text:span text:style-name="T357">ARRAY_SIZE</text:span><text:span text:style-name="T358">];</text:span><text:span/></text:p>
      <text:p text:style-name="P206"><text:span text:style-name="T359">} </text:span><text:span text:style-name="T360">FloatArray</text:span><text:span text:style-name="T361">;</text:span><text:span/></text:p>
      <text:p text:style-name="P207"><text:span/><text:span/></text:p>
      <text:p text:style-name="P208"><text:span text:style-name="T362">int</text:span><text:span text:style-name="T363"><text:s/></text:span><text:span text:style-name="T364">main</text:span><text:span text:style-name="T365">() {</text:span><text:span/></text:p>
      <text:p text:style-name="P209"><text:span text:style-name="T366"><text:s text:c="4"/>// create an instance of the FloatArray struct and initialize its values</text:span><text:span/></text:p>
      <text:p text:style-name="P210"><text:span text:style-name="T367"><text:s text:c="4"/></text:span><text:span text:style-name="T368">FloatArray</text:span><text:span text:style-name="T369"><text:s/></text:span><text:span text:style-name="T370">floatArray</text:span><text:span text:style-name="T371"> = {{</text:span><text:span text:style-name="T372">10.2</text:span><text:span text:style-name="T373">, </text:span><text:span text:style-name="T374">13.3</text:span><text:span text:style-name="T375">, </text:span><text:span text:style-name="T376">7</text:span><text:span text:style-name="T377">, </text:span><text:span text:style-name="T378">45.7</text:span><text:span text:style-name="T379">, </text:span><text:span text:style-name="T380">23.7</text:span><text:span text:style-name="T381">, </text:span><text:span text:style-name="T382">12.1</text:span><text:span text:style-name="T383">, </text:span><text:span text:style-name="T384">16</text:span><text:span text:style-name="T385">, </text:span><text:span text:style-name="T386">19</text:span><text:span text:style-name="T387">}};</text:span><text:span/></text:p>
      <text:p text:style-name="P211"><text:span/><text:span/></text:p>
      <text:p text:style-name="P212"><text:span text:style-name="T388"><text:s text:c="4"/>// iterate through the elements of the array and print them</text:span><text:span/></text:p>
      <text:p text:style-name="P213"><text:span text:style-name="T389"><text:s text:c="4"/></text:span><text:span text:style-name="T390">for</text:span><text:span text:style-name="T391"> (</text:span><text:span text:style-name="T392">int</text:span><text:span text:style-name="T393"><text:s/></text:span><text:span text:style-name="T394">i</text:span><text:span text:style-name="T395"> = </text:span><text:span text:style-name="T396">0</text:span><text:span text:style-name="T397">; </text:span><text:span text:style-name="T398">i</text:span><text:span text:style-name="T399"> &lt; </text:span><text:span text:style-name="T400">ARRAY_SIZE</text:span><text:span text:style-name="T401">; </text:span><text:span text:style-name="T402">i</text:span><text:span text:style-name="T403">++) {</text:span><text:span/></text:p>
      <text:p text:style-name="P214"><text:span text:style-name="T404"><text:s text:c="8"/></text:span><text:span text:style-name="T405">printf</text:span><text:span text:style-name="T406">(</text:span><text:span text:style-name="T407">"</text:span><text:span text:style-name="T408">%.1f</text:span><text:span text:style-name="T409"> "</text:span><text:span text:style-name="T410">, </text:span><text:span text:style-name="T411">floatArray</text:span><text:span text:style-name="T412">.</text:span><text:span text:style-name="T413">values</text:span><text:span text:style-name="T414">[</text:span><text:span text:style-name="T415">i</text:span><text:span text:style-name="T416">]);</text:span><text:span/></text:p>
      <text:p text:style-name="P215"><text:span text:style-name="T417"><text:s text:c="4"/>}</text:span><text:span/></text:p>
      <text:p text:style-name="P216"><text:span text:style-name="T418"><text:s text:c="4"/></text:span><text:span text:style-name="T419">printf</text:span><text:span text:style-name="T420">(</text:span><text:span text:style-name="T421">"</text:span><text:span text:style-name="T422">\n</text:span><text:span text:style-name="T423">"</text:span><text:span text:style-name="T424">);</text:span><text:span/></text:p>
      <text:p text:style-name="P217"><text:span/><text:span/></text:p>
      <text:p text:style-name="P218"><text:span text:style-name="T425"><text:s text:c="4"/></text:span><text:span text:style-name="T426">return</text:span><text:span text:style-name="T427"><text:s/></text:span><text:span text:style-name="T428">0</text:span><text:span text:style-name="T429">;</text:span><text:span/></text:p>
      <text:p text:style-name="P219"><text:span text:style-name="T430">}</text:span><text:span/></text:p>
      <text:p text:style-name="P220"><text:span/><text:span/></text:p>
      <text:list text:style-name="WWNum5" text:continue-numbering="true">
        <text:list-item>
          <text:list>
            <text:list-item>
              <text:p text:style-name="P221"><text:span text:style-name="T431">Qual a distância média </text:span><text:span text:style-name="T432">do conjunto de</text:span><text:span text:style-name="T433"> objetos?</text:span><text:span/></text:p>
            </text:list-item>
          </text:list>
        </text:list-item>
      </text:list>
      <text:p text:style-name="P222"><text:span/><text:span/></text:p>
      <text:p text:style-name="P223"><text:span text:style-name="T434">#include &lt;stdio.h&gt;</text:span><text:span/></text:p>
      <text:p text:style-name="P224"><text:span text:style-name="T435">#include &lt;math.h&gt;</text:span><text:span/></text:p>
      <text:p text:style-name="P225"><text:span text:style-name="T436">#define</text:span><text:span text:style-name="T437"> ARRAY_SIZE </text:span><text:span text:style-name="T438">9</text:span><text:span/></text:p>
      <text:p text:style-name="P226"><text:span/><text:span/></text:p>
      <text:p text:style-name="P227"><text:span text:style-name="T439">// float distance(n a, n b);</text:span><text:span/></text:p>
      <text:p text:style-name="P228"><text:span/><text:span/></text:p>
      <text:p text:style-name="P229"><text:span text:style-name="T440">typedef</text:span><text:span text:style-name="T441"><text:s/></text:span><text:span text:style-name="T442">struct</text:span><text:span text:style-name="T443"><text:s/></text:span><text:span text:style-name="T444">n</text:span><text:span/></text:p>
      <text:p text:style-name="P230"><text:span text:style-name="T445">{</text:span><text:span/></text:p>
      <text:p text:style-name="P231"><text:span text:style-name="T446"><text:s text:c="4"/>/* data */</text:span><text:span/></text:p>
      <text:p text:style-name="P232"><text:span text:style-name="T447"><text:s text:c="4"/>// float x;</text:span><text:span/></text:p>
      <text:p text:style-name="P233"><text:span text:style-name="T448"><text:s text:c="4"/></text:span><text:span text:style-name="T449">float</text:span><text:span text:style-name="T450"><text:s/></text:span><text:span text:style-name="T451">valores</text:span><text:span text:style-name="T452">;</text:span><text:span/></text:p>
      <text:p text:style-name="P234"><text:span text:style-name="T453">} </text:span><text:span text:style-name="T454">n</text:span><text:span text:style-name="T455">;</text:span><text:span/></text:p>
      <text:p text:style-name="P235"><text:span/><text:span/></text:p>
      <text:p text:style-name="P236"><text:span text:style-name="T456">// calculate the distance between two objects</text:span><text:span/></text:p>
      <text:p text:style-name="P237"><text:span text:style-name="T457">float</text:span><text:span text:style-name="T458"><text:s/></text:span><text:span text:style-name="T459">distance</text:span><text:span text:style-name="T460">(</text:span><text:span text:style-name="T461">n</text:span><text:span text:style-name="T462"><text:s/></text:span><text:span text:style-name="T463">a</text:span><text:span text:style-name="T464">, </text:span><text:span text:style-name="T465">n</text:span><text:span text:style-name="T466"><text:s/></text:span><text:span text:style-name="T467">b</text:span><text:span text:style-name="T468">)</text:span><text:span/></text:p>
      <text:p text:style-name="P238"><text:span text:style-name="T469">{</text:span><text:span/></text:p>
      <text:p text:style-name="P239"><text:span text:style-name="T470"><text:s text:c="4"/>// return sqrt(pow(b.x - a.x, 2));</text:span><text:span/></text:p>
      <text:p text:style-name="P240"><text:span text:style-name="T471"><text:s text:c="4"/></text:span><text:span text:style-name="T472">return</text:span><text:span text:style-name="T473"><text:s/></text:span><text:span text:style-name="T474">fabs</text:span><text:span text:style-name="T475">(</text:span><text:span text:style-name="T476">b</text:span><text:span text:style-name="T477">.</text:span><text:span text:style-name="T478">valores</text:span><text:span text:style-name="T479"> - </text:span><text:span text:style-name="T480">a</text:span><text:span text:style-name="T481">.</text:span><text:span text:style-name="T482">valores</text:span><text:span text:style-name="T483">);</text:span><text:span/></text:p>
      <text:p text:style-name="P241"><text:span text:style-name="T484">}</text:span><text:span/></text:p>
      <text:p text:style-name="P242"><text:span/><text:span/></text:p>
      <text:p text:style-name="P243"><text:span text:style-name="T485">int</text:span><text:span text:style-name="T486"><text:s/></text:span><text:span text:style-name="T487">main</text:span><text:span text:style-name="T488">()</text:span><text:span/></text:p>
      <text:p text:style-name="P244"><text:span text:style-name="T489">{</text:span><text:span/></text:p>
      <text:p text:style-name="P245"><text:span/><text:span/></text:p>
      <text:p text:style-name="P246"><text:span text:style-name="T490"><text:s text:c="4"/></text:span><text:span text:style-name="T491">n</text:span><text:span text:style-name="T492"><text:s/></text:span><text:span text:style-name="T493">vector</text:span><text:span text:style-name="T494">[</text:span><text:span text:style-name="T495">ARRAY_SIZE</text:span><text:span text:style-name="T496">] = {{</text:span><text:span text:style-name="T497">10.2</text:span><text:span text:style-name="T498">}, {</text:span><text:span text:style-name="T499">13.3</text:span><text:span text:style-name="T500">}, {</text:span><text:span text:style-name="T501">3</text:span><text:span text:style-name="T502">}, {</text:span><text:span text:style-name="T503">7</text:span><text:span text:style-name="T504">}, {</text:span><text:span text:style-name="T505">45.7</text:span><text:span text:style-name="T506">}, {</text:span><text:span text:style-name="T507">23.7</text:span><text:span text:style-name="T508">}, {</text:span><text:span text:style-name="T509">12.1</text:span><text:span text:style-name="T510">}, {</text:span><text:span text:style-name="T511">16</text:span><text:span text:style-name="T512">}, {</text:span><text:span text:style-name="T513">19</text:span><text:span text:style-name="T514">}};</text:span><text:span/></text:p>
      <text:p text:style-name="P247"><text:span text:style-name="T515"><text:s text:c="4"/></text:span><text:span text:style-name="T516">float</text:span><text:span text:style-name="T517"><text:s/></text:span><text:span text:style-name="T518">sumDistances</text:span><text:span text:style-name="T519"> = </text:span><text:span text:style-name="T520">0</text:span><text:span text:style-name="T521">;</text:span><text:span/></text:p>
      <text:p text:style-name="P248"><text:span/><text:span/></text:p>
      <text:p text:style-name="P249"><text:span text:style-name="T522"><text:s text:c="4"/></text:span><text:span text:style-name="T523">for</text:span><text:span text:style-name="T524"> (</text:span><text:span text:style-name="T525">int</text:span><text:span text:style-name="T526"><text:s/></text:span><text:span text:style-name="T527">i</text:span><text:span text:style-name="T528"> = </text:span><text:span text:style-name="T529">0</text:span><text:span text:style-name="T530">; </text:span><text:span text:style-name="T531">i</text:span><text:span text:style-name="T532"> &lt; </text:span><text:span text:style-name="T533">ARRAY_SIZE</text:span><text:span text:style-name="T534">; </text:span><text:span text:style-name="T535">i</text:span><text:span text:style-name="T536">++)</text:span><text:span/></text:p>
      <text:p text:style-name="P250"><text:span/><text:span/></text:p>
      <text:p text:style-name="P251"><text:span text:style-name="T537"><text:s text:c="4"/>{</text:span><text:span/></text:p>
      <text:p text:style-name="P252"><text:span text:style-name="T538"><text:s text:c="8"/></text:span><text:span text:style-name="T539">for</text:span><text:span text:style-name="T540"> (</text:span><text:span text:style-name="T541">int</text:span><text:span text:style-name="T542"><text:s/></text:span><text:span text:style-name="T543">j</text:span><text:span text:style-name="T544"> = </text:span><text:span text:style-name="T545">i</text:span><text:span text:style-name="T546">+</text:span><text:span text:style-name="T547">1</text:span><text:span text:style-name="T548">; </text:span><text:span text:style-name="T549">j</text:span><text:span text:style-name="T550"> &lt; </text:span><text:span text:style-name="T551">ARRAY_SIZE</text:span><text:span text:style-name="T552">; </text:span><text:span text:style-name="T553">j</text:span><text:span text:style-name="T554">++)</text:span><text:span/></text:p>
      <text:p text:style-name="P253"><text:span text:style-name="T555"><text:s text:c="8"/>{</text:span><text:span/></text:p>
      <text:p text:style-name="P254"><text:span text:style-name="T556"><text:s text:c="12"/>// printf("%.1f", vector[i]);</text:span><text:span/></text:p>
      <text:p text:style-name="P255"><text:span/><text:span/></text:p>
      <text:p text:style-name="P256"><text:span text:style-name="T557"><text:s text:c="12"/></text:span><text:span text:style-name="T558">sumDistances</text:span><text:span text:style-name="T559"> += </text:span><text:span text:style-name="T560">distance</text:span><text:span text:style-name="T561">(</text:span><text:span text:style-name="T562">vector</text:span><text:span text:style-name="T563">[</text:span><text:span text:style-name="T564">i</text:span><text:span text:style-name="T565">], </text:span><text:span text:style-name="T566">vector</text:span><text:span text:style-name="T567">[</text:span><text:span text:style-name="T568">j</text:span><text:span text:style-name="T569">]);</text:span><text:span/></text:p>
      <text:p text:style-name="P257"><text:span text:style-name="T570"><text:s text:c="8"/>}</text:span><text:span/></text:p>
      <text:p text:style-name="P258"><text:span text:style-name="T571"><text:s text:c="4"/>}</text:span><text:span/></text:p>
      <text:p text:style-name="P259"><text:span/><text:span/></text:p>
      <text:p text:style-name="P260"><text:span text:style-name="T572"><text:s text:c="4"/>// calculate the average distance</text:span><text:span/></text:p>
      <text:p text:style-name="P261"><text:span text:style-name="T573"><text:s text:c="4"/></text:span><text:span text:style-name="T574">int</text:span><text:span text:style-name="T575"><text:s/></text:span><text:span text:style-name="T576">numPairs</text:span><text:span text:style-name="T577"> = </text:span><text:span text:style-name="T578">ARRAY_SIZE</text:span><text:span text:style-name="T579"> * (</text:span><text:span text:style-name="T580">ARRAY_SIZE</text:span><text:span text:style-name="T581"> - </text:span><text:span text:style-name="T582">1</text:span><text:span text:style-name="T583">) / </text:span><text:span text:style-name="T584">2</text:span><text:span text:style-name="T585">;</text:span><text:span/></text:p>
      <text:p text:style-name="P262"><text:span text:style-name="T586"><text:s text:c="4"/></text:span><text:span text:style-name="T587">float</text:span><text:span text:style-name="T588"><text:s/></text:span><text:span text:style-name="T589">averageDistance</text:span><text:span text:style-name="T590"> = </text:span><text:span text:style-name="T591">sumDistances</text:span><text:span text:style-name="T592"> / </text:span><text:span text:style-name="T593">numPairs</text:span><text:span text:style-name="T594">;</text:span><text:span/></text:p>
      <text:p text:style-name="P263"><text:span/><text:span/></text:p>
      <text:p text:style-name="P264"><text:span text:style-name="T595"><text:s text:c="4"/></text:span><text:span text:style-name="T596">printf</text:span><text:span text:style-name="T597">(</text:span><text:span text:style-name="T598">"Average distance between elements of the array: </text:span><text:span text:style-name="T599">%.2f</text:span><text:span text:style-name="T600">\n</text:span><text:span text:style-name="T601">"</text:span><text:span text:style-name="T602">, </text:span><text:span text:style-name="T603">averageDistance</text:span><text:span text:style-name="T604">);</text:span><text:span/></text:p>
      <text:p text:style-name="P265"><text:span/><text:span/></text:p>
      <text:p text:style-name="P266"><text:span text:style-name="T605"><text:s text:c="4"/></text:span><text:span text:style-name="T606">printf</text:span><text:span text:style-name="T607">(</text:span><text:span text:style-name="T608">"</text:span><text:span text:style-name="T609">\n</text:span><text:span text:style-name="T610">"</text:span><text:span text:style-name="T611">);</text:span><text:span/></text:p>
      <text:p text:style-name="P267"><text:span/><text:span/></text:p>
      <text:p text:style-name="P268"><text:span text:style-name="T612"><text:s text:c="4"/></text:span><text:span text:style-name="T613">return</text:span><text:span text:style-name="T614"><text:s/></text:span><text:span text:style-name="T615">0</text:span><text:span text:style-name="T616">;</text:span><text:span/></text:p>
      <text:p text:style-name="P269"><text:span text:style-name="T617">}</text:span><text:span/></text:p>
      <text:p text:style-name="P270"><text:span/><text:span/></text:p>
      <text:p text:style-name="P271"><text:span text:style-name="T618"/><text:span/></text:p>
      <text:p text:style-name="P272"><text:span text:style-name="T619">output:-13.47.</text:span><text:span/></text:p>
      <text:list text:style-name="WWNum5" text:continue-numbering="true">
        <text:list-item>
          <text:list>
            <text:list-item>
              <text:p text:style-name="P273"><text:span text:style-name="T620">Qual a distância do objeto que se encontra mais longe?</text:span><text:span/></text:p>
            </text:list-item>
          </text:list>
        </text:list-item>
      </text:list>
      <text:p text:style-name="P274"><text:span text:style-name="T621">feito</text:span><text:span/></text:p>
      <text:list text:style-name="WWNum5" text:continue-numbering="true">
        <text:list-item>
          <text:list>
            <text:list-item>
              <text:p text:style-name="P275"><text:span text:style-name="T622">Uma função que consiga devolver todos os cálculos de </text:span><text:span text:style-name="T623">b</text:span><text:span text:style-name="T624">) e </text:span><text:span text:style-name="T625">c</text:span><text:span text:style-name="T626">)</text:span><text:span text:style-name="T627">;</text:span><text:span/></text:p>
            </text:list-item>
          </text:list>
        </text:list-item>
      </text:list>
      <text:p text:style-name="P276"><text:span text:style-name="T628">feito</text:span><text:span/></text:p>
      <text:list text:style-name="WWNum5" text:continue-numbering="true">
        <text:list-item>
          <text:list>
            <text:list-item>
              <text:p text:style-name="P277"><text:span text:style-name="T629">Uma operação que devolve todas as distâncias </text:span><text:span text:style-name="T630">ordenadas por ordem crescente</text:span><text:span text:style-name="T631">, associando a cada </text:span><text:span text:style-name="T632">distância o código</text:span><text:bookmark-start text:name="_GoBack"/><text:span/><text:bookmark-end text:name="_GoBack"/><text:span text:style-name="T633"><text:s/></text:span><text:span text:style-name="T634">do objeto respetivo;</text:span><text:span/></text:p>
            </text:list-item>
          </text:list>
        </text:list-item>
      </text:list>
      <text:p text:style-name="P278"><text:span text:style-name="T635">Metade feito.</text:span><text:span text:style-name="T636"/></text:p>
      <text:list text:style-name="WWNum5" text:continue-numbering="true">
        <text:list-item>
          <text:list>
            <text:list-item>
              <text:p text:style-name="P279"><text:span text:style-name="T637">Preservar todos os dado</text:span><text:span text:style-name="T638">s num ficheiro</text:span><text:span text:style-name="T639">;</text:span><text:span/></text:p>
            </text:list-item>
          </text:list>
        </text:list-item>
      </text:list>
      <text:p text:style-name="P280"><text:span text:style-name="T640"/><text:span/></text:p>
      <text:list text:style-name="WWNum5" text:continue-numbering="true">
        <text:list-item>
          <text:list>
            <text:list-item>
              <text:p text:style-name="P281"><text:span text:style-name="T641">Desenvolver uma solução que demonstre a utilização das </text:span><text:span text:style-name="T642">operações</text:span><text:span text:style-name="T643"> desenvolvidas nas alíneas </text:span><text:span text:style-name="T644">anteriores</text:span><text:span text:style-name="T645">.</text:span><text:span/></text:p>
            </text:list-item>
          </text:list>
        </text:list-item>
      </text:list>
      <text:p text:style-name="P282"><text:span text:style-name="T646">Notas</text:span><text:span text:style-name="T647">: 1) Na resolução das alíneas </text:span><text:span text:style-name="T648">b</text:span><text:span text:style-name="T649">, </text:span><text:span text:style-name="T650">c</text:span><text:span text:style-name="T651">, </text:span><text:span text:style-name="T652">d,</text:span><text:span text:style-name="T653"><text:s/></text:span><text:span text:style-name="T654">e</text:span><text:span text:style-name="T655">, não é permitido utilizar qualquer função de input (ex: </text:span><text:span text:style-name="T656">scanf</text:span><text:span text:style-name="T657">) e output (ex: </text:span><text:span text:style-name="T658">printf</text:span><text:span text:style-name="T659">); 2) A resolução das alíneas </text:span><text:span text:style-name="T660">b, c, d, e,</text:span><text:span text:style-name="T661"> f</text:span><text:span text:style-name="T662"> devem ser realizadas numa biblioteca.</text:span><text:span/></text:p>
      <text:p text:style-name="P283"><text:span/><text:span/></text:p>
      <text:p text:style-name="P284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9"/>
    <style:style style:display-name="Hyperlink" style:family="text" style:name="173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9" style:display-name="footnote text" style:family="paragraph" style:name="174">
      <style:text-properties fo:font-size="9pt"/>
      <style:paragraph-properties fo:line-height="100%" fo:margin-bottom="2pt"/>
    </style:style>
    <style:style style:parent-style-name="788" style:display-name="footnote reference" style:family="text" style:name="176">
      <style:text-properties style:text-position="super 58%"/>
    </style:style>
    <style:style style:parent-style-name="9" style:display-name="endnote text" style:family="paragraph" style:name="177">
      <style:text-properties fo:font-size="10pt"/>
      <style:paragraph-properties fo:line-height="100%" fo:margin-bottom="0pt"/>
    </style:style>
    <style:style style:parent-style-name="788" style:display-name="endnote reference" style:family="text" style:name="179">
      <style:text-properties style:text-position="super 58%"/>
    </style:style>
    <style:style style:parent-style-name="9" style:display-name="toc 1" style:family="paragraph" style:name="180">
      <style:paragraph-properties fo:margin-left="0cm" fo:margin-right="0cm" fo:text-indent="0cm" fo:margin-bottom="2.85pt"/>
    </style:style>
    <style:style style:parent-style-name="9" style:display-name="toc 2" style:family="paragraph" style:name="181">
      <style:paragraph-properties fo:margin-left="0.4992cm" fo:margin-right="0cm" fo:text-indent="0cm" fo:margin-bottom="2.85pt"/>
    </style:style>
    <style:style style:parent-style-name="9" style:display-name="toc 3" style:family="paragraph" style:name="182">
      <style:paragraph-properties fo:margin-left="1cm" fo:margin-right="0cm" fo:text-indent="0cm" fo:margin-bottom="2.85pt"/>
    </style:style>
    <style:style style:parent-style-name="9" style:display-name="toc 4" style:family="paragraph" style:name="183">
      <style:paragraph-properties fo:margin-left="1.499cm" fo:margin-right="0cm" fo:text-indent="0cm" fo:margin-bottom="2.85pt"/>
    </style:style>
    <style:style style:parent-style-name="9" style:display-name="toc 5" style:family="paragraph" style:name="184">
      <style:paragraph-properties fo:margin-left="2cm" fo:margin-right="0cm" fo:text-indent="0cm" fo:margin-bottom="2.85pt"/>
    </style:style>
    <style:style style:parent-style-name="9" style:display-name="toc 6" style:family="paragraph" style:name="185">
      <style:paragraph-properties fo:margin-left="2.5cm" fo:margin-right="0cm" fo:text-indent="0cm" fo:margin-bottom="2.85pt"/>
    </style:style>
    <style:style style:parent-style-name="9" style:display-name="toc 7" style:family="paragraph" style:name="186">
      <style:paragraph-properties fo:margin-left="3.001cm" fo:margin-right="0cm" fo:text-indent="0cm" fo:margin-bottom="2.85pt"/>
    </style:style>
    <style:style style:parent-style-name="9" style:display-name="toc 8" style:family="paragraph" style:name="187">
      <style:paragraph-properties fo:margin-left="3.5cm" fo:margin-right="0cm" fo:text-indent="0cm" fo:margin-bottom="2.85pt"/>
    </style:style>
    <style:style style:parent-style-name="9" style:display-name="toc 9" style:family="paragraph" style:name="188">
      <style:paragraph-properties fo:margin-left="4.001cm" fo:margin-right="0cm" fo:text-indent="0cm" fo:margin-bottom="2.85pt"/>
    </style:style>
    <style:style style:display-name="TOC Heading" style:family="paragraph" style:name="189"/>
    <style:style style:class="default" style:display-name="DStyle_paragraph" style:family="paragraph" style:name="720">
      <style:text-properties fo:color="#000000" fo:font-family="Times New Roman" style:font-family-asian="Noto Serif CJK SC" style:font-family-complex="Lohit Devanagari" fo:font-size="10pt" fo:language="pt" fo:country="PT"/>
      <style:paragraph-properties/>
    </style:style>
    <style:style style:parent-style-name="720" style:display-name="Standard" style:family="paragraph" style:name="721">
      <style:text-properties fo:font-family="Times New Roman" style:font-family-asian="Times New Roman" style:font-family-complex="Times New Roman" fo:language="pt" fo:country="PT"/>
      <style:paragraph-properties fo:text-align="left" fo:margin-top="0pt" fo:margin-bottom="0pt"/>
    </style:style>
    <style:style style:parent-style-name="721" style:display-name="Heading" style:family="paragraph" style:name="722">
      <style:text-properties fo:font-family="Cambria" style:font-family-complex="Cambria" fo:font-size="16pt" fo:font-weight="bold"/>
      <style:paragraph-properties fo:text-align="center" fo:margin-top="12pt" fo:margin-bottom="3pt"/>
    </style:style>
    <style:style style:parent-style-name="721" style:display-name="Text body" style:family="paragraph" style:name="723">
      <style:paragraph-properties fo:line-height="115%" fo:margin-top="0pt" fo:margin-bottom="7pt"/>
    </style:style>
    <style:style style:parent-style-name="723" style:display-name="List" style:family="paragraph" style:name="724">
      <style:text-properties style:font-family-complex="Lohit Devanagari"/>
    </style:style>
    <style:style style:parent-style-name="721" style:display-name="Caption" style:family="paragraph" style:name="725">
      <style:text-properties style:font-family-complex="Lohit Devanagari" fo:font-size="12pt" fo:font-style="italic"/>
      <style:paragraph-properties fo:margin-top="6pt" fo:margin-bottom="6pt"/>
    </style:style>
    <style:style style:parent-style-name="721" style:display-name="Index" style:family="paragraph" style:name="726">
      <style:text-properties style:font-family-complex="Lohit Devanagari"/>
    </style:style>
    <style:style style:parent-style-name="721" style:display-name="Heading 6" style:family="paragraph" style:name="727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721" style:display-name="Heading 7" style:family="paragraph" style:name="728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721" style:display-name="Heading 8" style:family="paragraph" style:name="729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721" style:display-name="Heading 9" style:family="paragraph" style:name="730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721" style:display-name="List Paragraph" style:family="paragraph" style:name="731">
      <style:paragraph-properties fo:margin-left="1.27cm" fo:margin-right="0cm" fo:text-indent="0cm" fo:margin-top="0pt" fo:margin-bottom="0pt"/>
    </style:style>
    <style:style style:parent-style-name="720" style:display-name="No Spacing" style:family="paragraph" style:name="732">
      <style:paragraph-properties fo:line-height="100%" fo:text-align="left" fo:margin-top="0pt" fo:margin-bottom="0pt"/>
    </style:style>
    <style:style style:parent-style-name="721" style:display-name="Title" style:family="paragraph" style:name="733">
      <style:text-properties fo:font-size="24pt"/>
      <style:paragraph-properties fo:margin-top="15pt" fo:margin-bottom="10pt"/>
    </style:style>
    <style:style style:parent-style-name="721" style:display-name="Subtitle" style:family="paragraph" style:name="734">
      <style:text-properties fo:font-size="12pt"/>
      <style:paragraph-properties fo:margin-top="10pt" fo:margin-bottom="10pt"/>
    </style:style>
    <style:style style:parent-style-name="721" style:display-name="Quote" style:family="paragraph" style:name="735">
      <style:text-properties fo:font-style="italic"/>
      <style:paragraph-properties fo:margin-left="1.27cm" fo:margin-right="1.27cm" fo:text-indent="0cm"/>
    </style:style>
    <style:style style:parent-style-name="721" style:display-name="Intense Quote" style:family="paragraph" style:name="736">
      <style:text-properties fo:font-style="italic"/>
      <style:paragraph-properties fo:margin-left="1.27cm" fo:margin-right="1.27cm" fo:text-indent="0cm" fo:margin-top="0pt" fo:margin-bottom="0pt" fo:background-color="#f2f2f2" fo:border="0.01764cm solid #FFFFFF"/>
    </style:style>
    <style:style style:parent-style-name="721" style:display-name="Footnote" style:family="paragraph" style:name="737">
      <style:text-properties fo:font-size="9pt"/>
      <style:paragraph-properties fo:line-height="100%" fo:margin-top="0pt" fo:margin-bottom="2pt"/>
    </style:style>
    <style:style style:parent-style-name="721" style:display-name="Endnote" style:family="paragraph" style:name="738">
      <style:text-properties fo:font-size="10pt"/>
      <style:paragraph-properties fo:line-height="100%" fo:margin-top="0pt" fo:margin-bottom="0pt"/>
    </style:style>
    <style:style style:parent-style-name="721" style:display-name="Contents 1" style:family="paragraph" style:name="739">
      <style:paragraph-properties fo:margin-left="0cm" fo:margin-right="0cm" fo:text-indent="0cm" fo:margin-top="0pt" fo:margin-bottom="2.85pt"/>
    </style:style>
    <style:style style:parent-style-name="721" style:display-name="Contents 2" style:family="paragraph" style:name="740">
      <style:paragraph-properties fo:margin-left="0.4992cm" fo:margin-right="0cm" fo:text-indent="0cm" fo:margin-top="0pt" fo:margin-bottom="2.85pt"/>
    </style:style>
    <style:style style:parent-style-name="721" style:display-name="Contents 3" style:family="paragraph" style:name="741">
      <style:paragraph-properties fo:margin-left="1cm" fo:margin-right="0cm" fo:text-indent="0cm" fo:margin-top="0pt" fo:margin-bottom="2.85pt"/>
    </style:style>
    <style:style style:parent-style-name="721" style:display-name="Contents 4" style:family="paragraph" style:name="742">
      <style:paragraph-properties fo:margin-left="1.499cm" fo:margin-right="0cm" fo:text-indent="0cm" fo:margin-top="0pt" fo:margin-bottom="2.85pt"/>
    </style:style>
    <style:style style:parent-style-name="721" style:display-name="Contents 5" style:family="paragraph" style:name="743">
      <style:paragraph-properties fo:margin-left="2cm" fo:margin-right="0cm" fo:text-indent="0cm" fo:margin-top="0pt" fo:margin-bottom="2.85pt"/>
    </style:style>
    <style:style style:parent-style-name="721" style:display-name="Contents 6" style:family="paragraph" style:name="744">
      <style:paragraph-properties fo:margin-left="2.5cm" fo:margin-right="0cm" fo:text-indent="0cm" fo:margin-top="0pt" fo:margin-bottom="2.85pt"/>
    </style:style>
    <style:style style:parent-style-name="721" style:display-name="Contents 7" style:family="paragraph" style:name="745">
      <style:paragraph-properties fo:margin-left="3.001cm" fo:margin-right="0cm" fo:text-indent="0cm" fo:margin-top="0pt" fo:margin-bottom="2.85pt"/>
    </style:style>
    <style:style style:parent-style-name="721" style:display-name="Contents 8" style:family="paragraph" style:name="746">
      <style:paragraph-properties fo:margin-left="3.5cm" fo:margin-right="0cm" fo:text-indent="0cm" fo:margin-top="0pt" fo:margin-bottom="2.85pt"/>
    </style:style>
    <style:style style:parent-style-name="721" style:display-name="Contents 9" style:family="paragraph" style:name="747">
      <style:paragraph-properties fo:margin-left="4.001cm" fo:margin-right="0cm" fo:text-indent="0cm" fo:margin-top="0pt" fo:margin-bottom="2.85pt"/>
    </style:style>
    <style:style style:parent-style-name="722" style:display-name="Index Heading" style:family="paragraph" style:name="748"/>
    <style:style style:parent-style-name="720" style:display-name="Contents Heading" style:family="paragraph" style:name="749">
      <style:paragraph-properties fo:text-align="left" fo:margin-top="0pt" fo:margin-bottom="0pt"/>
    </style:style>
    <style:style style:parent-style-name="721" style:display-name="table of figures" style:family="paragraph" style:name="750">
      <style:paragraph-properties fo:margin-top="0pt" fo:margin-bottom="0pt"/>
    </style:style>
    <style:style style:parent-style-name="721" style:display-name="Heading 1" style:family="paragraph" style:name="751">
      <style:text-properties fo:font-variant="small-caps" fo:font-family="Arial" style:font-family-complex="Arial" fo:font-size="14pt"/>
      <style:paragraph-properties fo:text-align="center"/>
    </style:style>
    <style:style style:parent-style-name="721" style:display-name="Heading 2" style:family="paragraph" style:name="752">
      <style:text-properties fo:font-variant="small-caps" fo:font-family="Arial" style:font-family-complex="Arial" fo:font-size="14pt" fo:font-weight="bold"/>
      <style:paragraph-properties fo:margin-left="-0.1217cm" fo:margin-right="0cm" fo:text-indent="0cm"/>
    </style:style>
    <style:style style:parent-style-name="721" style:display-name="Heading 3" style:family="paragraph" style:name="753">
      <style:text-properties fo:font-family="Arial" style:font-family-complex="Arial" fo:font-size="11pt" fo:font-weight="bold"/>
      <style:paragraph-properties fo:margin-top="4pt" fo:margin-bottom="4pt"/>
    </style:style>
    <style:style style:parent-style-name="721" style:display-name="Heading 4" style:family="paragraph" style:name="754">
      <style:text-properties fo:font-family="Arial" style:font-family-complex="Arial" fo:font-size="9pt" fo:font-weight="bold"/>
      <style:paragraph-properties fo:margin-top="4pt" fo:margin-bottom="0pt"/>
    </style:style>
    <style:style style:parent-style-name="721" style:display-name="Heading 5" style:family="paragraph" style:name="755">
      <style:text-properties fo:font-family="Arial" style:font-family-complex="Arial" fo:font-size="9pt" fo:font-weight="bold"/>
      <style:paragraph-properties fo:text-align="right" fo:margin-top="2pt" fo:margin-bottom="2pt"/>
    </style:style>
    <style:style style:parent-style-name="721" style:display-name="Header and Footer" style:family="paragraph" style:name="756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21" style:display-name="Footer" style:family="paragraph" style:name="757"/>
    <style:style style:parent-style-name="721" style:display-name="Header" style:family="paragraph" style:name="758">
      <style:text-properties/>
      <style:paragraph-properties/>
    </style:style>
    <style:style style:parent-style-name="721" style:display-name="Normal (Web)" style:family="paragraph" style:name="759">
      <style:text-properties fo:font-size="12pt"/>
      <style:paragraph-properties fo:margin-top="14pt" fo:margin-bottom="14pt"/>
    </style:style>
    <style:style style:parent-style-name="721" style:display-name="Texto simples" style:family="paragraph" style:name="760">
      <style:text-properties fo:font-family="Courier New" style:font-family-complex="Courier New" fo:language="en" fo:country="US"/>
    </style:style>
    <style:style style:parent-style-name="721" style:display-name="Texto de balão" style:family="paragraph" style:name="761">
      <style:text-properties fo:font-family="Tahoma" style:font-family-complex="Tahoma" fo:font-size="8pt"/>
    </style:style>
    <style:style style:parent-style-name="721" style:display-name="Parágrafo da Lista" style:family="paragraph" style:name="762">
      <style:text-properties/>
      <style:paragraph-properties fo:margin-left="1.27cm" fo:margin-right="0cm" fo:text-indent="0cm" fo:margin-top="0pt" fo:margin-bottom="0pt"/>
    </style:style>
    <style:style style:parent-style-name="720" style:display-name="Default" style:family="paragraph" style:name="763">
      <style:text-properties fo:color="#000000" fo:font-family="Arial" style:font-family-asian="Times New Roman" style:font-family-complex="Arial" fo:font-size="12pt" fo:language="en" fo:country="US"/>
      <style:paragraph-properties fo:text-align="left" fo:margin-top="0pt" fo:margin-bottom="0pt"/>
    </style:style>
    <style:style style:parent-style-name="721" style:display-name="Table Contents" style:family="paragraph" style:name="764"/>
    <style:style style:parent-style-name="764" style:display-name="Table Heading" style:family="paragraph" style:name="765">
      <style:text-properties fo:font-weight="bold"/>
      <style:paragraph-properties fo:text-align="center"/>
    </style:style>
    <style:style style:parent-style-name="788" style:display-name="Heading 1 Char" style:family="text" style:name="766">
      <style:text-properties fo:font-family="Arial" style:font-family-asian="Arial" style:font-family-complex="Arial" fo:font-size="20pt"/>
    </style:style>
    <style:style style:parent-style-name="788" style:display-name="Heading 2 Char" style:family="text" style:name="767">
      <style:text-properties fo:font-family="Arial" style:font-family-asian="Arial" style:font-family-complex="Arial" fo:font-size="17pt"/>
    </style:style>
    <style:style style:parent-style-name="788" style:display-name="Heading 3 Char" style:family="text" style:name="768">
      <style:text-properties fo:font-family="Arial" style:font-family-asian="Arial" style:font-family-complex="Arial" fo:font-size="15pt"/>
    </style:style>
    <style:style style:parent-style-name="788" style:display-name="Heading 4 Char" style:family="text" style:name="769">
      <style:text-properties fo:font-family="Arial" style:font-family-asian="Arial" style:font-family-complex="Arial" fo:font-size="13pt" fo:font-weight="bold"/>
    </style:style>
    <style:style style:parent-style-name="788" style:display-name="Heading 5 Char" style:family="text" style:name="770">
      <style:text-properties fo:font-family="Arial" style:font-family-asian="Arial" style:font-family-complex="Arial" fo:font-size="12pt" fo:font-weight="bold"/>
    </style:style>
    <style:style style:parent-style-name="788" style:display-name="Heading 6 Char" style:family="text" style:name="771">
      <style:text-properties fo:font-family="Arial" style:font-family-asian="Arial" style:font-family-complex="Arial" fo:font-size="11pt" fo:font-weight="bold"/>
    </style:style>
    <style:style style:parent-style-name="788" style:display-name="Heading 7 Char" style:family="text" style:name="772">
      <style:text-properties fo:font-family="Arial" style:font-family-asian="Arial" style:font-family-complex="Arial" fo:font-size="11pt" fo:font-style="italic" fo:font-weight="bold"/>
    </style:style>
    <style:style style:parent-style-name="788" style:display-name="Heading 8 Char" style:family="text" style:name="773">
      <style:text-properties fo:font-family="Arial" style:font-family-asian="Arial" style:font-family-complex="Arial" fo:font-size="11pt" fo:font-style="italic"/>
    </style:style>
    <style:style style:parent-style-name="788" style:display-name="Heading 9 Char" style:family="text" style:name="774">
      <style:text-properties fo:font-family="Arial" style:font-family-asian="Arial" style:font-family-complex="Arial" fo:font-size="10.5pt" fo:font-style="italic"/>
    </style:style>
    <style:style style:parent-style-name="788" style:display-name="Title Char" style:family="text" style:name="775">
      <style:text-properties fo:font-size="24pt"/>
    </style:style>
    <style:style style:parent-style-name="788" style:display-name="Subtitle Char" style:family="text" style:name="776">
      <style:text-properties fo:font-size="12pt"/>
    </style:style>
    <style:style style:parent-style-name="720" style:display-name="Quote Char" style:family="text" style:name="777">
      <style:text-properties fo:font-style="italic"/>
    </style:style>
    <style:style style:parent-style-name="720" style:display-name="Intense Quote Char" style:family="text" style:name="778">
      <style:text-properties fo:font-style="italic"/>
    </style:style>
    <style:style style:parent-style-name="788" style:display-name="Header Char" style:family="text" style:name="779"/>
    <style:style style:parent-style-name="788" style:display-name="Footer Char" style:family="text" style:name="780"/>
    <style:style style:parent-style-name="720" style:display-name="Caption Char" style:family="text" style:name="781"/>
    <style:style style:parent-style-name="720" style:display-name="Footnote Text Char" style:family="text" style:name="782">
      <style:text-properties fo:font-size="9pt"/>
    </style:style>
    <style:style style:parent-style-name="720" style:display-name="Footnote Symbol" style:family="text" style:name="783">
      <style:text-properties style:text-position="super 58%"/>
    </style:style>
    <style:style style:parent-style-name="720" style:display-name="Footnote anchor" style:family="text" style:name="784">
      <style:text-properties style:text-position="super 58%"/>
    </style:style>
    <style:style style:parent-style-name="720" style:display-name="Endnote Text Char" style:family="text" style:name="785">
      <style:text-properties fo:font-size="10pt"/>
    </style:style>
    <style:style style:parent-style-name="720" style:display-name="Endnote Symbol" style:family="text" style:name="786">
      <style:text-properties style:text-position="super 58%"/>
    </style:style>
    <style:style style:parent-style-name="720" style:display-name="Endnote anchor" style:family="text" style:name="787">
      <style:text-properties style:text-position="super 58%"/>
    </style:style>
    <style:style style:parent-style-name="720" style:class="default" style:display-name="Default Paragraph Font" style:family="text" style:name="788"/>
    <style:style style:parent-style-name="720" style:display-name="Internet link" style:family="text" style:name="789">
      <style:text-properties fo:color="#0000ff" style:text-underline-type="single" style:text-underline-style="solid" style:text-underline-width="auto" style:text-underline-color="font-color"/>
    </style:style>
    <style:style style:parent-style-name="720" style:display-name="page number" style:family="text" style:name="790"/>
    <style:style style:parent-style-name="720" style:display-name="Tipo de letra predefinido do parágrafo" style:family="text" style:name="791"/>
    <style:style style:parent-style-name="720" style:display-name="WW8Num1z0" style:family="text" style:name="792"/>
    <style:style style:parent-style-name="720" style:display-name="WW8Num1z1" style:family="text" style:name="793"/>
    <style:style style:parent-style-name="720" style:display-name="WW8Num1z2" style:family="text" style:name="794"/>
    <style:style style:parent-style-name="720" style:display-name="WW8Num1z3" style:family="text" style:name="795"/>
    <style:style style:parent-style-name="720" style:display-name="WW8Num1z4" style:family="text" style:name="796"/>
    <style:style style:parent-style-name="720" style:display-name="WW8Num1z5" style:family="text" style:name="797"/>
    <style:style style:parent-style-name="720" style:display-name="WW8Num1z6" style:family="text" style:name="798"/>
    <style:style style:parent-style-name="720" style:display-name="WW8Num1z7" style:family="text" style:name="799"/>
    <style:style style:parent-style-name="720" style:display-name="WW8Num1z8" style:family="text" style:name="800"/>
    <style:style style:parent-style-name="720" style:display-name="WW8Num2z0" style:family="text" style:name="801">
      <style:text-properties fo:font-family="Symbol" style:font-family-complex="Symbol"/>
    </style:style>
    <style:style style:parent-style-name="720" style:display-name="WW8Num3z0" style:family="text" style:name="802"/>
    <style:style style:parent-style-name="720" style:display-name="WW8Num3z1" style:family="text" style:name="803">
      <style:text-properties fo:color="#000066" fo:font-family="Arial" style:font-family-asian="Times New Roman" style:font-family-complex="Arial" fo:font-size="10pt" fo:language="pt" fo:country="PT"/>
    </style:style>
    <style:style style:parent-style-name="720" style:display-name="WW8Num3z2" style:family="text" style:name="804"/>
    <style:style style:parent-style-name="720" style:display-name="WW8Num3z3" style:family="text" style:name="805"/>
    <style:style style:parent-style-name="720" style:display-name="WW8Num3z4" style:family="text" style:name="806"/>
    <style:style style:parent-style-name="720" style:display-name="WW8Num3z5" style:family="text" style:name="807"/>
    <style:style style:parent-style-name="720" style:display-name="WW8Num3z6" style:family="text" style:name="808"/>
    <style:style style:parent-style-name="720" style:display-name="WW8Num3z7" style:family="text" style:name="809"/>
    <style:style style:parent-style-name="720" style:display-name="WW8Num3z8" style:family="text" style:name="810"/>
    <style:style style:parent-style-name="720" style:display-name="WW8Num2z1" style:family="text" style:name="811"/>
    <style:style style:parent-style-name="720" style:display-name="WW8Num2z2" style:family="text" style:name="812"/>
    <style:style style:parent-style-name="720" style:display-name="WW8Num2z3" style:family="text" style:name="813"/>
    <style:style style:parent-style-name="720" style:display-name="WW8Num2z4" style:family="text" style:name="814"/>
    <style:style style:parent-style-name="720" style:display-name="WW8Num2z5" style:family="text" style:name="815"/>
    <style:style style:parent-style-name="720" style:display-name="WW8Num2z6" style:family="text" style:name="816"/>
    <style:style style:parent-style-name="720" style:display-name="WW8Num2z7" style:family="text" style:name="817"/>
    <style:style style:parent-style-name="720" style:display-name="WW8Num2z8" style:family="text" style:name="818"/>
    <style:style style:parent-style-name="720" style:display-name="WW8Num4z0" style:family="text" style:name="819"/>
    <style:style style:parent-style-name="720" style:display-name="WW8Num4z1" style:family="text" style:name="820"/>
    <style:style style:parent-style-name="720" style:display-name="WW8Num4z2" style:family="text" style:name="821"/>
    <style:style style:parent-style-name="720" style:display-name="WW8Num4z3" style:family="text" style:name="822"/>
    <style:style style:parent-style-name="720" style:display-name="WW8Num4z4" style:family="text" style:name="823"/>
    <style:style style:parent-style-name="720" style:display-name="WW8Num4z5" style:family="text" style:name="824"/>
    <style:style style:parent-style-name="720" style:display-name="WW8Num4z6" style:family="text" style:name="825"/>
    <style:style style:parent-style-name="720" style:display-name="WW8Num4z7" style:family="text" style:name="826"/>
    <style:style style:parent-style-name="720" style:display-name="WW8Num4z8" style:family="text" style:name="827"/>
    <style:style style:parent-style-name="720" style:display-name="WW8Num5z0" style:family="text" style:name="828"/>
    <style:style style:parent-style-name="720" style:display-name="WW8Num6z0" style:family="text" style:name="829">
      <style:text-properties style:text-underline-type="none" style:text-underline-width="auto"/>
    </style:style>
    <style:style style:parent-style-name="720" style:display-name="WW8Num7z0" style:family="text" style:name="830"/>
    <style:style style:parent-style-name="720" style:display-name="WW8Num7z1" style:family="text" style:name="831"/>
    <style:style style:parent-style-name="720" style:display-name="WW8Num7z2" style:family="text" style:name="832"/>
    <style:style style:parent-style-name="720" style:display-name="WW8Num7z3" style:family="text" style:name="833"/>
    <style:style style:parent-style-name="720" style:display-name="WW8Num7z4" style:family="text" style:name="834"/>
    <style:style style:parent-style-name="720" style:display-name="WW8Num7z5" style:family="text" style:name="835"/>
    <style:style style:parent-style-name="720" style:display-name="WW8Num7z6" style:family="text" style:name="836"/>
    <style:style style:parent-style-name="720" style:display-name="WW8Num7z7" style:family="text" style:name="837"/>
    <style:style style:parent-style-name="720" style:display-name="WW8Num7z8" style:family="text" style:name="838"/>
    <style:style style:parent-style-name="720" style:display-name="WW8Num8z0" style:family="text" style:name="839">
      <style:text-properties style:text-underline-type="none" style:text-underline-width="auto"/>
    </style:style>
    <style:style style:parent-style-name="720" style:display-name="WW8Num9z0" style:family="text" style:name="840">
      <style:text-properties fo:font-family="Symbol" style:font-family-complex="Symbol"/>
    </style:style>
    <style:style style:parent-style-name="720" style:display-name="WW8Num9z1" style:family="text" style:name="841">
      <style:text-properties fo:font-family="Courier New" style:font-family-complex="Courier New"/>
    </style:style>
    <style:style style:parent-style-name="720" style:display-name="WW8Num9z2" style:family="text" style:name="842">
      <style:text-properties fo:font-family="Wingdings" style:font-family-complex="Wingdings"/>
    </style:style>
    <style:style style:parent-style-name="720" style:display-name="WW8Num10z0" style:family="text" style:name="843"/>
    <style:style style:parent-style-name="720" style:display-name="WW8Num10z1" style:family="text" style:name="844"/>
    <style:style style:parent-style-name="720" style:display-name="WW8Num10z2" style:family="text" style:name="845"/>
    <style:style style:parent-style-name="720" style:display-name="WW8Num10z3" style:family="text" style:name="846"/>
    <style:style style:parent-style-name="720" style:display-name="WW8Num10z4" style:family="text" style:name="847"/>
    <style:style style:parent-style-name="720" style:display-name="WW8Num10z5" style:family="text" style:name="848"/>
    <style:style style:parent-style-name="720" style:display-name="WW8Num10z6" style:family="text" style:name="849"/>
    <style:style style:parent-style-name="720" style:display-name="WW8Num10z7" style:family="text" style:name="850"/>
    <style:style style:parent-style-name="720" style:display-name="WW8Num10z8" style:family="text" style:name="851"/>
    <style:style style:parent-style-name="720" style:display-name="WW8Num11z0" style:family="text" style:name="852"/>
    <style:style style:parent-style-name="720" style:display-name="WW8Num11z1" style:family="text" style:name="853"/>
    <style:style style:parent-style-name="720" style:display-name="WW8Num11z2" style:family="text" style:name="854"/>
    <style:style style:parent-style-name="720" style:display-name="WW8Num11z3" style:family="text" style:name="855"/>
    <style:style style:parent-style-name="720" style:display-name="WW8Num11z4" style:family="text" style:name="856"/>
    <style:style style:parent-style-name="720" style:display-name="WW8Num11z5" style:family="text" style:name="857"/>
    <style:style style:parent-style-name="720" style:display-name="WW8Num11z6" style:family="text" style:name="858"/>
    <style:style style:parent-style-name="720" style:display-name="WW8Num11z7" style:family="text" style:name="859"/>
    <style:style style:parent-style-name="720" style:display-name="WW8Num11z8" style:family="text" style:name="860"/>
    <style:style style:parent-style-name="720" style:display-name="WW8Num12z0" style:family="text" style:name="861">
      <style:text-properties fo:font-family="Times New Roman" style:font-family-complex="Times New Roman"/>
    </style:style>
    <style:style style:parent-style-name="720" style:display-name="WW8Num12z1" style:family="text" style:name="862"/>
    <style:style style:parent-style-name="720" style:display-name="WW8Num13z0" style:family="text" style:name="863">
      <style:text-properties fo:font-family="Symbol" style:font-family-complex="Symbol"/>
    </style:style>
    <style:style style:parent-style-name="720" style:display-name="WW8Num14z0" style:family="text" style:name="864">
      <style:text-properties fo:font-family="Symbol" style:font-family-complex="Symbol"/>
    </style:style>
    <style:style style:parent-style-name="720" style:display-name="WW8Num14z1" style:family="text" style:name="865">
      <style:text-properties fo:font-family="Courier New" style:font-family-complex="Courier New"/>
    </style:style>
    <style:style style:parent-style-name="720" style:display-name="WW8Num14z2" style:family="text" style:name="866">
      <style:text-properties fo:font-family="Wingdings" style:font-family-complex="Wingdings"/>
    </style:style>
    <style:style style:parent-style-name="720" style:display-name="WW8Num15z0" style:family="text" style:name="867"/>
    <style:style style:parent-style-name="720" style:display-name="WW8Num15z1" style:family="text" style:name="868"/>
    <style:style style:parent-style-name="720" style:display-name="WW8Num15z2" style:family="text" style:name="869"/>
    <style:style style:parent-style-name="720" style:display-name="WW8Num15z3" style:family="text" style:name="870"/>
    <style:style style:parent-style-name="720" style:display-name="WW8Num15z4" style:family="text" style:name="871"/>
    <style:style style:parent-style-name="720" style:display-name="WW8Num15z5" style:family="text" style:name="872"/>
    <style:style style:parent-style-name="720" style:display-name="WW8Num15z6" style:family="text" style:name="873"/>
    <style:style style:parent-style-name="720" style:display-name="WW8Num15z7" style:family="text" style:name="874"/>
    <style:style style:parent-style-name="720" style:display-name="WW8Num15z8" style:family="text" style:name="875"/>
    <style:style style:parent-style-name="720" style:display-name="WW8Num16z0" style:family="text" style:name="876"/>
    <style:style style:parent-style-name="720" style:display-name="WW8Num16z1" style:family="text" style:name="877"/>
    <style:style style:parent-style-name="720" style:display-name="WW8Num16z2" style:family="text" style:name="878"/>
    <style:style style:parent-style-name="720" style:display-name="WW8Num16z3" style:family="text" style:name="879"/>
    <style:style style:parent-style-name="720" style:display-name="WW8Num16z4" style:family="text" style:name="880"/>
    <style:style style:parent-style-name="720" style:display-name="WW8Num16z5" style:family="text" style:name="881"/>
    <style:style style:parent-style-name="720" style:display-name="WW8Num16z6" style:family="text" style:name="882"/>
    <style:style style:parent-style-name="720" style:display-name="WW8Num16z7" style:family="text" style:name="883"/>
    <style:style style:parent-style-name="720" style:display-name="WW8Num16z8" style:family="text" style:name="884"/>
    <style:style style:parent-style-name="720" style:display-name="WW8Num17z0" style:family="text" style:name="885"/>
    <style:style style:parent-style-name="720" style:display-name="WW8Num17z1" style:family="text" style:name="886">
      <style:text-properties fo:color="#000066" fo:font-family="Arial" style:font-family-complex="Arial"/>
    </style:style>
    <style:style style:parent-style-name="720" style:display-name="WW8Num17z2" style:family="text" style:name="887"/>
    <style:style style:parent-style-name="720" style:display-name="WW8Num17z3" style:family="text" style:name="888"/>
    <style:style style:parent-style-name="720" style:display-name="WW8Num17z4" style:family="text" style:name="889"/>
    <style:style style:parent-style-name="720" style:display-name="WW8Num17z5" style:family="text" style:name="890"/>
    <style:style style:parent-style-name="720" style:display-name="WW8Num17z6" style:family="text" style:name="891"/>
    <style:style style:parent-style-name="720" style:display-name="WW8Num17z7" style:family="text" style:name="892"/>
    <style:style style:parent-style-name="720" style:display-name="WW8Num17z8" style:family="text" style:name="893"/>
    <style:style style:parent-style-name="720" style:display-name="Texto simples Caráter" style:family="text" style:name="894">
      <style:text-properties fo:font-family="Courier New" style:font-family-complex="Courier New" fo:language="en" fo:country="US"/>
    </style:style>
    <style:style style:parent-style-name="720" style:display-name="Título Caráter" style:family="text" style:name="895">
      <style:text-properties fo:font-family="Cambria" style:font-family-complex="Cambria" fo:font-size="16pt" fo:font-weight="bold"/>
    </style:style>
    <style:style style:parent-style-name="720" style:display-name="Texto de balão Caráter" style:family="text" style:name="896">
      <style:text-properties fo:font-family="Tahoma" style:font-family-complex="Tahoma" fo:font-size="8pt"/>
    </style:style>
    <style:style style:parent-style-name="720" style:display-name="Rodapé Caráter" style:family="text" style:name="897">
      <style:text-properties/>
    </style:style>
    <style:style style:parent-style-name="720" style:display-name="ListLabel 1" style:family="text" style:name="898"/>
    <style:style style:parent-style-name="720" style:display-name="ListLabel 2" style:family="text" style:name="899"/>
    <style:style style:parent-style-name="720" style:display-name="ListLabel 3" style:family="text" style:name="900"/>
    <style:style style:parent-style-name="720" style:display-name="ListLabel 4" style:family="text" style:name="901"/>
    <style:style style:parent-style-name="720" style:display-name="ListLabel 5" style:family="text" style:name="902"/>
    <style:style style:parent-style-name="720" style:display-name="ListLabel 6" style:family="text" style:name="903"/>
    <style:style style:parent-style-name="720" style:display-name="ListLabel 7" style:family="text" style:name="904"/>
    <style:style style:parent-style-name="720" style:display-name="ListLabel 8" style:family="text" style:name="905"/>
    <style:style style:parent-style-name="720" style:display-name="ListLabel 9" style:family="text" style:name="906"/>
    <style:style style:parent-style-name="720" style:display-name="ListLabel 10" style:family="text" style:name="907">
      <style:text-properties style:font-family-complex="Symbol"/>
    </style:style>
    <style:style style:parent-style-name="720" style:display-name="ListLabel 11" style:family="text" style:name="908">
      <style:text-properties style:font-family-asian="Courier New" style:font-family-complex="Courier New"/>
    </style:style>
    <style:style style:parent-style-name="720" style:display-name="ListLabel 12" style:family="text" style:name="909">
      <style:text-properties style:font-family-asian="Wingdings" style:font-family-complex="Wingdings"/>
    </style:style>
    <style:style style:parent-style-name="720" style:display-name="ListLabel 13" style:family="text" style:name="910">
      <style:text-properties style:font-family-asian="Symbol" style:font-family-complex="Symbol"/>
    </style:style>
    <style:style style:parent-style-name="720" style:display-name="ListLabel 14" style:family="text" style:name="911">
      <style:text-properties style:font-family-asian="Courier New" style:font-family-complex="Courier New"/>
    </style:style>
    <style:style style:parent-style-name="720" style:display-name="ListLabel 15" style:family="text" style:name="912">
      <style:text-properties style:font-family-asian="Wingdings" style:font-family-complex="Wingdings"/>
    </style:style>
    <style:style style:parent-style-name="720" style:display-name="ListLabel 16" style:family="text" style:name="913">
      <style:text-properties style:font-family-asian="Symbol" style:font-family-complex="Symbol"/>
    </style:style>
    <style:style style:parent-style-name="720" style:display-name="ListLabel 17" style:family="text" style:name="914">
      <style:text-properties style:font-family-asian="Courier New" style:font-family-complex="Courier New"/>
    </style:style>
    <style:style style:parent-style-name="720" style:display-name="ListLabel 18" style:family="text" style:name="915">
      <style:text-properties style:font-family-asian="Wingdings" style:font-family-complex="Wingdings"/>
    </style:style>
    <style:style style:parent-style-name="720" style:display-name="ListLabel 19" style:family="text" style:name="916"/>
    <style:style style:parent-style-name="720" style:display-name="ListLabel 20" style:family="text" style:name="917"/>
    <style:style style:parent-style-name="720" style:display-name="ListLabel 21" style:family="text" style:name="918"/>
    <style:style style:parent-style-name="720" style:display-name="ListLabel 22" style:family="text" style:name="919"/>
    <style:style style:parent-style-name="720" style:display-name="ListLabel 23" style:family="text" style:name="920"/>
    <style:style style:parent-style-name="720" style:display-name="ListLabel 24" style:family="text" style:name="921"/>
    <style:style style:parent-style-name="720" style:display-name="ListLabel 25" style:family="text" style:name="922"/>
    <style:style style:parent-style-name="720" style:display-name="ListLabel 26" style:family="text" style:name="923"/>
    <style:style style:parent-style-name="720" style:display-name="ListLabel 27" style:family="text" style:name="924"/>
    <style:style style:parent-style-name="720" style:display-name="ListLabel 28" style:family="text" style:name="925"/>
    <style:style style:parent-style-name="720" style:display-name="ListLabel 29" style:family="text" style:name="926">
      <style:text-properties fo:color="#000066" fo:font-family="Arial" style:font-family-asian="Times New Roman" style:font-family-complex="Arial" fo:font-size="10pt" fo:language="pt" fo:country="PT"/>
    </style:style>
    <style:style style:parent-style-name="720" style:display-name="ListLabel 30" style:family="text" style:name="927"/>
    <style:style style:parent-style-name="720" style:display-name="ListLabel 31" style:family="text" style:name="928"/>
    <style:style style:parent-style-name="720" style:display-name="ListLabel 32" style:family="text" style:name="929"/>
    <style:style style:parent-style-name="720" style:display-name="ListLabel 33" style:family="text" style:name="930"/>
    <style:style style:parent-style-name="720" style:display-name="ListLabel 34" style:family="text" style:name="931"/>
    <style:style style:parent-style-name="720" style:display-name="ListLabel 35" style:family="text" style:name="932"/>
    <style:style style:parent-style-name="720" style:display-name="ListLabel 36" style:family="text" style:name="933"/>
    <style:style style:family="text" style:name="T1">
      <style:text-properties fo:font-family="Symbol" style:font-family-asian="Symbol" style:font-family-complex="Symbol"/>
    </style:style>
    <style:style style:family="text" style:name="T2">
      <style:text-properties fo:font-family="'Courier New'" style:font-family-complex="'Courier New'"/>
    </style:style>
    <style:style style:family="text" style:name="T3">
      <style:text-properties fo:font-family="Wingdings" style:font-family-asian="Wingdings" style:font-family-complex="Wingdings"/>
    </style:style>
    <style:style style:family="text" style:name="T4">
      <style:text-properties fo:font-family="Symbol" style:font-family-asian="Symbol" style:font-family-complex="Symbol"/>
    </style:style>
    <style:style style:family="text" style:name="T5">
      <style:text-properties fo:font-family="'Courier New'" style:font-family-complex="'Courier New'"/>
    </style:style>
    <style:style style:family="text" style:name="T6">
      <style:text-properties fo:font-family="Wingdings" style:font-family-asian="Wingdings" style:font-family-complex="Wingdings"/>
    </style:style>
    <style:style style:family="text" style:name="T7">
      <style:text-properties fo:font-family="Symbol" style:font-family-asian="Symbol" style:font-family-complex="Symbol"/>
    </style:style>
    <style:style style:family="text" style:name="T8">
      <style:text-properties fo:font-family="'Courier New'" style:font-family-complex="'Courier New'"/>
    </style:style>
    <style:style style:family="text" style:name="T9">
      <style:text-properties fo:font-family="Wingdings" style:font-family-asian="Wingdings" style:font-family-complex="Wingdings"/>
    </style:style>
    <text:list-style style:name="WWNum1">
      <text:list-level-style-number text:level="1" style:num-format="1" style:num-suffix=".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2" style:num-format="1" style:num-suffix=".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text:list-tab-stop-position="6.35cm" fo:text-indent="-0.635cm" fo:margin-left="6.35cm"/>
        </style:list-level-properties>
      </text:list-level-style-number>
    </text:list-style>
    <text:list-style style:name="WWNum2">
      <text:list-level-style-bullet text:level="1" text:bullet-char="%1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%2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%3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%4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%5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%6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%7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%8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%9">
        <style:list-level-properties text:list-level-position-and-space-mode="label-alignment">
          <style:list-level-label-alignment fo:margin-left="0cm"/>
        </style:list-level-properties>
      </text:list-level-style-bullet>
    </text:list-style>
    <text:list-style style:name="WWNum3">
      <text:list-level-style-bullet text:level="1" text:style-name="T1" text:bullet-char="">
        <style:list-level-properties text:list-level-position-and-space-mode="label-alignment">
          <style:list-level-label-alignment fo:text-indent="-0.635cm" fo:margin-left="0.635cm"/>
        </style:list-level-properties>
        <style:text-properties fo:font-family="Symbol" style:font-family-asian="Symbol" style:font-family-complex="Symbol"/>
      </text:list-level-style-bullet>
      <text:list-level-style-bullet text:level="2" text:style-name="T2" text:bullet-char="o">
        <style:list-level-properties text:list-level-position-and-space-mode="label-alignment">
          <style:list-level-label-alignment fo:text-indent="-0.635cm" fo:margin-left="2.54cm"/>
        </style:list-level-properties>
        <style:text-properties fo:font-family="'Courier New'" style:font-family-complex="'Courier New'"/>
      </text:list-level-style-bullet>
      <text:list-level-style-bullet text:level="3" text:style-name="T3" text:bullet-char="§">
        <style:list-level-properties text:list-level-position-and-space-mode="label-alignment">
          <style:list-level-label-alignment fo:text-indent="-0.635cm" fo:margin-left="3.81cm"/>
        </style:list-level-properties>
        <style:text-properties fo:font-family="Wingdings" style:font-family-asian="Wingdings" style:font-family-complex="Wingdings"/>
      </text:list-level-style-bullet>
      <text:list-level-style-bullet text:level="4" text:style-name="T4" text:bullet-char="·">
        <style:list-level-properties text:list-level-position-and-space-mode="label-alignment">
          <style:list-level-label-alignment fo:text-indent="-0.635cm" fo:margin-left="5.08cm"/>
        </style:list-level-properties>
        <style:text-properties fo:font-family="Symbol" style:font-family-asian="Symbol" style:font-family-complex="Symbol"/>
      </text:list-level-style-bullet>
      <text:list-level-style-bullet text:level="5" text:style-name="T5" text:bullet-char="o">
        <style:list-level-properties text:list-level-position-and-space-mode="label-alignment">
          <style:list-level-label-alignment fo:text-indent="-0.635cm" fo:margin-left="6.35cm"/>
        </style:list-level-properties>
        <style:text-properties fo:font-family="'Courier New'" style:font-family-complex="'Courier New'"/>
      </text:list-level-style-bullet>
      <text:list-level-style-bullet text:level="6" text:style-name="T6" text:bullet-char="§">
        <style:list-level-properties text:list-level-position-and-space-mode="label-alignment">
          <style:list-level-label-alignment fo:text-indent="-0.635cm" fo:margin-left="7.62cm"/>
        </style:list-level-properties>
        <style:text-properties fo:font-family="Wingdings" style:font-family-asian="Wingdings" style:font-family-complex="Wingdings"/>
      </text:list-level-style-bullet>
      <text:list-level-style-bullet text:level="7" text:style-name="T7" text:bullet-char="·">
        <style:list-level-properties text:list-level-position-and-space-mode="label-alignment">
          <style:list-level-label-alignment fo:text-indent="-0.635cm" fo:margin-left="8.891cm"/>
        </style:list-level-properties>
        <style:text-properties fo:font-family="Symbol" style:font-family-asian="Symbol" style:font-family-complex="Symbol"/>
      </text:list-level-style-bullet>
      <text:list-level-style-bullet text:level="8" text:style-name="T8" text:bullet-char="o">
        <style:list-level-properties text:list-level-position-and-space-mode="label-alignment">
          <style:list-level-label-alignment fo:text-indent="-0.635cm" fo:margin-left="10.16cm"/>
        </style:list-level-properties>
        <style:text-properties fo:font-family="'Courier New'" style:font-family-complex="'Courier New'"/>
      </text:list-level-style-bullet>
      <text:list-level-style-bullet text:level="9" text:style-name="T9" text:bullet-char="§">
        <style:list-level-properties text:list-level-position-and-space-mode="label-alignment">
          <style:list-level-label-alignment fo:text-indent="-0.635cm" fo:margin-left="11.43cm"/>
        </style:list-level-properties>
        <style:text-properties fo:font-family="Wingdings" style:font-family-asian="Wingdings" style:font-family-complex="Wingdings"/>
      </text:list-level-style-bullet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text:list-tab-stop-position="0.635cm" fo:text-indent="-0.635cm" fo:margin-left="0.63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number text:level="4" style:num-format="1" style:num-prefix="(" style:num-suffix=")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5" style:num-format="a" style:num-letter-sync="true" style:num-prefix="(" style:num-suffix=")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6" style:num-format="i" style:num-prefix="(" style:num-suffix=")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</text:list-style>
    <text:list-style style:name="WWNum5">
      <text:list-level-style-number text:level="1" style:num-format="a" style:num-letter-sync="true" style:num-suffix=")">
        <style:list-level-properties text:list-level-position-and-space-mode="label-alignment">
          <style:list-level-label-alignment text:list-tab-stop-position="0.635cm" fo:text-indent="-0.635cm" fo:margin-left="0.635cm"/>
        </style:list-level-properties>
      </text:list-level-style-number>
      <text:list-level-style-number text:level="2" style:num-format="a" style:num-letter-sync="true" style:num-suffix=")">
        <style:list-level-properties text:list-level-position-and-space-mode="label-alignment">
          <style:list-level-label-alignment text:list-tab-stop-position="1.27cm" fo:text-indent="-0.635cm" fo:margin-left="1.27cm"/>
        </style:list-level-properties>
      </text:list-level-style-number>
      <text:list-level-style-number text:level="3" style:num-format="i" style:num-suffix=")">
        <style:list-level-properties text:list-level-position-and-space-mode="label-alignment">
          <style:list-level-label-alignment text:list-tab-stop-position="1.905cm" fo:text-indent="-0.635cm" fo:margin-left="1.905cm"/>
        </style:list-level-properties>
      </text:list-level-style-number>
      <text:list-level-style-number text:level="4" style:num-format="1" style:num-prefix="(" style:num-suffix=")">
        <style:list-level-properties text:list-level-position-and-space-mode="label-alignment">
          <style:list-level-label-alignment text:list-tab-stop-position="2.54cm" fo:text-indent="-0.635cm" fo:margin-left="2.54cm"/>
        </style:list-level-properties>
      </text:list-level-style-number>
      <text:list-level-style-number text:level="5" style:num-format="a" style:num-letter-sync="true" style:num-prefix="(" style:num-suffix=")">
        <style:list-level-properties text:list-level-position-and-space-mode="label-alignment">
          <style:list-level-label-alignment text:list-tab-stop-position="3.175cm" fo:text-indent="-0.635cm" fo:margin-left="3.175cm"/>
        </style:list-level-properties>
      </text:list-level-style-number>
      <text:list-level-style-number text:level="6" style:num-format="i" style:num-prefix="(" style:num-suffix=")">
        <style:list-level-properties text:list-level-position-and-space-mode="label-alignment">
          <style:list-level-label-alignment text:list-tab-stop-position="3.81cm" fo:text-indent="-0.635cm" fo:margin-left="3.8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text:list-tab-stop-position="4.445cm" fo:text-indent="-0.635cm" fo:margin-left="4.445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text:list-tab-stop-position="5.08cm" fo:text-indent="-0.635cm" fo:margin-left="5.08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text:list-tab-stop-position="5.715cm" fo:text-indent="-0.635cm" fo:margin-left="5.715cm"/>
        </style:list-level-properties>
      </text:list-level-style-number>
    </text:list-style>
    <text:list-style style:name="WWNum6">
      <text:list-level-style-bullet text:level="1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2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3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4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5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6" text:bullet-char="§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7" text:bullet-char="·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8" text:bullet-char="o">
        <style:list-level-properties text:list-level-position-and-space-mode="label-alignment">
          <style:list-level-label-alignment fo:margin-left="0cm"/>
        </style:list-level-properties>
      </text:list-level-style-bullet>
      <text:list-level-style-bullet text:level="9" text:bullet-char="§">
        <style:list-level-properties text:list-level-position-and-space-mode="label-alignment">
          <style:list-level-label-alignment fo:margin-left="0cm"/>
        </style:list-level-properties>
      </text:list-level-style-bullet>
    </text:list-style>
  </office:styles>
  <office:automatic-styles>
    <style:page-layout style:name="Mpm1">
      <style:page-layout-properties fo:page-width="21cm" fo:page-height="29.7cm" style:print-orientation="portrait" fo:margin-left="1.501cm" fo:margin-right="2.498cm" fo:margin-top="1.501cm" fo:margin-bottom="1.501cm"/>
      <style:header-style>
        <style:header-footer-properties svg:height="1cm" fo:min-height="1cm"/>
      </style:header-style>
      <style:footer-style>
        <style:header-footer-properties svg:height="1cm" fo:min-height="1cm"/>
      </style:footer-style>
    </style:page-layout>
    <style:page-layout style:name="Mpm2">
      <style:page-layout-properties fo:page-width="21cm" fo:page-height="29.7cm" style:print-orientation="portrait" fo:margin-left="1.501cm" fo:margin-right="2.498cm" fo:margin-top="1.501cm" fo:margin-bottom="1.501cm"/>
      <style:header-style>
        <style:header-footer-properties svg:height="1cm" fo:min-height="1cm"/>
      </style:header-style>
      <style:footer-style>
        <style:header-footer-properties svg:height="1cm" fo:min-height="1cm"/>
      </style:footer-style>
    </style:page-layout>
    <style:style style:family="table" style:name="ta1">
      <style:table-properties style:width="12.58cm" fo:margin-left="0cm" table:align="center"/>
    </style:style>
    <style:style style:family="table-column" style:name="co1">
      <style:table-column-properties style:column-width="12.58cm"/>
    </style:style>
    <style:style style:family="table-row" style:name="ro1">
      <style:table-row-properties style:min-row-height="1.258cm"/>
    </style:style>
    <style:style style:family="table-cell" style:name="ce1">
      <style:table-cell-properties style:direction="ltr" fo:border="none" fo:padding-top="0cm" fo:padding-bottom="0cm" fo:padding-left="0.1235cm" fo:padding-right="0.1235cm" fo:wrap-option="wrap"/>
    </style:style>
    <style:style style:parent-style-name="751" style:family="paragraph" style:name="P60">
      <style:text-properties/>
      <style:paragraph-properties fo:margin-top="0pt" fo:margin-bottom="0pt"/>
    </style:style>
    <style:style style:parent-style-name="Graphics" style:family="graphic" style:name="gr3">
      <style:graphic-properties draw:image-opacity="100%" style:repeat="stretch" fo:clip="rect(4.62459cm, -0.000680773cm, 4.78774cm, -0.00136155cm)" style:wrap="run-through" fo:margin-left="0cm" fo:margin-right="0cm" fo:margin-top="0cm" fo:margin-bottom="0cm" style:vertical-pos="middle" style:vertical-rel="baseline" fo:background-color="transparent"/>
    </style:style>
    <style:style style:family="paragraph" style:name="P61">
      <style:paragraph-properties/>
    </style:style>
    <style:style style:parent-style-name="758" style:family="paragraph" style:name="P62">
      <style:paragraph-properties/>
    </style:style>
    <style:style style:parent-style-name="757" style:family="paragraph" style:name="P63">
      <style:text-properties/>
      <style:paragraph-properties fo:text-align="right"/>
    </style:style>
    <style:style style:family="text" style:name="T182">
      <style:text-properties fo:font-family="Calibri" style:font-family-complex="Calibri" fo:font-size="8pt"/>
    </style:style>
    <style:style style:family="table" style:name="ta2">
      <style:table-properties style:width="17.38cm" fo:margin-left="-0.1905cm" table:align="left"/>
    </style:style>
    <style:style style:family="table-column" style:name="co2">
      <style:table-column-properties style:column-width="8.712cm"/>
    </style:style>
    <style:style style:family="table-column" style:name="co3">
      <style:table-column-properties style:column-width="8.67cm"/>
    </style:style>
    <style:style style:family="table-row" style:name="ro2">
      <style:table-row-properties/>
    </style:style>
    <style:style style:family="table-cell" style:name="ce2">
      <style:table-cell-properties style:direction="ltr" fo:border="none" fo:padding-top="0cm" fo:padding-bottom="0cm" fo:padding-left="0.1905cm" fo:padding-right="0.1905cm" fo:wrap-option="wrap"/>
    </style:style>
    <style:style style:parent-style-name="757" style:family="paragraph" style:name="P64">
      <style:paragraph-properties fo:text-align="left" fo:margin-top="3pt" fo:margin-bottom="0pt"/>
    </style:style>
    <style:style style:family="text" style:name="T183">
      <style:text-properties fo:font-family="Calibri" style:font-family-complex="Calibri" fo:font-size="8pt"/>
    </style:style>
    <style:style style:family="table-cell" style:name="ce3">
      <style:table-cell-properties style:direction="ltr" fo:border="none" fo:padding-top="0cm" fo:padding-bottom="0cm" fo:padding-left="0.1905cm" fo:padding-right="0.1905cm" fo:wrap-option="wrap"/>
    </style:style>
    <style:style style:parent-style-name="757" style:family="paragraph" style:name="P65">
      <style:text-properties/>
      <style:paragraph-properties fo:text-align="right" fo:margin-top="3pt" fo:margin-bottom="0pt"/>
    </style:style>
    <style:style style:family="text" style:name="T184">
      <style:text-properties fo:font-family="Calibri" style:font-family-complex="Calibri" fo:font-size="8pt"/>
    </style:style>
    <style:style style:family="table-row" style:name="ro3">
      <style:table-row-properties/>
    </style:style>
    <style:style style:family="table-cell" style:name="ce4">
      <style:table-cell-properties style:direction="ltr" fo:border="none" fo:padding-top="0cm" fo:padding-bottom="0cm" fo:padding-left="0.1905cm" fo:padding-right="0.1905cm" fo:wrap-option="wrap"/>
    </style:style>
    <style:style style:parent-style-name="757" style:family="paragraph" style:name="P66">
      <style:paragraph-properties fo:text-align="left" fo:margin-top="3pt" fo:margin-bottom="0pt"/>
    </style:style>
    <style:style style:family="text" style:name="T185">
      <style:text-properties fo:font-family="Calibri" style:font-family-complex="Calibri" fo:font-size="8pt"/>
    </style:style>
    <style:style style:family="table-cell" style:name="ce5">
      <style:table-cell-properties style:direction="ltr" fo:border="none" fo:padding-top="0cm" fo:padding-bottom="0cm" fo:padding-left="0.1905cm" fo:padding-right="0.1905cm" fo:wrap-option="wrap"/>
    </style:style>
    <style:style style:parent-style-name="757" style:family="paragraph" style:name="P67">
      <style:paragraph-properties fo:text-align="right" fo:margin-top="3pt" fo:margin-bottom="0pt"/>
    </style:style>
    <style:style style:family="text" style:name="T186">
      <style:text-properties fo:font-family="Calibri" style:font-family-complex="Calibri" fo:font-size="9pt"/>
    </style:style>
    <style:style style:family="text" style:name="T187">
      <style:text-properties fo:font-family="Calibri" style:font-family-complex="Calibri" fo:font-size="9pt" fo:font-weight="bold"/>
    </style:style>
    <style:style style:family="text" style:name="T188">
      <style:text-properties fo:font-family="Calibri" style:font-family-complex="Calibri" fo:font-size="9pt"/>
    </style:style>
    <style:style style:family="text" style:name="T189">
      <style:text-properties fo:font-family="Calibri" style:font-family-complex="Calibri" fo:font-size="9pt" fo:font-weight="bold"/>
    </style:style>
    <style:style style:parent-style-name="757" style:family="paragraph" style:name="P68">
      <style:paragraph-properties/>
    </style:style>
    <style:style style:parent-style-name="757" style:family="paragraph" style:name="P69">
      <style:text-properties/>
      <style:paragraph-properties/>
    </style:style>
    <style:style style:family="text" style:name="T190">
      <style:text-properties fo:font-size="1pt"/>
    </style:style>
    <style:style style:family="table" style:name="ta4">
      <style:table-properties style:width="12.58cm" fo:margin-left="0cm" table:align="center"/>
    </style:style>
    <style:style style:family="table-column" style:name="co37">
      <style:table-column-properties style:column-width="12.58cm"/>
    </style:style>
    <style:style style:family="table-row" style:name="ro5">
      <style:table-row-properties style:min-row-height="1.258cm"/>
    </style:style>
    <style:style style:family="table-cell" style:name="ce7">
      <style:table-cell-properties style:direction="ltr" fo:border="none" fo:padding-top="0cm" fo:padding-bottom="0cm" fo:padding-left="0.1235cm" fo:padding-right="0.1235cm" fo:wrap-option="wrap"/>
    </style:style>
    <style:style style:parent-style-name="751" style:family="paragraph" style:name="P71">
      <style:text-properties/>
      <style:paragraph-properties fo:margin-top="0pt" fo:margin-bottom="0pt"/>
    </style:style>
    <style:style style:parent-style-name="Graphics" style:family="graphic" style:name="gr4">
      <style:graphic-properties draw:image-opacity="100%" style:repeat="stretch" fo:clip="rect(4.62459cm, -0.000680773cm, 4.78774cm, -0.00136155cm)" style:wrap="run-through" fo:margin-left="0cm" fo:margin-right="0cm" fo:margin-top="0cm" fo:margin-bottom="0cm" style:vertical-pos="middle" style:vertical-rel="baseline" fo:background-color="transparent"/>
    </style:style>
    <style:style style:parent-style-name="758" style:family="paragraph" style:name="P72">
      <style:paragraph-properties/>
    </style:style>
    <style:style style:parent-style-name="757" style:family="paragraph" style:name="P73">
      <style:text-properties/>
      <style:paragraph-properties fo:text-align="right"/>
    </style:style>
    <style:style style:family="text" style:name="T191">
      <style:text-properties fo:font-family="Calibri" style:font-family-complex="Calibri" fo:font-size="8pt"/>
    </style:style>
    <style:style style:family="table" style:name="ta5">
      <style:table-properties style:width="17.38cm" fo:margin-left="-0.1905cm" table:align="left"/>
    </style:style>
    <style:style style:family="table-column" style:name="co38">
      <style:table-column-properties style:column-width="8.712cm"/>
    </style:style>
    <style:style style:family="table-column" style:name="co39">
      <style:table-column-properties style:column-width="8.67cm"/>
    </style:style>
    <style:style style:family="table-row" style:name="ro6">
      <style:table-row-properties/>
    </style:style>
    <style:style style:family="table-cell" style:name="ce8">
      <style:table-cell-properties style:direction="ltr" fo:border="none" fo:padding-top="0cm" fo:padding-bottom="0cm" fo:padding-left="0.1905cm" fo:padding-right="0.1905cm" fo:wrap-option="wrap"/>
    </style:style>
    <style:style style:parent-style-name="757" style:family="paragraph" style:name="P74">
      <style:paragraph-properties fo:text-align="left" fo:margin-top="3pt" fo:margin-bottom="0pt"/>
    </style:style>
    <style:style style:family="text" style:name="T192">
      <style:text-properties fo:font-family="Calibri" style:font-family-complex="Calibri" fo:font-size="8pt"/>
    </style:style>
    <style:style style:family="table-cell" style:name="ce9">
      <style:table-cell-properties style:direction="ltr" fo:border="none" fo:padding-top="0cm" fo:padding-bottom="0cm" fo:padding-left="0.1905cm" fo:padding-right="0.1905cm" fo:wrap-option="wrap"/>
    </style:style>
    <style:style style:parent-style-name="757" style:family="paragraph" style:name="P75">
      <style:text-properties/>
      <style:paragraph-properties fo:text-align="right" fo:margin-top="3pt" fo:margin-bottom="0pt"/>
    </style:style>
    <style:style style:family="text" style:name="T193">
      <style:text-properties fo:font-family="Calibri" style:font-family-complex="Calibri" fo:font-size="8pt"/>
    </style:style>
    <style:style style:family="table-row" style:name="ro7">
      <style:table-row-properties/>
    </style:style>
    <style:style style:family="table-cell" style:name="ce10">
      <style:table-cell-properties style:direction="ltr" fo:border="none" fo:padding-top="0cm" fo:padding-bottom="0cm" fo:padding-left="0.1905cm" fo:padding-right="0.1905cm" fo:wrap-option="wrap"/>
    </style:style>
    <style:style style:parent-style-name="757" style:family="paragraph" style:name="P76">
      <style:paragraph-properties fo:text-align="left" fo:margin-top="3pt" fo:margin-bottom="0pt"/>
    </style:style>
    <style:style style:family="text" style:name="T194">
      <style:text-properties fo:font-family="Calibri" style:font-family-complex="Calibri" fo:font-size="8pt"/>
    </style:style>
    <style:style style:family="table-cell" style:name="ce11">
      <style:table-cell-properties style:direction="ltr" fo:border="none" fo:padding-top="0cm" fo:padding-bottom="0cm" fo:padding-left="0.1905cm" fo:padding-right="0.1905cm" fo:wrap-option="wrap"/>
    </style:style>
    <style:style style:parent-style-name="757" style:family="paragraph" style:name="P77">
      <style:paragraph-properties fo:text-align="right" fo:margin-top="3pt" fo:margin-bottom="0pt"/>
    </style:style>
    <style:style style:family="text" style:name="T195">
      <style:text-properties fo:font-family="Calibri" style:font-family-complex="Calibri" fo:font-size="9pt"/>
    </style:style>
    <style:style style:family="text" style:name="T196">
      <style:text-properties fo:font-family="Calibri" style:font-family-complex="Calibri" fo:font-size="9pt" fo:font-weight="bold"/>
    </style:style>
    <style:style style:family="text" style:name="T197">
      <style:text-properties fo:font-family="Calibri" style:font-family-complex="Calibri" fo:font-size="9pt"/>
    </style:style>
    <style:style style:family="text" style:name="T198">
      <style:text-properties fo:font-family="Calibri" style:font-family-complex="Calibri" fo:font-size="9pt" fo:font-weight="bold"/>
    </style:style>
    <style:style style:parent-style-name="757" style:family="paragraph" style:name="P78">
      <style:paragraph-properties/>
    </style:style>
    <style:style style:parent-style-name="757" style:family="paragraph" style:name="P79">
      <style:text-properties/>
      <style:paragraph-properties/>
    </style:style>
    <style:style style:family="text" style:name="T199">
      <style:text-properties fo:font-size="1pt"/>
    </style:style>
  </office:automatic-styles>
  <office:master-styles>
    <style:master-page style:name="Standard" style:page-layout-name="Mpm1">
      <style:footer>
        <text:p text:style-name="P63"><text:span text:style-name="T182"/><text:span/></text:p>
        <table:table table:style-name="ta2">
          <table:table-columns>
            <table:table-column table:style-name="co2"/>
            <table:table-column table:style-name="co3"/>
          </table:table-columns>
          <table:table-row table:style-name="ro2">
            <table:table-cell table:style-name="ce2">
              <text:p text:style-name="P64"><text:span text:style-name="T183">INSTITUTO POLITÉCNICO DO CÁVADO E DO AVE</text:span><text:span/></text:p>
            </table:table-cell>
            <table:table-cell table:style-name="ce3">
              <text:p text:style-name="P65"><text:span text:style-name="T184"/><text:span/></text:p>
            </table:table-cell>
          </table:table-row>
          <table:table-row table:style-name="ro3">
            <table:table-cell table:style-name="ce4">
              <text:p text:style-name="P66"><text:span text:style-name="T185">ESCOLA SUPERIOR DE TECNOLOGIA</text:span><text:span/></text:p>
            </table:table-cell>
            <table:table-cell table:style-name="ce5">
              <text:p text:style-name="P67"><text:span text:style-name="T186">Página </text:span><text:span/><text:span/><text:span/><text:page-number text:select-page="current"><text:span text:style-name="T187">2</text:span><text:span/></text:page-number><text:span text:style-name="T188"> de </text:span><text:span/><text:span/><text:span/><text:page-count><text:span text:style-name="T189">3</text:span><text:span/></text:page-count><text:span/></text:p>
            </table:table-cell>
          </table:table-row>
        </table:table>
        <text:p text:style-name="P68"><text:span/><text:span/></text:p>
        <text:p text:style-name="P69"><text:span text:style-name="T190"/><text:span/></text:p>
      </style:footer>
      <style:header>
        <table:table table:style-name="ta1">
          <table:table-columns>
            <table:table-column table:style-name="co1"/>
          </table:table-columns>
          <table:table-row table:style-name="ro1">
            <table:table-cell table:style-name="ce1">
              <text:list>
                <text:list-item>
                  <text:h text:outline-level="2" text:restart-numbering="0" text:is-list-header="0" text:style-name="P60"><text:span/><draw:frame draw:name="Image2" draw:style-name="gr3" text:anchor-type="as-char" svg:width="5.644cm" svg:height="2.2cm" svg:x="0cm" svg:y="0cm"><draw:image xlink:href="Pictures/image1.jpg" xlink:type="simple" xlink:show="embed" xlink:actuate="onLoad"/></draw:frame><text:span/></text:h>
                </text:list-item>
              </text:list>
              <text:p text:style-name="P61"><text:span/><text:span/></text:p>
            </table:table-cell>
          </table:table-row>
        </table:table>
        <text:p text:style-name="P62"><text:span/><text:span/></text:p>
      </style:header>
    </style:master-page>
    <style:master-page style:name="MasterPage2" style:page-layout-name="Mpm2">
      <style:footer>
        <text:p text:style-name="P73"><text:span text:style-name="T191"/><text:span/></text:p>
        <table:table table:style-name="ta5">
          <table:table-columns>
            <table:table-column table:style-name="co38"/>
            <table:table-column table:style-name="co39"/>
          </table:table-columns>
          <table:table-row table:style-name="ro6">
            <table:table-cell table:style-name="ce8">
              <text:p text:style-name="P74"><text:span text:style-name="T192">INSTITUTO POLITÉCNICO DO CÁVADO E DO AVE</text:span><text:span/></text:p>
            </table:table-cell>
            <table:table-cell table:style-name="ce9">
              <text:p text:style-name="P75"><text:span text:style-name="T193"/><text:span/></text:p>
            </table:table-cell>
          </table:table-row>
          <table:table-row table:style-name="ro7">
            <table:table-cell table:style-name="ce10">
              <text:p text:style-name="P76"><text:span text:style-name="T194">ESCOLA SUPERIOR DE TECNOLOGIA</text:span><text:span/></text:p>
            </table:table-cell>
            <table:table-cell table:style-name="ce11">
              <text:p text:style-name="P77"><text:span text:style-name="T195">Página </text:span><text:span/><text:span/><text:span/><text:page-number text:select-page="current"><text:span text:style-name="T196">2</text:span><text:span/></text:page-number><text:span text:style-name="T197"> de </text:span><text:span/><text:span/><text:span/><text:page-count><text:span text:style-name="T198">3</text:span><text:span/></text:page-count><text:span/></text:p>
            </table:table-cell>
          </table:table-row>
        </table:table>
        <text:p text:style-name="P78"><text:span/><text:span/></text:p>
        <text:p text:style-name="P79"><text:span text:style-name="T199"/><text:span/></text:p>
      </style:footer>
      <style:header>
        <table:table table:style-name="ta4">
          <table:table-columns>
            <table:table-column table:style-name="co37"/>
          </table:table-columns>
          <table:table-row table:style-name="ro5">
            <table:table-cell table:style-name="ce7">
              <text:list>
                <text:list-item>
                  <text:h text:outline-level="2" text:restart-numbering="0" text:is-list-header="0" text:style-name="P71"><text:span/><draw:frame draw:name="Image2" draw:style-name="gr4" text:anchor-type="as-char" svg:width="5.644cm" svg:height="2.2cm" svg:x="0cm" svg:y="0cm"><draw:image xlink:href="Pictures/image1.jpg" xlink:type="simple" xlink:show="embed" xlink:actuate="onLoad"/></draw:frame><text:span/></text:h>
                </text:list-item>
              </text:list>
              <text:p><text:span/><text:span/></text:p>
            </table:table-cell>
          </table:table-row>
        </table:table>
        <text:p text:style-name="P72"><text:span/><text:span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2.1.36</meta:generator>
    <meta:initial-creator/>
    <meta:creation-date/>
    <meta:editing-cycles/>
    <meta:editing-duration/>
    <dc:date/>
    <dc:creator/>
    <meta:document-statistic/>
  </office:meta>
</office:document-meta>
</file>